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3.921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104cm"/>
    </style:style>
    <style:style style:name="co13" style:family="table-column">
      <style:table-column-properties fo:break-before="auto" style:column-width="2.949cm"/>
    </style:style>
    <style:style style:name="co14" style:family="table-column">
      <style:table-column-properties fo:break-before="auto" style:column-width="2.704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3.657cm"/>
    </style:style>
    <style:style style:name="co20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./l arq.tr 8 8 1024 4 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race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TTM</text:p>
          </table:table-cell>
          <table:table-cell table:style-name="ce1" office:value-type="string" calcext:value-type="string">
            <text:p>PROMOTE_VALUE</text:p>
          </table:table-cell>
          <table:table-cell table:style-name="ce1" office:value-type="string" calcext:value-type="string">
            <text:p>DEMOTE_VALU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t2020-01-191758.nvt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set2020-01-191847.nv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F13]*[.E13]*[.D13]*[.C13]*[.B13]" office:value-type="float" office:value="324" calcext:value-type="float">
            <text:p>324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formula="of:=[.G1]*[.F1]*[.E1]*[.D1]*[.C1]*[.B1]" office:value-type="float" office:value="1620" calcext:value-type="float">
            <text:p>1620</text:p>
          </table:table-cell>
        </table:table-row>
        <table:table-row table:style-name="ro1">
          <table:table-cell/>
          <table:table-cell table:style-name="ce1" office:value-type="string" calcext:value-type="string">
            <text:p>trace</text:p>
          </table:table-cell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counter</text:p>
          </table:table-cell>
          <table:table-cell table:style-name="ce2" office:value-type="string" calcext:value-type="string">
            <text:p>TTM</text:p>
          </table:table-cell>
          <table:table-cell table:style-name="ce2" office:value-type="string" calcext:value-type="string">
            <text:p>PROMOTE_VALUE</text:p>
          </table:table-cell>
          <table:table-cell table:style-name="ce2" office:value-type="string" calcext:value-type="string">
            <text:p>DEMOTE_VAL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ypeset2020-01-191847.nv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2]&amp;&quot; &quot;&amp;[.C12]&amp;&quot; &quot;&amp;[.D12]&amp;&quot; &quot;&amp;[.E12]&amp;&quot; &quot;&amp;[.F12]&amp;&quot; &quot;&amp;[.G12]&amp;&quot; &gt;&gt; &quot;&amp;[.B12]&amp;&quot;.csv; echo &quot;&amp;[.A12]" office:value-type="string" office:string-value="./l input/typeset2020-01-191847.nvt 16 16 1024 5 5 &gt;&gt; typeset2020-01-191847.nvt.csv; echo 1" calcext:value-type="string">
            <text:p>./l input/typeset2020-01-191847.nvt 16 16 1024 5 5 &gt;&gt; typeset2020-01-191847.nvt.csv; ech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3]&amp;&quot; &quot;&amp;[.C13]&amp;&quot; &quot;&amp;[.D13]&amp;&quot; &quot;&amp;[.E13]&amp;&quot; &quot;&amp;[.F13]&amp;&quot; &quot;&amp;[.G13]&amp;&quot; &gt;&gt; &quot;&amp;[.B13]&amp;&quot;.csv; echo &quot;&amp;[.A13]" office:value-type="string" office:string-value="./l input/typeset2020-01-191847.nvt 32 16 1024 5 5 &gt;&gt; typeset2020-01-191847.nvt.csv; echo 2" calcext:value-type="string">
            <text:p>./l input/typeset2020-01-191847.nvt 32 16 1024 5 5 &gt;&gt; typeset2020-01-191847.nvt.csv; echo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4]&amp;&quot; &quot;&amp;[.C14]&amp;&quot; &quot;&amp;[.D14]&amp;&quot; &quot;&amp;[.E14]&amp;&quot; &quot;&amp;[.F14]&amp;&quot; &quot;&amp;[.G14]&amp;&quot; &gt;&gt; &quot;&amp;[.B14]&amp;&quot;.csv; echo &quot;&amp;[.A14]" office:value-type="string" office:string-value="./l input/typeset2020-01-191847.nvt 64 16 1024 5 5 &gt;&gt; typeset2020-01-191847.nvt.csv; echo 3" calcext:value-type="string">
            <text:p>./l input/typeset2020-01-191847.nvt 64 16 1024 5 5 &gt;&gt; typeset2020-01-191847.nvt.csv; echo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5]&amp;&quot; &quot;&amp;[.C15]&amp;&quot; &quot;&amp;[.D15]&amp;&quot; &quot;&amp;[.E15]&amp;&quot; &quot;&amp;[.F15]&amp;&quot; &quot;&amp;[.G15]&amp;&quot; &gt;&gt; &quot;&amp;[.B15]&amp;&quot;.csv; echo &quot;&amp;[.A15]" office:value-type="string" office:string-value="./l input/typeset2020-01-191847.nvt 128 16 1024 5 5 &gt;&gt; typeset2020-01-191847.nvt.csv; echo 4" calcext:value-type="string">
            <text:p>./l input/typeset2020-01-191847.nvt 128 16 1024 5 5 &gt;&gt; typeset2020-01-191847.nvt.csv; ech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6]&amp;&quot; &quot;&amp;[.C16]&amp;&quot; &quot;&amp;[.D16]&amp;&quot; &quot;&amp;[.E16]&amp;&quot; &quot;&amp;[.F16]&amp;&quot; &quot;&amp;[.G16]&amp;&quot; &gt;&gt; &quot;&amp;[.B16]&amp;&quot;.csv; echo &quot;&amp;[.A16]" office:value-type="string" office:string-value="./l input/typeset2020-01-191847.nvt 16 32 1024 5 5 &gt;&gt; typeset2020-01-191847.nvt.csv; echo 5" calcext:value-type="string">
            <text:p>./l input/typeset2020-01-191847.nvt 16 32 1024 5 5 &gt;&gt; typeset2020-01-191847.nvt.csv; echo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7]&amp;&quot; &quot;&amp;[.C17]&amp;&quot; &quot;&amp;[.D17]&amp;&quot; &quot;&amp;[.E17]&amp;&quot; &quot;&amp;[.F17]&amp;&quot; &quot;&amp;[.G17]&amp;&quot; &gt;&gt; &quot;&amp;[.B17]&amp;&quot;.csv; echo &quot;&amp;[.A17]" office:value-type="string" office:string-value="./l input/typeset2020-01-191847.nvt 32 32 1024 5 5 &gt;&gt; typeset2020-01-191847.nvt.csv; echo 6" calcext:value-type="string">
            <text:p>./l input/typeset2020-01-191847.nvt 32 32 1024 5 5 &gt;&gt; typeset2020-01-191847.nvt.csv; echo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8]&amp;&quot; &quot;&amp;[.C18]&amp;&quot; &quot;&amp;[.D18]&amp;&quot; &quot;&amp;[.E18]&amp;&quot; &quot;&amp;[.F18]&amp;&quot; &quot;&amp;[.G18]&amp;&quot; &gt;&gt; &quot;&amp;[.B18]&amp;&quot;.csv; echo &quot;&amp;[.A18]" office:value-type="string" office:string-value="./l input/typeset2020-01-191847.nvt 64 32 1024 5 5 &gt;&gt; typeset2020-01-191847.nvt.csv; echo 7" calcext:value-type="string">
            <text:p>./l input/typeset2020-01-191847.nvt 64 32 1024 5 5 &gt;&gt; typeset2020-01-191847.nvt.csv; echo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9]&amp;&quot; &quot;&amp;[.C19]&amp;&quot; &quot;&amp;[.D19]&amp;&quot; &quot;&amp;[.E19]&amp;&quot; &quot;&amp;[.F19]&amp;&quot; &quot;&amp;[.G19]&amp;&quot; &gt;&gt; &quot;&amp;[.B19]&amp;&quot;.csv; echo &quot;&amp;[.A19]" office:value-type="string" office:string-value="./l input/typeset2020-01-191847.nvt 128 32 1024 5 5 &gt;&gt; typeset2020-01-191847.nvt.csv; echo 8" calcext:value-type="string">
            <text:p>./l input/typeset2020-01-191847.nvt 128 32 1024 5 5 &gt;&gt; typeset2020-01-191847.nvt.csv; echo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0]&amp;&quot; &quot;&amp;[.C20]&amp;&quot; &quot;&amp;[.D20]&amp;&quot; &quot;&amp;[.E20]&amp;&quot; &quot;&amp;[.F20]&amp;&quot; &quot;&amp;[.G20]&amp;&quot; &gt;&gt; &quot;&amp;[.B20]&amp;&quot;.csv; echo &quot;&amp;[.A20]" office:value-type="string" office:string-value="./l input/typeset2020-01-191847.nvt 16 16 8192 5 5 &gt;&gt; typeset2020-01-191847.nvt.csv; echo 9" calcext:value-type="string">
            <text:p>./l input/typeset2020-01-191847.nvt 16 16 8192 5 5 &gt;&gt; typeset2020-01-191847.nvt.csv; echo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]&amp;&quot; &quot;&amp;[.C21]&amp;&quot; &quot;&amp;[.D21]&amp;&quot; &quot;&amp;[.E21]&amp;&quot; &quot;&amp;[.F21]&amp;&quot; &quot;&amp;[.G21]&amp;&quot; &gt;&gt; &quot;&amp;[.B21]&amp;&quot;.csv; echo &quot;&amp;[.A21]" office:value-type="string" office:string-value="./l input/typeset2020-01-191847.nvt 32 16 8192 5 5 &gt;&gt; typeset2020-01-191847.nvt.csv; echo 10" calcext:value-type="string">
            <text:p>./l input/typeset2020-01-191847.nvt 32 16 8192 5 5 &gt;&gt; typeset2020-01-191847.nvt.csv; echo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2]&amp;&quot; &quot;&amp;[.C22]&amp;&quot; &quot;&amp;[.D22]&amp;&quot; &quot;&amp;[.E22]&amp;&quot; &quot;&amp;[.F22]&amp;&quot; &quot;&amp;[.G22]&amp;&quot; &gt;&gt; &quot;&amp;[.B22]&amp;&quot;.csv; echo &quot;&amp;[.A22]" office:value-type="string" office:string-value="./l input/typeset2020-01-191847.nvt 64 16 8192 5 5 &gt;&gt; typeset2020-01-191847.nvt.csv; echo 11" calcext:value-type="string">
            <text:p>./l input/typeset2020-01-191847.nvt 64 16 8192 5 5 &gt;&gt; typeset2020-01-191847.nvt.csv; echo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3]&amp;&quot; &quot;&amp;[.C23]&amp;&quot; &quot;&amp;[.D23]&amp;&quot; &quot;&amp;[.E23]&amp;&quot; &quot;&amp;[.F23]&amp;&quot; &quot;&amp;[.G23]&amp;&quot; &gt;&gt; &quot;&amp;[.B23]&amp;&quot;.csv; echo &quot;&amp;[.A23]" office:value-type="string" office:string-value="./l input/typeset2020-01-191847.nvt 128 16 8192 5 5 &gt;&gt; typeset2020-01-191847.nvt.csv; echo 12" calcext:value-type="string">
            <text:p>./l input/typeset2020-01-191847.nvt 128 16 8192 5 5 &gt;&gt; typeset2020-01-191847.nvt.csv; echo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4]&amp;&quot; &quot;&amp;[.C24]&amp;&quot; &quot;&amp;[.D24]&amp;&quot; &quot;&amp;[.E24]&amp;&quot; &quot;&amp;[.F24]&amp;&quot; &quot;&amp;[.G24]&amp;&quot; &gt;&gt; &quot;&amp;[.B24]&amp;&quot;.csv; echo &quot;&amp;[.A24]" office:value-type="string" office:string-value="./l input/typeset2020-01-191847.nvt 16 32 8192 5 5 &gt;&gt; typeset2020-01-191847.nvt.csv; echo 13" calcext:value-type="string">
            <text:p>./l input/typeset2020-01-191847.nvt 16 32 8192 5 5 &gt;&gt; typeset2020-01-191847.nvt.csv; echo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5]&amp;&quot; &quot;&amp;[.C25]&amp;&quot; &quot;&amp;[.D25]&amp;&quot; &quot;&amp;[.E25]&amp;&quot; &quot;&amp;[.F25]&amp;&quot; &quot;&amp;[.G25]&amp;&quot; &gt;&gt; &quot;&amp;[.B25]&amp;&quot;.csv; echo &quot;&amp;[.A25]" office:value-type="string" office:string-value="./l input/typeset2020-01-191847.nvt 32 32 8192 5 5 &gt;&gt; typeset2020-01-191847.nvt.csv; echo 14" calcext:value-type="string">
            <text:p>./l input/typeset2020-01-191847.nvt 32 32 8192 5 5 &gt;&gt; typeset2020-01-191847.nvt.csv; echo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6]&amp;&quot; &quot;&amp;[.C26]&amp;&quot; &quot;&amp;[.D26]&amp;&quot; &quot;&amp;[.E26]&amp;&quot; &quot;&amp;[.F26]&amp;&quot; &quot;&amp;[.G26]&amp;&quot; &gt;&gt; &quot;&amp;[.B26]&amp;&quot;.csv; echo &quot;&amp;[.A26]" office:value-type="string" office:string-value="./l input/typeset2020-01-191847.nvt 64 32 8192 5 5 &gt;&gt; typeset2020-01-191847.nvt.csv; echo 15" calcext:value-type="string">
            <text:p>./l input/typeset2020-01-191847.nvt 64 32 8192 5 5 &gt;&gt; typeset2020-01-191847.nvt.csv; echo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7]&amp;&quot; &quot;&amp;[.C27]&amp;&quot; &quot;&amp;[.D27]&amp;&quot; &quot;&amp;[.E27]&amp;&quot; &quot;&amp;[.F27]&amp;&quot; &quot;&amp;[.G27]&amp;&quot; &gt;&gt; &quot;&amp;[.B27]&amp;&quot;.csv; echo &quot;&amp;[.A27]" office:value-type="string" office:string-value="./l input/typeset2020-01-191847.nvt 128 32 8192 5 5 &gt;&gt; typeset2020-01-191847.nvt.csv; echo 16" calcext:value-type="string">
            <text:p>./l input/typeset2020-01-191847.nvt 128 32 8192 5 5 &gt;&gt; typeset2020-01-191847.nvt.csv; echo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8]&amp;&quot; &quot;&amp;[.C28]&amp;&quot; &quot;&amp;[.D28]&amp;&quot; &quot;&amp;[.E28]&amp;&quot; &quot;&amp;[.F28]&amp;&quot; &quot;&amp;[.G28]&amp;&quot; &gt;&gt; &quot;&amp;[.B28]&amp;&quot;.csv; echo &quot;&amp;[.A28]" office:value-type="string" office:string-value="./l input/typeset2020-01-191847.nvt 16 16 1024 7.5 5 &gt;&gt; typeset2020-01-191847.nvt.csv; echo 17" calcext:value-type="string">
            <text:p>./l input/typeset2020-01-191847.nvt 16 16 1024 7.5 5 &gt;&gt; typeset2020-01-191847.nvt.csv; echo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]&amp;&quot; &quot;&amp;[.C29]&amp;&quot; &quot;&amp;[.D29]&amp;&quot; &quot;&amp;[.E29]&amp;&quot; &quot;&amp;[.F29]&amp;&quot; &quot;&amp;[.G29]&amp;&quot; &gt;&gt; &quot;&amp;[.B29]&amp;&quot;.csv; echo &quot;&amp;[.A29]" office:value-type="string" office:string-value="./l input/typeset2020-01-191847.nvt 32 16 1024 7.5 5 &gt;&gt; typeset2020-01-191847.nvt.csv; echo 18" calcext:value-type="string">
            <text:p>./l input/typeset2020-01-191847.nvt 32 16 1024 7.5 5 &gt;&gt; typeset2020-01-191847.nvt.csv; echo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0]&amp;&quot; &quot;&amp;[.C30]&amp;&quot; &quot;&amp;[.D30]&amp;&quot; &quot;&amp;[.E30]&amp;&quot; &quot;&amp;[.F30]&amp;&quot; &quot;&amp;[.G30]&amp;&quot; &gt;&gt; &quot;&amp;[.B30]&amp;&quot;.csv; echo &quot;&amp;[.A30]" office:value-type="string" office:string-value="./l input/typeset2020-01-191847.nvt 64 16 1024 7.5 5 &gt;&gt; typeset2020-01-191847.nvt.csv; echo 19" calcext:value-type="string">
            <text:p>./l input/typeset2020-01-191847.nvt 64 16 1024 7.5 5 &gt;&gt; typeset2020-01-191847.nvt.csv; echo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1]&amp;&quot; &quot;&amp;[.C31]&amp;&quot; &quot;&amp;[.D31]&amp;&quot; &quot;&amp;[.E31]&amp;&quot; &quot;&amp;[.F31]&amp;&quot; &quot;&amp;[.G31]&amp;&quot; &gt;&gt; &quot;&amp;[.B31]&amp;&quot;.csv; echo &quot;&amp;[.A31]" office:value-type="string" office:string-value="./l input/typeset2020-01-191847.nvt 128 16 1024 7.5 5 &gt;&gt; typeset2020-01-191847.nvt.csv; echo 20" calcext:value-type="string">
            <text:p>./l input/typeset2020-01-191847.nvt 128 16 1024 7.5 5 &gt;&gt; typeset2020-01-191847.nvt.csv; echo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2]&amp;&quot; &quot;&amp;[.C32]&amp;&quot; &quot;&amp;[.D32]&amp;&quot; &quot;&amp;[.E32]&amp;&quot; &quot;&amp;[.F32]&amp;&quot; &quot;&amp;[.G32]&amp;&quot; &gt;&gt; &quot;&amp;[.B32]&amp;&quot;.csv; echo &quot;&amp;[.A32]" office:value-type="string" office:string-value="./l input/typeset2020-01-191847.nvt 16 32 1024 7.5 5 &gt;&gt; typeset2020-01-191847.nvt.csv; echo 21" calcext:value-type="string">
            <text:p>./l input/typeset2020-01-191847.nvt 16 32 1024 7.5 5 &gt;&gt; typeset2020-01-191847.nvt.csv; echo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3]&amp;&quot; &quot;&amp;[.C33]&amp;&quot; &quot;&amp;[.D33]&amp;&quot; &quot;&amp;[.E33]&amp;&quot; &quot;&amp;[.F33]&amp;&quot; &quot;&amp;[.G33]&amp;&quot; &gt;&gt; &quot;&amp;[.B33]&amp;&quot;.csv; echo &quot;&amp;[.A33]" office:value-type="string" office:string-value="./l input/typeset2020-01-191847.nvt 32 32 1024 7.5 5 &gt;&gt; typeset2020-01-191847.nvt.csv; echo 22" calcext:value-type="string">
            <text:p>./l input/typeset2020-01-191847.nvt 32 32 1024 7.5 5 &gt;&gt; typeset2020-01-191847.nvt.csv; echo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4]&amp;&quot; &quot;&amp;[.C34]&amp;&quot; &quot;&amp;[.D34]&amp;&quot; &quot;&amp;[.E34]&amp;&quot; &quot;&amp;[.F34]&amp;&quot; &quot;&amp;[.G34]&amp;&quot; &gt;&gt; &quot;&amp;[.B34]&amp;&quot;.csv; echo &quot;&amp;[.A34]" office:value-type="string" office:string-value="./l input/typeset2020-01-191847.nvt 64 32 1024 7.5 5 &gt;&gt; typeset2020-01-191847.nvt.csv; echo 23" calcext:value-type="string">
            <text:p>./l input/typeset2020-01-191847.nvt 64 32 1024 7.5 5 &gt;&gt; typeset2020-01-191847.nvt.csv; echo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5]&amp;&quot; &quot;&amp;[.C35]&amp;&quot; &quot;&amp;[.D35]&amp;&quot; &quot;&amp;[.E35]&amp;&quot; &quot;&amp;[.F35]&amp;&quot; &quot;&amp;[.G35]&amp;&quot; &gt;&gt; &quot;&amp;[.B35]&amp;&quot;.csv; echo &quot;&amp;[.A35]" office:value-type="string" office:string-value="./l input/typeset2020-01-191847.nvt 128 32 1024 7.5 5 &gt;&gt; typeset2020-01-191847.nvt.csv; echo 24" calcext:value-type="string">
            <text:p>./l input/typeset2020-01-191847.nvt 128 32 1024 7.5 5 &gt;&gt; typeset2020-01-191847.nvt.csv; echo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6]&amp;&quot; &quot;&amp;[.C36]&amp;&quot; &quot;&amp;[.D36]&amp;&quot; &quot;&amp;[.E36]&amp;&quot; &quot;&amp;[.F36]&amp;&quot; &quot;&amp;[.G36]&amp;&quot; &gt;&gt; &quot;&amp;[.B36]&amp;&quot;.csv; echo &quot;&amp;[.A36]" office:value-type="string" office:string-value="./l input/typeset2020-01-191847.nvt 16 16 8192 7.5 5 &gt;&gt; typeset2020-01-191847.nvt.csv; echo 25" calcext:value-type="string">
            <text:p>./l input/typeset2020-01-191847.nvt 16 16 8192 7.5 5 &gt;&gt; typeset2020-01-191847.nvt.csv; echo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7]&amp;&quot; &quot;&amp;[.C37]&amp;&quot; &quot;&amp;[.D37]&amp;&quot; &quot;&amp;[.E37]&amp;&quot; &quot;&amp;[.F37]&amp;&quot; &quot;&amp;[.G37]&amp;&quot; &gt;&gt; &quot;&amp;[.B37]&amp;&quot;.csv; echo &quot;&amp;[.A37]" office:value-type="string" office:string-value="./l input/typeset2020-01-191847.nvt 32 16 8192 7.5 5 &gt;&gt; typeset2020-01-191847.nvt.csv; echo 26" calcext:value-type="string">
            <text:p>./l input/typeset2020-01-191847.nvt 32 16 8192 7.5 5 &gt;&gt; typeset2020-01-191847.nvt.csv; echo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8]&amp;&quot; &quot;&amp;[.C38]&amp;&quot; &quot;&amp;[.D38]&amp;&quot; &quot;&amp;[.E38]&amp;&quot; &quot;&amp;[.F38]&amp;&quot; &quot;&amp;[.G38]&amp;&quot; &gt;&gt; &quot;&amp;[.B38]&amp;&quot;.csv; echo &quot;&amp;[.A38]" office:value-type="string" office:string-value="./l input/typeset2020-01-191847.nvt 64 16 8192 7.5 5 &gt;&gt; typeset2020-01-191847.nvt.csv; echo 27" calcext:value-type="string">
            <text:p>./l input/typeset2020-01-191847.nvt 64 16 8192 7.5 5 &gt;&gt; typeset2020-01-191847.nvt.csv; echo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9]&amp;&quot; &quot;&amp;[.C39]&amp;&quot; &quot;&amp;[.D39]&amp;&quot; &quot;&amp;[.E39]&amp;&quot; &quot;&amp;[.F39]&amp;&quot; &quot;&amp;[.G39]&amp;&quot; &gt;&gt; &quot;&amp;[.B39]&amp;&quot;.csv; echo &quot;&amp;[.A39]" office:value-type="string" office:string-value="./l input/typeset2020-01-191847.nvt 128 16 8192 7.5 5 &gt;&gt; typeset2020-01-191847.nvt.csv; echo 28" calcext:value-type="string">
            <text:p>./l input/typeset2020-01-191847.nvt 128 16 8192 7.5 5 &gt;&gt; typeset2020-01-191847.nvt.csv; echo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40]&amp;&quot; &quot;&amp;[.C40]&amp;&quot; &quot;&amp;[.D40]&amp;&quot; &quot;&amp;[.E40]&amp;&quot; &quot;&amp;[.F40]&amp;&quot; &quot;&amp;[.G40]&amp;&quot; &gt;&gt; &quot;&amp;[.B40]&amp;&quot;.csv; echo &quot;&amp;[.A40]" office:value-type="string" office:string-value="./l input/typeset2020-01-191847.nvt 16 32 8192 7.5 5 &gt;&gt; typeset2020-01-191847.nvt.csv; echo 29" calcext:value-type="string">
            <text:p>./l input/typeset2020-01-191847.nvt 16 32 8192 7.5 5 &gt;&gt; typeset2020-01-191847.nvt.csv; echo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41]&amp;&quot; &quot;&amp;[.C41]&amp;&quot; &quot;&amp;[.D41]&amp;&quot; &quot;&amp;[.E41]&amp;&quot; &quot;&amp;[.F41]&amp;&quot; &quot;&amp;[.G41]&amp;&quot; &gt;&gt; &quot;&amp;[.B41]&amp;&quot;.csv; echo &quot;&amp;[.A41]" office:value-type="string" office:string-value="./l input/typeset2020-01-191847.nvt 32 32 8192 7.5 5 &gt;&gt; typeset2020-01-191847.nvt.csv; echo 30" calcext:value-type="string">
            <text:p>./l input/typeset2020-01-191847.nvt 32 32 8192 7.5 5 &gt;&gt; typeset2020-01-191847.nvt.csv; echo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42]&amp;&quot; &quot;&amp;[.C42]&amp;&quot; &quot;&amp;[.D42]&amp;&quot; &quot;&amp;[.E42]&amp;&quot; &quot;&amp;[.F42]&amp;&quot; &quot;&amp;[.G42]&amp;&quot; &gt;&gt; &quot;&amp;[.B42]&amp;&quot;.csv; echo &quot;&amp;[.A42]" office:value-type="string" office:string-value="./l input/typeset2020-01-191847.nvt 64 32 8192 7.5 5 &gt;&gt; typeset2020-01-191847.nvt.csv; echo 31" calcext:value-type="string">
            <text:p>./l input/typeset2020-01-191847.nvt 64 32 8192 7.5 5 &gt;&gt; typeset2020-01-191847.nvt.csv; echo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43]&amp;&quot; &quot;&amp;[.C43]&amp;&quot; &quot;&amp;[.D43]&amp;&quot; &quot;&amp;[.E43]&amp;&quot; &quot;&amp;[.F43]&amp;&quot; &quot;&amp;[.G43]&amp;&quot; &gt;&gt; &quot;&amp;[.B43]&amp;&quot;.csv; echo &quot;&amp;[.A43]" office:value-type="string" office:string-value="./l input/typeset2020-01-191847.nvt 128 32 8192 7.5 5 &gt;&gt; typeset2020-01-191847.nvt.csv; echo 32" calcext:value-type="string">
            <text:p>./l input/typeset2020-01-191847.nvt 128 32 8192 7.5 5 &gt;&gt; typeset2020-01-191847.nvt.csv; echo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44]&amp;&quot; &quot;&amp;[.C44]&amp;&quot; &quot;&amp;[.D44]&amp;&quot; &quot;&amp;[.E44]&amp;&quot; &quot;&amp;[.F44]&amp;&quot; &quot;&amp;[.G44]&amp;&quot; &gt;&gt; &quot;&amp;[.B44]&amp;&quot;.csv; echo &quot;&amp;[.A44]" office:value-type="string" office:string-value="./l input/typeset2020-01-191847.nvt 16 16 1024 5 2.5 &gt;&gt; typeset2020-01-191847.nvt.csv; echo 33" calcext:value-type="string">
            <text:p>./l input/typeset2020-01-191847.nvt 16 16 1024 5 2.5 &gt;&gt; typeset2020-01-191847.nvt.csv; echo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45]&amp;&quot; &quot;&amp;[.C45]&amp;&quot; &quot;&amp;[.D45]&amp;&quot; &quot;&amp;[.E45]&amp;&quot; &quot;&amp;[.F45]&amp;&quot; &quot;&amp;[.G45]&amp;&quot; &gt;&gt; &quot;&amp;[.B45]&amp;&quot;.csv; echo &quot;&amp;[.A45]" office:value-type="string" office:string-value="./l input/typeset2020-01-191847.nvt 32 16 1024 5 2.5 &gt;&gt; typeset2020-01-191847.nvt.csv; echo 34" calcext:value-type="string">
            <text:p>./l input/typeset2020-01-191847.nvt 32 16 1024 5 2.5 &gt;&gt; typeset2020-01-191847.nvt.csv; echo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46]&amp;&quot; &quot;&amp;[.C46]&amp;&quot; &quot;&amp;[.D46]&amp;&quot; &quot;&amp;[.E46]&amp;&quot; &quot;&amp;[.F46]&amp;&quot; &quot;&amp;[.G46]&amp;&quot; &gt;&gt; &quot;&amp;[.B46]&amp;&quot;.csv; echo &quot;&amp;[.A46]" office:value-type="string" office:string-value="./l input/typeset2020-01-191847.nvt 64 16 1024 5 2.5 &gt;&gt; typeset2020-01-191847.nvt.csv; echo 35" calcext:value-type="string">
            <text:p>./l input/typeset2020-01-191847.nvt 64 16 1024 5 2.5 &gt;&gt; typeset2020-01-191847.nvt.csv; echo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47]&amp;&quot; &quot;&amp;[.C47]&amp;&quot; &quot;&amp;[.D47]&amp;&quot; &quot;&amp;[.E47]&amp;&quot; &quot;&amp;[.F47]&amp;&quot; &quot;&amp;[.G47]&amp;&quot; &gt;&gt; &quot;&amp;[.B47]&amp;&quot;.csv; echo &quot;&amp;[.A47]" office:value-type="string" office:string-value="./l input/typeset2020-01-191847.nvt 128 16 1024 5 2.5 &gt;&gt; typeset2020-01-191847.nvt.csv; echo 36" calcext:value-type="string">
            <text:p>./l input/typeset2020-01-191847.nvt 128 16 1024 5 2.5 &gt;&gt; typeset2020-01-191847.nvt.csv; echo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48]&amp;&quot; &quot;&amp;[.C48]&amp;&quot; &quot;&amp;[.D48]&amp;&quot; &quot;&amp;[.E48]&amp;&quot; &quot;&amp;[.F48]&amp;&quot; &quot;&amp;[.G48]&amp;&quot; &gt;&gt; &quot;&amp;[.B48]&amp;&quot;.csv; echo &quot;&amp;[.A48]" office:value-type="string" office:string-value="./l input/typeset2020-01-191847.nvt 16 32 1024 5 2.5 &gt;&gt; typeset2020-01-191847.nvt.csv; echo 37" calcext:value-type="string">
            <text:p>./l input/typeset2020-01-191847.nvt 16 32 1024 5 2.5 &gt;&gt; typeset2020-01-191847.nvt.csv; echo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49]&amp;&quot; &quot;&amp;[.C49]&amp;&quot; &quot;&amp;[.D49]&amp;&quot; &quot;&amp;[.E49]&amp;&quot; &quot;&amp;[.F49]&amp;&quot; &quot;&amp;[.G49]&amp;&quot; &gt;&gt; &quot;&amp;[.B49]&amp;&quot;.csv; echo &quot;&amp;[.A49]" office:value-type="string" office:string-value="./l input/typeset2020-01-191847.nvt 32 32 1024 5 2.5 &gt;&gt; typeset2020-01-191847.nvt.csv; echo 38" calcext:value-type="string">
            <text:p>./l input/typeset2020-01-191847.nvt 32 32 1024 5 2.5 &gt;&gt; typeset2020-01-191847.nvt.csv; echo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50]&amp;&quot; &quot;&amp;[.C50]&amp;&quot; &quot;&amp;[.D50]&amp;&quot; &quot;&amp;[.E50]&amp;&quot; &quot;&amp;[.F50]&amp;&quot; &quot;&amp;[.G50]&amp;&quot; &gt;&gt; &quot;&amp;[.B50]&amp;&quot;.csv; echo &quot;&amp;[.A50]" office:value-type="string" office:string-value="./l input/typeset2020-01-191847.nvt 64 32 1024 5 2.5 &gt;&gt; typeset2020-01-191847.nvt.csv; echo 39" calcext:value-type="string">
            <text:p>./l input/typeset2020-01-191847.nvt 64 32 1024 5 2.5 &gt;&gt; typeset2020-01-191847.nvt.csv; echo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51]&amp;&quot; &quot;&amp;[.C51]&amp;&quot; &quot;&amp;[.D51]&amp;&quot; &quot;&amp;[.E51]&amp;&quot; &quot;&amp;[.F51]&amp;&quot; &quot;&amp;[.G51]&amp;&quot; &gt;&gt; &quot;&amp;[.B51]&amp;&quot;.csv; echo &quot;&amp;[.A51]" office:value-type="string" office:string-value="./l input/typeset2020-01-191847.nvt 128 32 1024 5 2.5 &gt;&gt; typeset2020-01-191847.nvt.csv; echo 40" calcext:value-type="string">
            <text:p>./l input/typeset2020-01-191847.nvt 128 32 1024 5 2.5 &gt;&gt; typeset2020-01-191847.nvt.csv; echo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52]&amp;&quot; &quot;&amp;[.C52]&amp;&quot; &quot;&amp;[.D52]&amp;&quot; &quot;&amp;[.E52]&amp;&quot; &quot;&amp;[.F52]&amp;&quot; &quot;&amp;[.G52]&amp;&quot; &gt;&gt; &quot;&amp;[.B52]&amp;&quot;.csv; echo &quot;&amp;[.A52]" office:value-type="string" office:string-value="./l input/typeset2020-01-191847.nvt 16 16 8192 5 2.5 &gt;&gt; typeset2020-01-191847.nvt.csv; echo 41" calcext:value-type="string">
            <text:p>./l input/typeset2020-01-191847.nvt 16 16 8192 5 2.5 &gt;&gt; typeset2020-01-191847.nvt.csv; echo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53]&amp;&quot; &quot;&amp;[.C53]&amp;&quot; &quot;&amp;[.D53]&amp;&quot; &quot;&amp;[.E53]&amp;&quot; &quot;&amp;[.F53]&amp;&quot; &quot;&amp;[.G53]&amp;&quot; &gt;&gt; &quot;&amp;[.B53]&amp;&quot;.csv; echo &quot;&amp;[.A53]" office:value-type="string" office:string-value="./l input/typeset2020-01-191847.nvt 32 16 8192 5 2.5 &gt;&gt; typeset2020-01-191847.nvt.csv; echo 42" calcext:value-type="string">
            <text:p>./l input/typeset2020-01-191847.nvt 32 16 8192 5 2.5 &gt;&gt; typeset2020-01-191847.nvt.csv; echo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54]&amp;&quot; &quot;&amp;[.C54]&amp;&quot; &quot;&amp;[.D54]&amp;&quot; &quot;&amp;[.E54]&amp;&quot; &quot;&amp;[.F54]&amp;&quot; &quot;&amp;[.G54]&amp;&quot; &gt;&gt; &quot;&amp;[.B54]&amp;&quot;.csv; echo &quot;&amp;[.A54]" office:value-type="string" office:string-value="./l input/typeset2020-01-191847.nvt 64 16 8192 5 2.5 &gt;&gt; typeset2020-01-191847.nvt.csv; echo 43" calcext:value-type="string">
            <text:p>./l input/typeset2020-01-191847.nvt 64 16 8192 5 2.5 &gt;&gt; typeset2020-01-191847.nvt.csv; echo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55]&amp;&quot; &quot;&amp;[.C55]&amp;&quot; &quot;&amp;[.D55]&amp;&quot; &quot;&amp;[.E55]&amp;&quot; &quot;&amp;[.F55]&amp;&quot; &quot;&amp;[.G55]&amp;&quot; &gt;&gt; &quot;&amp;[.B55]&amp;&quot;.csv; echo &quot;&amp;[.A55]" office:value-type="string" office:string-value="./l input/typeset2020-01-191847.nvt 128 16 8192 5 2.5 &gt;&gt; typeset2020-01-191847.nvt.csv; echo 44" calcext:value-type="string">
            <text:p>./l input/typeset2020-01-191847.nvt 128 16 8192 5 2.5 &gt;&gt; typeset2020-01-191847.nvt.csv; echo 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56]&amp;&quot; &quot;&amp;[.C56]&amp;&quot; &quot;&amp;[.D56]&amp;&quot; &quot;&amp;[.E56]&amp;&quot; &quot;&amp;[.F56]&amp;&quot; &quot;&amp;[.G56]&amp;&quot; &gt;&gt; &quot;&amp;[.B56]&amp;&quot;.csv; echo &quot;&amp;[.A56]" office:value-type="string" office:string-value="./l input/typeset2020-01-191847.nvt 16 32 8192 5 2.5 &gt;&gt; typeset2020-01-191847.nvt.csv; echo 45" calcext:value-type="string">
            <text:p>./l input/typeset2020-01-191847.nvt 16 32 8192 5 2.5 &gt;&gt; typeset2020-01-191847.nvt.csv; echo 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57]&amp;&quot; &quot;&amp;[.C57]&amp;&quot; &quot;&amp;[.D57]&amp;&quot; &quot;&amp;[.E57]&amp;&quot; &quot;&amp;[.F57]&amp;&quot; &quot;&amp;[.G57]&amp;&quot; &gt;&gt; &quot;&amp;[.B57]&amp;&quot;.csv; echo &quot;&amp;[.A57]" office:value-type="string" office:string-value="./l input/typeset2020-01-191847.nvt 32 32 8192 5 2.5 &gt;&gt; typeset2020-01-191847.nvt.csv; echo 46" calcext:value-type="string">
            <text:p>./l input/typeset2020-01-191847.nvt 32 32 8192 5 2.5 &gt;&gt; typeset2020-01-191847.nvt.csv; echo 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58]&amp;&quot; &quot;&amp;[.C58]&amp;&quot; &quot;&amp;[.D58]&amp;&quot; &quot;&amp;[.E58]&amp;&quot; &quot;&amp;[.F58]&amp;&quot; &quot;&amp;[.G58]&amp;&quot; &gt;&gt; &quot;&amp;[.B58]&amp;&quot;.csv; echo &quot;&amp;[.A58]" office:value-type="string" office:string-value="./l input/typeset2020-01-191847.nvt 64 32 8192 5 2.5 &gt;&gt; typeset2020-01-191847.nvt.csv; echo 47" calcext:value-type="string">
            <text:p>./l input/typeset2020-01-191847.nvt 64 32 8192 5 2.5 &gt;&gt; typeset2020-01-191847.nvt.csv; echo 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59]&amp;&quot; &quot;&amp;[.C59]&amp;&quot; &quot;&amp;[.D59]&amp;&quot; &quot;&amp;[.E59]&amp;&quot; &quot;&amp;[.F59]&amp;&quot; &quot;&amp;[.G59]&amp;&quot; &gt;&gt; &quot;&amp;[.B59]&amp;&quot;.csv; echo &quot;&amp;[.A59]" office:value-type="string" office:string-value="./l input/typeset2020-01-191847.nvt 128 32 8192 5 2.5 &gt;&gt; typeset2020-01-191847.nvt.csv; echo 48" calcext:value-type="string">
            <text:p>./l input/typeset2020-01-191847.nvt 128 32 8192 5 2.5 &gt;&gt; typeset2020-01-191847.nvt.csv; echo 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60]&amp;&quot; &quot;&amp;[.C60]&amp;&quot; &quot;&amp;[.D60]&amp;&quot; &quot;&amp;[.E60]&amp;&quot; &quot;&amp;[.F60]&amp;&quot; &quot;&amp;[.G60]&amp;&quot; &gt;&gt; &quot;&amp;[.B60]&amp;&quot;.csv; echo &quot;&amp;[.A60]" office:value-type="string" office:string-value="./l input/typeset2020-01-191847.nvt 16 16 1024 7.5 2.5 &gt;&gt; typeset2020-01-191847.nvt.csv; echo 49" calcext:value-type="string">
            <text:p>./l input/typeset2020-01-191847.nvt 16 16 1024 7.5 2.5 &gt;&gt; typeset2020-01-191847.nvt.csv; echo 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61]&amp;&quot; &quot;&amp;[.C61]&amp;&quot; &quot;&amp;[.D61]&amp;&quot; &quot;&amp;[.E61]&amp;&quot; &quot;&amp;[.F61]&amp;&quot; &quot;&amp;[.G61]&amp;&quot; &gt;&gt; &quot;&amp;[.B61]&amp;&quot;.csv; echo &quot;&amp;[.A61]" office:value-type="string" office:string-value="./l input/typeset2020-01-191847.nvt 32 16 1024 7.5 2.5 &gt;&gt; typeset2020-01-191847.nvt.csv; echo 50" calcext:value-type="string">
            <text:p>./l input/typeset2020-01-191847.nvt 32 16 1024 7.5 2.5 &gt;&gt; typeset2020-01-191847.nvt.csv; echo 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62]&amp;&quot; &quot;&amp;[.C62]&amp;&quot; &quot;&amp;[.D62]&amp;&quot; &quot;&amp;[.E62]&amp;&quot; &quot;&amp;[.F62]&amp;&quot; &quot;&amp;[.G62]&amp;&quot; &gt;&gt; &quot;&amp;[.B62]&amp;&quot;.csv; echo &quot;&amp;[.A62]" office:value-type="string" office:string-value="./l input/typeset2020-01-191847.nvt 64 16 1024 7.5 2.5 &gt;&gt; typeset2020-01-191847.nvt.csv; echo 51" calcext:value-type="string">
            <text:p>./l input/typeset2020-01-191847.nvt 64 16 1024 7.5 2.5 &gt;&gt; typeset2020-01-191847.nvt.csv; echo 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63]&amp;&quot; &quot;&amp;[.C63]&amp;&quot; &quot;&amp;[.D63]&amp;&quot; &quot;&amp;[.E63]&amp;&quot; &quot;&amp;[.F63]&amp;&quot; &quot;&amp;[.G63]&amp;&quot; &gt;&gt; &quot;&amp;[.B63]&amp;&quot;.csv; echo &quot;&amp;[.A63]" office:value-type="string" office:string-value="./l input/typeset2020-01-191847.nvt 128 16 1024 7.5 2.5 &gt;&gt; typeset2020-01-191847.nvt.csv; echo 52" calcext:value-type="string">
            <text:p>./l input/typeset2020-01-191847.nvt 128 16 1024 7.5 2.5 &gt;&gt; typeset2020-01-191847.nvt.csv; echo 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64]&amp;&quot; &quot;&amp;[.C64]&amp;&quot; &quot;&amp;[.D64]&amp;&quot; &quot;&amp;[.E64]&amp;&quot; &quot;&amp;[.F64]&amp;&quot; &quot;&amp;[.G64]&amp;&quot; &gt;&gt; &quot;&amp;[.B64]&amp;&quot;.csv; echo &quot;&amp;[.A64]" office:value-type="string" office:string-value="./l input/typeset2020-01-191847.nvt 16 32 1024 7.5 2.5 &gt;&gt; typeset2020-01-191847.nvt.csv; echo 53" calcext:value-type="string">
            <text:p>./l input/typeset2020-01-191847.nvt 16 32 1024 7.5 2.5 &gt;&gt; typeset2020-01-191847.nvt.csv; echo 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65]&amp;&quot; &quot;&amp;[.C65]&amp;&quot; &quot;&amp;[.D65]&amp;&quot; &quot;&amp;[.E65]&amp;&quot; &quot;&amp;[.F65]&amp;&quot; &quot;&amp;[.G65]&amp;&quot; &gt;&gt; &quot;&amp;[.B65]&amp;&quot;.csv; echo &quot;&amp;[.A65]" office:value-type="string" office:string-value="./l input/typeset2020-01-191847.nvt 32 32 1024 7.5 2.5 &gt;&gt; typeset2020-01-191847.nvt.csv; echo 54" calcext:value-type="string">
            <text:p>./l input/typeset2020-01-191847.nvt 32 32 1024 7.5 2.5 &gt;&gt; typeset2020-01-191847.nvt.csv; echo 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66]&amp;&quot; &quot;&amp;[.C66]&amp;&quot; &quot;&amp;[.D66]&amp;&quot; &quot;&amp;[.E66]&amp;&quot; &quot;&amp;[.F66]&amp;&quot; &quot;&amp;[.G66]&amp;&quot; &gt;&gt; &quot;&amp;[.B66]&amp;&quot;.csv; echo &quot;&amp;[.A66]" office:value-type="string" office:string-value="./l input/typeset2020-01-191847.nvt 64 32 1024 7.5 2.5 &gt;&gt; typeset2020-01-191847.nvt.csv; echo 55" calcext:value-type="string">
            <text:p>./l input/typeset2020-01-191847.nvt 64 32 1024 7.5 2.5 &gt;&gt; typeset2020-01-191847.nvt.csv; echo 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67]&amp;&quot; &quot;&amp;[.C67]&amp;&quot; &quot;&amp;[.D67]&amp;&quot; &quot;&amp;[.E67]&amp;&quot; &quot;&amp;[.F67]&amp;&quot; &quot;&amp;[.G67]&amp;&quot; &gt;&gt; &quot;&amp;[.B67]&amp;&quot;.csv; echo &quot;&amp;[.A67]" office:value-type="string" office:string-value="./l input/typeset2020-01-191847.nvt 128 32 1024 7.5 2.5 &gt;&gt; typeset2020-01-191847.nvt.csv; echo 56" calcext:value-type="string">
            <text:p>./l input/typeset2020-01-191847.nvt 128 32 1024 7.5 2.5 &gt;&gt; typeset2020-01-191847.nvt.csv; echo 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68]&amp;&quot; &quot;&amp;[.C68]&amp;&quot; &quot;&amp;[.D68]&amp;&quot; &quot;&amp;[.E68]&amp;&quot; &quot;&amp;[.F68]&amp;&quot; &quot;&amp;[.G68]&amp;&quot; &gt;&gt; &quot;&amp;[.B68]&amp;&quot;.csv; echo &quot;&amp;[.A68]" office:value-type="string" office:string-value="./l input/typeset2020-01-191847.nvt 16 16 8192 7.5 2.5 &gt;&gt; typeset2020-01-191847.nvt.csv; echo 57" calcext:value-type="string">
            <text:p>./l input/typeset2020-01-191847.nvt 16 16 8192 7.5 2.5 &gt;&gt; typeset2020-01-191847.nvt.csv; echo 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ypeset2020-01-191847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69]&amp;&quot; &quot;&amp;[.C69]&amp;&quot; &quot;&amp;[.D69]&amp;&quot; &quot;&amp;[.E69]&amp;&quot; &quot;&amp;[.F69]&amp;&quot; &quot;&amp;[.G69]&amp;&quot; &gt;&gt; &quot;&amp;[.B69]&amp;&quot;.csv; echo &quot;&amp;[.A69]" office:value-type="string" office:string-value="./l input/typeset2020-01-191847.nvt 32 16 8192 7.5 2.5 &gt;&gt; typeset2020-01-191847.nvt.csv; echo 58" calcext:value-type="string">
            <text:p>./l input/typeset2020-01-191847.nvt 32 16 8192 7.5 2.5 &gt;&gt; typeset2020-01-191847.nvt.csv; echo 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70]&amp;&quot; &quot;&amp;[.C70]&amp;&quot; &quot;&amp;[.D70]&amp;&quot; &quot;&amp;[.E70]&amp;&quot; &quot;&amp;[.F70]&amp;&quot; &quot;&amp;[.G70]&amp;&quot; &gt;&gt; &quot;&amp;[.B70]&amp;&quot;.csv; echo &quot;&amp;[.A70]" office:value-type="string" office:string-value="./l input/typeset2020-01-191847.nvt 64 16 8192 7.5 2.5 &gt;&gt; typeset2020-01-191847.nvt.csv; echo 59" calcext:value-type="string">
            <text:p>./l input/typeset2020-01-191847.nvt 64 16 8192 7.5 2.5 &gt;&gt; typeset2020-01-191847.nvt.csv; echo 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71]&amp;&quot; &quot;&amp;[.C71]&amp;&quot; &quot;&amp;[.D71]&amp;&quot; &quot;&amp;[.E71]&amp;&quot; &quot;&amp;[.F71]&amp;&quot; &quot;&amp;[.G71]&amp;&quot; &gt;&gt; &quot;&amp;[.B71]&amp;&quot;.csv; echo &quot;&amp;[.A71]" office:value-type="string" office:string-value="./l input/typeset2020-01-191847.nvt 128 16 8192 7.5 2.5 &gt;&gt; typeset2020-01-191847.nvt.csv; echo 60" calcext:value-type="string">
            <text:p>./l input/typeset2020-01-191847.nvt 128 16 8192 7.5 2.5 &gt;&gt; typeset2020-01-191847.nvt.csv; echo 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ypeset2020-01-191847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72]&amp;&quot; &quot;&amp;[.C72]&amp;&quot; &quot;&amp;[.D72]&amp;&quot; &quot;&amp;[.E72]&amp;&quot; &quot;&amp;[.F72]&amp;&quot; &quot;&amp;[.G72]&amp;&quot; &gt;&gt; &quot;&amp;[.B72]&amp;&quot;.csv; echo &quot;&amp;[.A72]" office:value-type="string" office:string-value="./l input/typeset2020-01-191847.nvt 16 32 8192 7.5 2.5 &gt;&gt; typeset2020-01-191847.nvt.csv; echo 61" calcext:value-type="string">
            <text:p>./l input/typeset2020-01-191847.nvt 16 32 8192 7.5 2.5 &gt;&gt; typeset2020-01-191847.nvt.csv; echo 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ypeset2020-01-191847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73]&amp;&quot; &quot;&amp;[.C73]&amp;&quot; &quot;&amp;[.D73]&amp;&quot; &quot;&amp;[.E73]&amp;&quot; &quot;&amp;[.F73]&amp;&quot; &quot;&amp;[.G73]&amp;&quot; &gt;&gt; &quot;&amp;[.B73]&amp;&quot;.csv; echo &quot;&amp;[.A73]" office:value-type="string" office:string-value="./l input/typeset2020-01-191847.nvt 32 32 8192 7.5 2.5 &gt;&gt; typeset2020-01-191847.nvt.csv; echo 62" calcext:value-type="string">
            <text:p>./l input/typeset2020-01-191847.nvt 32 32 8192 7.5 2.5 &gt;&gt; typeset2020-01-191847.nvt.csv; echo 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ypeset2020-01-191847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74]&amp;&quot; &quot;&amp;[.C74]&amp;&quot; &quot;&amp;[.D74]&amp;&quot; &quot;&amp;[.E74]&amp;&quot; &quot;&amp;[.F74]&amp;&quot; &quot;&amp;[.G74]&amp;&quot; &gt;&gt; &quot;&amp;[.B74]&amp;&quot;.csv; echo &quot;&amp;[.A74]" office:value-type="string" office:string-value="./l input/typeset2020-01-191847.nvt 64 32 8192 7.5 2.5 &gt;&gt; typeset2020-01-191847.nvt.csv; echo 63" calcext:value-type="string">
            <text:p>./l input/typeset2020-01-191847.nvt 64 32 8192 7.5 2.5 &gt;&gt; typeset2020-01-191847.nvt.csv; echo 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ypeset2020-01-191847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75]&amp;&quot; &quot;&amp;[.C75]&amp;&quot; &quot;&amp;[.D75]&amp;&quot; &quot;&amp;[.E75]&amp;&quot; &quot;&amp;[.F75]&amp;&quot; &quot;&amp;[.G75]&amp;&quot; &gt;&gt; &quot;&amp;[.B75]&amp;&quot;.csv; echo &quot;&amp;[.A75]" office:value-type="string" office:string-value="./l input/typeset2020-01-191847.nvt 128 32 8192 7.5 2.5 &gt;&gt; typeset2020-01-191847.nvt.csv; echo 64" calcext:value-type="string">
            <text:p>./l input/typeset2020-01-191847.nvt 128 32 8192 7.5 2.5 &gt;&gt; typeset2020-01-191847.nvt.csv; echo 6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77]&amp;&quot; &quot;&amp;[.C77]&amp;&quot; &quot;&amp;[.D77]&amp;&quot; &quot;&amp;[.E77]&amp;&quot; &quot;&amp;[.F77]&amp;&quot; &quot;&amp;[.G77]&amp;&quot; &gt;&gt; &quot;&amp;[.B77]&amp;&quot;.csv; echo &quot;&amp;[.A77]" office:value-type="string" office:string-value="./l input/qsort2020-01-191912.nvt 16 16 1024 5 5 &gt;&gt; qsort2020-01-191912.nvt.csv; echo 1" calcext:value-type="string">
            <text:p>./l input/qsort2020-01-191912.nvt 16 16 1024 5 5 &gt;&gt; qsort2020-01-191912.nvt.csv; ech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78]&amp;&quot; &quot;&amp;[.C78]&amp;&quot; &quot;&amp;[.D78]&amp;&quot; &quot;&amp;[.E78]&amp;&quot; &quot;&amp;[.F78]&amp;&quot; &quot;&amp;[.G78]&amp;&quot; &gt;&gt; &quot;&amp;[.B78]&amp;&quot;.csv; echo &quot;&amp;[.A78]" office:value-type="string" office:string-value="./l input/qsort2020-01-191912.nvt 32 16 1024 5 5 &gt;&gt; qsort2020-01-191912.nvt.csv; echo 2" calcext:value-type="string">
            <text:p>./l input/qsort2020-01-191912.nvt 32 16 1024 5 5 &gt;&gt; qsort2020-01-191912.nvt.csv; echo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79]&amp;&quot; &quot;&amp;[.C79]&amp;&quot; &quot;&amp;[.D79]&amp;&quot; &quot;&amp;[.E79]&amp;&quot; &quot;&amp;[.F79]&amp;&quot; &quot;&amp;[.G79]&amp;&quot; &gt;&gt; &quot;&amp;[.B79]&amp;&quot;.csv; echo &quot;&amp;[.A79]" office:value-type="string" office:string-value="./l input/qsort2020-01-191912.nvt 64 16 1024 5 5 &gt;&gt; qsort2020-01-191912.nvt.csv; echo 3" calcext:value-type="string">
            <text:p>./l input/qsort2020-01-191912.nvt 64 16 1024 5 5 &gt;&gt; qsort2020-01-191912.nvt.csv; echo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80]&amp;&quot; &quot;&amp;[.C80]&amp;&quot; &quot;&amp;[.D80]&amp;&quot; &quot;&amp;[.E80]&amp;&quot; &quot;&amp;[.F80]&amp;&quot; &quot;&amp;[.G80]&amp;&quot; &gt;&gt; &quot;&amp;[.B80]&amp;&quot;.csv; echo &quot;&amp;[.A80]" office:value-type="string" office:string-value="./l input/qsort2020-01-191912.nvt 128 16 1024 5 5 &gt;&gt; qsort2020-01-191912.nvt.csv; echo 4" calcext:value-type="string">
            <text:p>./l input/qsort2020-01-191912.nvt 128 16 1024 5 5 &gt;&gt; qsort2020-01-191912.nvt.csv; ech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81]&amp;&quot; &quot;&amp;[.C81]&amp;&quot; &quot;&amp;[.D81]&amp;&quot; &quot;&amp;[.E81]&amp;&quot; &quot;&amp;[.F81]&amp;&quot; &quot;&amp;[.G81]&amp;&quot; &gt;&gt; &quot;&amp;[.B81]&amp;&quot;.csv; echo &quot;&amp;[.A81]" office:value-type="string" office:string-value="./l input/qsort2020-01-191912.nvt 16 32 1024 5 5 &gt;&gt; qsort2020-01-191912.nvt.csv; echo 5" calcext:value-type="string">
            <text:p>./l input/qsort2020-01-191912.nvt 16 32 1024 5 5 &gt;&gt; qsort2020-01-191912.nvt.csv; echo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82]&amp;&quot; &quot;&amp;[.C82]&amp;&quot; &quot;&amp;[.D82]&amp;&quot; &quot;&amp;[.E82]&amp;&quot; &quot;&amp;[.F82]&amp;&quot; &quot;&amp;[.G82]&amp;&quot; &gt;&gt; &quot;&amp;[.B82]&amp;&quot;.csv; echo &quot;&amp;[.A82]" office:value-type="string" office:string-value="./l input/qsort2020-01-191912.nvt 32 32 1024 5 5 &gt;&gt; qsort2020-01-191912.nvt.csv; echo 6" calcext:value-type="string">
            <text:p>./l input/qsort2020-01-191912.nvt 32 32 1024 5 5 &gt;&gt; qsort2020-01-191912.nvt.csv; echo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83]&amp;&quot; &quot;&amp;[.C83]&amp;&quot; &quot;&amp;[.D83]&amp;&quot; &quot;&amp;[.E83]&amp;&quot; &quot;&amp;[.F83]&amp;&quot; &quot;&amp;[.G83]&amp;&quot; &gt;&gt; &quot;&amp;[.B83]&amp;&quot;.csv; echo &quot;&amp;[.A83]" office:value-type="string" office:string-value="./l input/qsort2020-01-191912.nvt 64 32 1024 5 5 &gt;&gt; qsort2020-01-191912.nvt.csv; echo 7" calcext:value-type="string">
            <text:p>./l input/qsort2020-01-191912.nvt 64 32 1024 5 5 &gt;&gt; qsort2020-01-191912.nvt.csv; echo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84]&amp;&quot; &quot;&amp;[.C84]&amp;&quot; &quot;&amp;[.D84]&amp;&quot; &quot;&amp;[.E84]&amp;&quot; &quot;&amp;[.F84]&amp;&quot; &quot;&amp;[.G84]&amp;&quot; &gt;&gt; &quot;&amp;[.B84]&amp;&quot;.csv; echo &quot;&amp;[.A84]" office:value-type="string" office:string-value="./l input/qsort2020-01-191912.nvt 128 32 1024 5 5 &gt;&gt; qsort2020-01-191912.nvt.csv; echo 8" calcext:value-type="string">
            <text:p>./l input/qsort2020-01-191912.nvt 128 32 1024 5 5 &gt;&gt; qsort2020-01-191912.nvt.csv; echo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85]&amp;&quot; &quot;&amp;[.C85]&amp;&quot; &quot;&amp;[.D85]&amp;&quot; &quot;&amp;[.E85]&amp;&quot; &quot;&amp;[.F85]&amp;&quot; &quot;&amp;[.G85]&amp;&quot; &gt;&gt; &quot;&amp;[.B85]&amp;&quot;.csv; echo &quot;&amp;[.A85]" office:value-type="string" office:string-value="./l input/qsort2020-01-191912.nvt 16 16 8192 5 5 &gt;&gt; qsort2020-01-191912.nvt.csv; echo 9" calcext:value-type="string">
            <text:p>./l input/qsort2020-01-191912.nvt 16 16 8192 5 5 &gt;&gt; qsort2020-01-191912.nvt.csv; echo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86]&amp;&quot; &quot;&amp;[.C86]&amp;&quot; &quot;&amp;[.D86]&amp;&quot; &quot;&amp;[.E86]&amp;&quot; &quot;&amp;[.F86]&amp;&quot; &quot;&amp;[.G86]&amp;&quot; &gt;&gt; &quot;&amp;[.B86]&amp;&quot;.csv; echo &quot;&amp;[.A86]" office:value-type="string" office:string-value="./l input/qsort2020-01-191912.nvt 32 16 8192 5 5 &gt;&gt; qsort2020-01-191912.nvt.csv; echo 10" calcext:value-type="string">
            <text:p>./l input/qsort2020-01-191912.nvt 32 16 8192 5 5 &gt;&gt; qsort2020-01-191912.nvt.csv; echo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87]&amp;&quot; &quot;&amp;[.C87]&amp;&quot; &quot;&amp;[.D87]&amp;&quot; &quot;&amp;[.E87]&amp;&quot; &quot;&amp;[.F87]&amp;&quot; &quot;&amp;[.G87]&amp;&quot; &gt;&gt; &quot;&amp;[.B87]&amp;&quot;.csv; echo &quot;&amp;[.A87]" office:value-type="string" office:string-value="./l input/qsort2020-01-191912.nvt 64 16 8192 5 5 &gt;&gt; qsort2020-01-191912.nvt.csv; echo 11" calcext:value-type="string">
            <text:p>./l input/qsort2020-01-191912.nvt 64 16 8192 5 5 &gt;&gt; qsort2020-01-191912.nvt.csv; echo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88]&amp;&quot; &quot;&amp;[.C88]&amp;&quot; &quot;&amp;[.D88]&amp;&quot; &quot;&amp;[.E88]&amp;&quot; &quot;&amp;[.F88]&amp;&quot; &quot;&amp;[.G88]&amp;&quot; &gt;&gt; &quot;&amp;[.B88]&amp;&quot;.csv; echo &quot;&amp;[.A88]" office:value-type="string" office:string-value="./l input/qsort2020-01-191912.nvt 128 16 8192 5 5 &gt;&gt; qsort2020-01-191912.nvt.csv; echo 12" calcext:value-type="string">
            <text:p>./l input/qsort2020-01-191912.nvt 128 16 8192 5 5 &gt;&gt; qsort2020-01-191912.nvt.csv; echo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89]&amp;&quot; &quot;&amp;[.C89]&amp;&quot; &quot;&amp;[.D89]&amp;&quot; &quot;&amp;[.E89]&amp;&quot; &quot;&amp;[.F89]&amp;&quot; &quot;&amp;[.G89]&amp;&quot; &gt;&gt; &quot;&amp;[.B89]&amp;&quot;.csv; echo &quot;&amp;[.A89]" office:value-type="string" office:string-value="./l input/qsort2020-01-191912.nvt 16 32 8192 5 5 &gt;&gt; qsort2020-01-191912.nvt.csv; echo 13" calcext:value-type="string">
            <text:p>./l input/qsort2020-01-191912.nvt 16 32 8192 5 5 &gt;&gt; qsort2020-01-191912.nvt.csv; echo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90]&amp;&quot; &quot;&amp;[.C90]&amp;&quot; &quot;&amp;[.D90]&amp;&quot; &quot;&amp;[.E90]&amp;&quot; &quot;&amp;[.F90]&amp;&quot; &quot;&amp;[.G90]&amp;&quot; &gt;&gt; &quot;&amp;[.B90]&amp;&quot;.csv; echo &quot;&amp;[.A90]" office:value-type="string" office:string-value="./l input/qsort2020-01-191912.nvt 32 32 8192 5 5 &gt;&gt; qsort2020-01-191912.nvt.csv; echo 14" calcext:value-type="string">
            <text:p>./l input/qsort2020-01-191912.nvt 32 32 8192 5 5 &gt;&gt; qsort2020-01-191912.nvt.csv; echo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91]&amp;&quot; &quot;&amp;[.C91]&amp;&quot; &quot;&amp;[.D91]&amp;&quot; &quot;&amp;[.E91]&amp;&quot; &quot;&amp;[.F91]&amp;&quot; &quot;&amp;[.G91]&amp;&quot; &gt;&gt; &quot;&amp;[.B91]&amp;&quot;.csv; echo &quot;&amp;[.A91]" office:value-type="string" office:string-value="./l input/qsort2020-01-191912.nvt 64 32 8192 5 5 &gt;&gt; qsort2020-01-191912.nvt.csv; echo 15" calcext:value-type="string">
            <text:p>./l input/qsort2020-01-191912.nvt 64 32 8192 5 5 &gt;&gt; qsort2020-01-191912.nvt.csv; echo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92]&amp;&quot; &quot;&amp;[.C92]&amp;&quot; &quot;&amp;[.D92]&amp;&quot; &quot;&amp;[.E92]&amp;&quot; &quot;&amp;[.F92]&amp;&quot; &quot;&amp;[.G92]&amp;&quot; &gt;&gt; &quot;&amp;[.B92]&amp;&quot;.csv; echo &quot;&amp;[.A92]" office:value-type="string" office:string-value="./l input/qsort2020-01-191912.nvt 128 32 8192 5 5 &gt;&gt; qsort2020-01-191912.nvt.csv; echo 16" calcext:value-type="string">
            <text:p>./l input/qsort2020-01-191912.nvt 128 32 8192 5 5 &gt;&gt; qsort2020-01-191912.nvt.csv; echo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93]&amp;&quot; &quot;&amp;[.C93]&amp;&quot; &quot;&amp;[.D93]&amp;&quot; &quot;&amp;[.E93]&amp;&quot; &quot;&amp;[.F93]&amp;&quot; &quot;&amp;[.G93]&amp;&quot; &gt;&gt; &quot;&amp;[.B93]&amp;&quot;.csv; echo &quot;&amp;[.A93]" office:value-type="string" office:string-value="./l input/qsort2020-01-191912.nvt 16 16 1024 7.5 5 &gt;&gt; qsort2020-01-191912.nvt.csv; echo 17" calcext:value-type="string">
            <text:p>./l input/qsort2020-01-191912.nvt 16 16 1024 7.5 5 &gt;&gt; qsort2020-01-191912.nvt.csv; echo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94]&amp;&quot; &quot;&amp;[.C94]&amp;&quot; &quot;&amp;[.D94]&amp;&quot; &quot;&amp;[.E94]&amp;&quot; &quot;&amp;[.F94]&amp;&quot; &quot;&amp;[.G94]&amp;&quot; &gt;&gt; &quot;&amp;[.B94]&amp;&quot;.csv; echo &quot;&amp;[.A94]" office:value-type="string" office:string-value="./l input/qsort2020-01-191912.nvt 32 16 1024 7.5 5 &gt;&gt; qsort2020-01-191912.nvt.csv; echo 18" calcext:value-type="string">
            <text:p>./l input/qsort2020-01-191912.nvt 32 16 1024 7.5 5 &gt;&gt; qsort2020-01-191912.nvt.csv; echo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95]&amp;&quot; &quot;&amp;[.C95]&amp;&quot; &quot;&amp;[.D95]&amp;&quot; &quot;&amp;[.E95]&amp;&quot; &quot;&amp;[.F95]&amp;&quot; &quot;&amp;[.G95]&amp;&quot; &gt;&gt; &quot;&amp;[.B95]&amp;&quot;.csv; echo &quot;&amp;[.A95]" office:value-type="string" office:string-value="./l input/qsort2020-01-191912.nvt 64 16 1024 7.5 5 &gt;&gt; qsort2020-01-191912.nvt.csv; echo 19" calcext:value-type="string">
            <text:p>./l input/qsort2020-01-191912.nvt 64 16 1024 7.5 5 &gt;&gt; qsort2020-01-191912.nvt.csv; echo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96]&amp;&quot; &quot;&amp;[.C96]&amp;&quot; &quot;&amp;[.D96]&amp;&quot; &quot;&amp;[.E96]&amp;&quot; &quot;&amp;[.F96]&amp;&quot; &quot;&amp;[.G96]&amp;&quot; &gt;&gt; &quot;&amp;[.B96]&amp;&quot;.csv; echo &quot;&amp;[.A96]" office:value-type="string" office:string-value="./l input/qsort2020-01-191912.nvt 128 16 1024 7.5 5 &gt;&gt; qsort2020-01-191912.nvt.csv; echo 20" calcext:value-type="string">
            <text:p>./l input/qsort2020-01-191912.nvt 128 16 1024 7.5 5 &gt;&gt; qsort2020-01-191912.nvt.csv; echo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97]&amp;&quot; &quot;&amp;[.C97]&amp;&quot; &quot;&amp;[.D97]&amp;&quot; &quot;&amp;[.E97]&amp;&quot; &quot;&amp;[.F97]&amp;&quot; &quot;&amp;[.G97]&amp;&quot; &gt;&gt; &quot;&amp;[.B97]&amp;&quot;.csv; echo &quot;&amp;[.A97]" office:value-type="string" office:string-value="./l input/qsort2020-01-191912.nvt 16 32 1024 7.5 5 &gt;&gt; qsort2020-01-191912.nvt.csv; echo 21" calcext:value-type="string">
            <text:p>./l input/qsort2020-01-191912.nvt 16 32 1024 7.5 5 &gt;&gt; qsort2020-01-191912.nvt.csv; echo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98]&amp;&quot; &quot;&amp;[.C98]&amp;&quot; &quot;&amp;[.D98]&amp;&quot; &quot;&amp;[.E98]&amp;&quot; &quot;&amp;[.F98]&amp;&quot; &quot;&amp;[.G98]&amp;&quot; &gt;&gt; &quot;&amp;[.B98]&amp;&quot;.csv; echo &quot;&amp;[.A98]" office:value-type="string" office:string-value="./l input/qsort2020-01-191912.nvt 32 32 1024 7.5 5 &gt;&gt; qsort2020-01-191912.nvt.csv; echo 22" calcext:value-type="string">
            <text:p>./l input/qsort2020-01-191912.nvt 32 32 1024 7.5 5 &gt;&gt; qsort2020-01-191912.nvt.csv; echo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99]&amp;&quot; &quot;&amp;[.C99]&amp;&quot; &quot;&amp;[.D99]&amp;&quot; &quot;&amp;[.E99]&amp;&quot; &quot;&amp;[.F99]&amp;&quot; &quot;&amp;[.G99]&amp;&quot; &gt;&gt; &quot;&amp;[.B99]&amp;&quot;.csv; echo &quot;&amp;[.A99]" office:value-type="string" office:string-value="./l input/qsort2020-01-191912.nvt 64 32 1024 7.5 5 &gt;&gt; qsort2020-01-191912.nvt.csv; echo 23" calcext:value-type="string">
            <text:p>./l input/qsort2020-01-191912.nvt 64 32 1024 7.5 5 &gt;&gt; qsort2020-01-191912.nvt.csv; echo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00]&amp;&quot; &quot;&amp;[.C100]&amp;&quot; &quot;&amp;[.D100]&amp;&quot; &quot;&amp;[.E100]&amp;&quot; &quot;&amp;[.F100]&amp;&quot; &quot;&amp;[.G100]&amp;&quot; &gt;&gt; &quot;&amp;[.B100]&amp;&quot;.csv; echo &quot;&amp;[.A100]" office:value-type="string" office:string-value="./l input/qsort2020-01-191912.nvt 128 32 1024 7.5 5 &gt;&gt; qsort2020-01-191912.nvt.csv; echo 24" calcext:value-type="string">
            <text:p>./l input/qsort2020-01-191912.nvt 128 32 1024 7.5 5 &gt;&gt; qsort2020-01-191912.nvt.csv; echo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01]&amp;&quot; &quot;&amp;[.C101]&amp;&quot; &quot;&amp;[.D101]&amp;&quot; &quot;&amp;[.E101]&amp;&quot; &quot;&amp;[.F101]&amp;&quot; &quot;&amp;[.G101]&amp;&quot; &gt;&gt; &quot;&amp;[.B101]&amp;&quot;.csv; echo &quot;&amp;[.A101]" office:value-type="string" office:string-value="./l input/qsort2020-01-191912.nvt 16 16 8192 7.5 5 &gt;&gt; qsort2020-01-191912.nvt.csv; echo 25" calcext:value-type="string">
            <text:p>./l input/qsort2020-01-191912.nvt 16 16 8192 7.5 5 &gt;&gt; qsort2020-01-191912.nvt.csv; echo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02]&amp;&quot; &quot;&amp;[.C102]&amp;&quot; &quot;&amp;[.D102]&amp;&quot; &quot;&amp;[.E102]&amp;&quot; &quot;&amp;[.F102]&amp;&quot; &quot;&amp;[.G102]&amp;&quot; &gt;&gt; &quot;&amp;[.B102]&amp;&quot;.csv; echo &quot;&amp;[.A102]" office:value-type="string" office:string-value="./l input/qsort2020-01-191912.nvt 32 16 8192 7.5 5 &gt;&gt; qsort2020-01-191912.nvt.csv; echo 26" calcext:value-type="string">
            <text:p>./l input/qsort2020-01-191912.nvt 32 16 8192 7.5 5 &gt;&gt; qsort2020-01-191912.nvt.csv; echo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03]&amp;&quot; &quot;&amp;[.C103]&amp;&quot; &quot;&amp;[.D103]&amp;&quot; &quot;&amp;[.E103]&amp;&quot; &quot;&amp;[.F103]&amp;&quot; &quot;&amp;[.G103]&amp;&quot; &gt;&gt; &quot;&amp;[.B103]&amp;&quot;.csv; echo &quot;&amp;[.A103]" office:value-type="string" office:string-value="./l input/qsort2020-01-191912.nvt 64 16 8192 7.5 5 &gt;&gt; qsort2020-01-191912.nvt.csv; echo 27" calcext:value-type="string">
            <text:p>./l input/qsort2020-01-191912.nvt 64 16 8192 7.5 5 &gt;&gt; qsort2020-01-191912.nvt.csv; echo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04]&amp;&quot; &quot;&amp;[.C104]&amp;&quot; &quot;&amp;[.D104]&amp;&quot; &quot;&amp;[.E104]&amp;&quot; &quot;&amp;[.F104]&amp;&quot; &quot;&amp;[.G104]&amp;&quot; &gt;&gt; &quot;&amp;[.B104]&amp;&quot;.csv; echo &quot;&amp;[.A104]" office:value-type="string" office:string-value="./l input/qsort2020-01-191912.nvt 128 16 8192 7.5 5 &gt;&gt; qsort2020-01-191912.nvt.csv; echo 28" calcext:value-type="string">
            <text:p>./l input/qsort2020-01-191912.nvt 128 16 8192 7.5 5 &gt;&gt; qsort2020-01-191912.nvt.csv; echo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05]&amp;&quot; &quot;&amp;[.C105]&amp;&quot; &quot;&amp;[.D105]&amp;&quot; &quot;&amp;[.E105]&amp;&quot; &quot;&amp;[.F105]&amp;&quot; &quot;&amp;[.G105]&amp;&quot; &gt;&gt; &quot;&amp;[.B105]&amp;&quot;.csv; echo &quot;&amp;[.A105]" office:value-type="string" office:string-value="./l input/qsort2020-01-191912.nvt 16 32 8192 7.5 5 &gt;&gt; qsort2020-01-191912.nvt.csv; echo 29" calcext:value-type="string">
            <text:p>./l input/qsort2020-01-191912.nvt 16 32 8192 7.5 5 &gt;&gt; qsort2020-01-191912.nvt.csv; echo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06]&amp;&quot; &quot;&amp;[.C106]&amp;&quot; &quot;&amp;[.D106]&amp;&quot; &quot;&amp;[.E106]&amp;&quot; &quot;&amp;[.F106]&amp;&quot; &quot;&amp;[.G106]&amp;&quot; &gt;&gt; &quot;&amp;[.B106]&amp;&quot;.csv; echo &quot;&amp;[.A106]" office:value-type="string" office:string-value="./l input/qsort2020-01-191912.nvt 32 32 8192 7.5 5 &gt;&gt; qsort2020-01-191912.nvt.csv; echo 30" calcext:value-type="string">
            <text:p>./l input/qsort2020-01-191912.nvt 32 32 8192 7.5 5 &gt;&gt; qsort2020-01-191912.nvt.csv; echo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07]&amp;&quot; &quot;&amp;[.C107]&amp;&quot; &quot;&amp;[.D107]&amp;&quot; &quot;&amp;[.E107]&amp;&quot; &quot;&amp;[.F107]&amp;&quot; &quot;&amp;[.G107]&amp;&quot; &gt;&gt; &quot;&amp;[.B107]&amp;&quot;.csv; echo &quot;&amp;[.A107]" office:value-type="string" office:string-value="./l input/qsort2020-01-191912.nvt 64 32 8192 7.5 5 &gt;&gt; qsort2020-01-191912.nvt.csv; echo 31" calcext:value-type="string">
            <text:p>./l input/qsort2020-01-191912.nvt 64 32 8192 7.5 5 &gt;&gt; qsort2020-01-191912.nvt.csv; echo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08]&amp;&quot; &quot;&amp;[.C108]&amp;&quot; &quot;&amp;[.D108]&amp;&quot; &quot;&amp;[.E108]&amp;&quot; &quot;&amp;[.F108]&amp;&quot; &quot;&amp;[.G108]&amp;&quot; &gt;&gt; &quot;&amp;[.B108]&amp;&quot;.csv; echo &quot;&amp;[.A108]" office:value-type="string" office:string-value="./l input/qsort2020-01-191912.nvt 128 32 8192 7.5 5 &gt;&gt; qsort2020-01-191912.nvt.csv; echo 32" calcext:value-type="string">
            <text:p>./l input/qsort2020-01-191912.nvt 128 32 8192 7.5 5 &gt;&gt; qsort2020-01-191912.nvt.csv; echo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09]&amp;&quot; &quot;&amp;[.C109]&amp;&quot; &quot;&amp;[.D109]&amp;&quot; &quot;&amp;[.E109]&amp;&quot; &quot;&amp;[.F109]&amp;&quot; &quot;&amp;[.G109]&amp;&quot; &gt;&gt; &quot;&amp;[.B109]&amp;&quot;.csv; echo &quot;&amp;[.A109]" office:value-type="string" office:string-value="./l input/qsort2020-01-191912.nvt 16 16 1024 5 2.5 &gt;&gt; qsort2020-01-191912.nvt.csv; echo 33" calcext:value-type="string">
            <text:p>./l input/qsort2020-01-191912.nvt 16 16 1024 5 2.5 &gt;&gt; qsort2020-01-191912.nvt.csv; echo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10]&amp;&quot; &quot;&amp;[.C110]&amp;&quot; &quot;&amp;[.D110]&amp;&quot; &quot;&amp;[.E110]&amp;&quot; &quot;&amp;[.F110]&amp;&quot; &quot;&amp;[.G110]&amp;&quot; &gt;&gt; &quot;&amp;[.B110]&amp;&quot;.csv; echo &quot;&amp;[.A110]" office:value-type="string" office:string-value="./l input/qsort2020-01-191912.nvt 32 16 1024 5 2.5 &gt;&gt; qsort2020-01-191912.nvt.csv; echo 34" calcext:value-type="string">
            <text:p>./l input/qsort2020-01-191912.nvt 32 16 1024 5 2.5 &gt;&gt; qsort2020-01-191912.nvt.csv; echo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11]&amp;&quot; &quot;&amp;[.C111]&amp;&quot; &quot;&amp;[.D111]&amp;&quot; &quot;&amp;[.E111]&amp;&quot; &quot;&amp;[.F111]&amp;&quot; &quot;&amp;[.G111]&amp;&quot; &gt;&gt; &quot;&amp;[.B111]&amp;&quot;.csv; echo &quot;&amp;[.A111]" office:value-type="string" office:string-value="./l input/qsort2020-01-191912.nvt 64 16 1024 5 2.5 &gt;&gt; qsort2020-01-191912.nvt.csv; echo 35" calcext:value-type="string">
            <text:p>./l input/qsort2020-01-191912.nvt 64 16 1024 5 2.5 &gt;&gt; qsort2020-01-191912.nvt.csv; echo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12]&amp;&quot; &quot;&amp;[.C112]&amp;&quot; &quot;&amp;[.D112]&amp;&quot; &quot;&amp;[.E112]&amp;&quot; &quot;&amp;[.F112]&amp;&quot; &quot;&amp;[.G112]&amp;&quot; &gt;&gt; &quot;&amp;[.B112]&amp;&quot;.csv; echo &quot;&amp;[.A112]" office:value-type="string" office:string-value="./l input/qsort2020-01-191912.nvt 128 16 1024 5 2.5 &gt;&gt; qsort2020-01-191912.nvt.csv; echo 36" calcext:value-type="string">
            <text:p>./l input/qsort2020-01-191912.nvt 128 16 1024 5 2.5 &gt;&gt; qsort2020-01-191912.nvt.csv; echo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13]&amp;&quot; &quot;&amp;[.C113]&amp;&quot; &quot;&amp;[.D113]&amp;&quot; &quot;&amp;[.E113]&amp;&quot; &quot;&amp;[.F113]&amp;&quot; &quot;&amp;[.G113]&amp;&quot; &gt;&gt; &quot;&amp;[.B113]&amp;&quot;.csv; echo &quot;&amp;[.A113]" office:value-type="string" office:string-value="./l input/qsort2020-01-191912.nvt 16 32 1024 5 2.5 &gt;&gt; qsort2020-01-191912.nvt.csv; echo 37" calcext:value-type="string">
            <text:p>./l input/qsort2020-01-191912.nvt 16 32 1024 5 2.5 &gt;&gt; qsort2020-01-191912.nvt.csv; echo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14]&amp;&quot; &quot;&amp;[.C114]&amp;&quot; &quot;&amp;[.D114]&amp;&quot; &quot;&amp;[.E114]&amp;&quot; &quot;&amp;[.F114]&amp;&quot; &quot;&amp;[.G114]&amp;&quot; &gt;&gt; &quot;&amp;[.B114]&amp;&quot;.csv; echo &quot;&amp;[.A114]" office:value-type="string" office:string-value="./l input/qsort2020-01-191912.nvt 32 32 1024 5 2.5 &gt;&gt; qsort2020-01-191912.nvt.csv; echo 38" calcext:value-type="string">
            <text:p>./l input/qsort2020-01-191912.nvt 32 32 1024 5 2.5 &gt;&gt; qsort2020-01-191912.nvt.csv; echo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15]&amp;&quot; &quot;&amp;[.C115]&amp;&quot; &quot;&amp;[.D115]&amp;&quot; &quot;&amp;[.E115]&amp;&quot; &quot;&amp;[.F115]&amp;&quot; &quot;&amp;[.G115]&amp;&quot; &gt;&gt; &quot;&amp;[.B115]&amp;&quot;.csv; echo &quot;&amp;[.A115]" office:value-type="string" office:string-value="./l input/qsort2020-01-191912.nvt 64 32 1024 5 2.5 &gt;&gt; qsort2020-01-191912.nvt.csv; echo 39" calcext:value-type="string">
            <text:p>./l input/qsort2020-01-191912.nvt 64 32 1024 5 2.5 &gt;&gt; qsort2020-01-191912.nvt.csv; echo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16]&amp;&quot; &quot;&amp;[.C116]&amp;&quot; &quot;&amp;[.D116]&amp;&quot; &quot;&amp;[.E116]&amp;&quot; &quot;&amp;[.F116]&amp;&quot; &quot;&amp;[.G116]&amp;&quot; &gt;&gt; &quot;&amp;[.B116]&amp;&quot;.csv; echo &quot;&amp;[.A116]" office:value-type="string" office:string-value="./l input/qsort2020-01-191912.nvt 128 32 1024 5 2.5 &gt;&gt; qsort2020-01-191912.nvt.csv; echo 40" calcext:value-type="string">
            <text:p>./l input/qsort2020-01-191912.nvt 128 32 1024 5 2.5 &gt;&gt; qsort2020-01-191912.nvt.csv; echo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17]&amp;&quot; &quot;&amp;[.C117]&amp;&quot; &quot;&amp;[.D117]&amp;&quot; &quot;&amp;[.E117]&amp;&quot; &quot;&amp;[.F117]&amp;&quot; &quot;&amp;[.G117]&amp;&quot; &gt;&gt; &quot;&amp;[.B117]&amp;&quot;.csv; echo &quot;&amp;[.A117]" office:value-type="string" office:string-value="./l input/qsort2020-01-191912.nvt 16 16 8192 5 2.5 &gt;&gt; qsort2020-01-191912.nvt.csv; echo 41" calcext:value-type="string">
            <text:p>./l input/qsort2020-01-191912.nvt 16 16 8192 5 2.5 &gt;&gt; qsort2020-01-191912.nvt.csv; echo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18]&amp;&quot; &quot;&amp;[.C118]&amp;&quot; &quot;&amp;[.D118]&amp;&quot; &quot;&amp;[.E118]&amp;&quot; &quot;&amp;[.F118]&amp;&quot; &quot;&amp;[.G118]&amp;&quot; &gt;&gt; &quot;&amp;[.B118]&amp;&quot;.csv; echo &quot;&amp;[.A118]" office:value-type="string" office:string-value="./l input/qsort2020-01-191912.nvt 32 16 8192 5 2.5 &gt;&gt; qsort2020-01-191912.nvt.csv; echo 42" calcext:value-type="string">
            <text:p>./l input/qsort2020-01-191912.nvt 32 16 8192 5 2.5 &gt;&gt; qsort2020-01-191912.nvt.csv; echo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19]&amp;&quot; &quot;&amp;[.C119]&amp;&quot; &quot;&amp;[.D119]&amp;&quot; &quot;&amp;[.E119]&amp;&quot; &quot;&amp;[.F119]&amp;&quot; &quot;&amp;[.G119]&amp;&quot; &gt;&gt; &quot;&amp;[.B119]&amp;&quot;.csv; echo &quot;&amp;[.A119]" office:value-type="string" office:string-value="./l input/qsort2020-01-191912.nvt 64 16 8192 5 2.5 &gt;&gt; qsort2020-01-191912.nvt.csv; echo 43" calcext:value-type="string">
            <text:p>./l input/qsort2020-01-191912.nvt 64 16 8192 5 2.5 &gt;&gt; qsort2020-01-191912.nvt.csv; echo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20]&amp;&quot; &quot;&amp;[.C120]&amp;&quot; &quot;&amp;[.D120]&amp;&quot; &quot;&amp;[.E120]&amp;&quot; &quot;&amp;[.F120]&amp;&quot; &quot;&amp;[.G120]&amp;&quot; &gt;&gt; &quot;&amp;[.B120]&amp;&quot;.csv; echo &quot;&amp;[.A120]" office:value-type="string" office:string-value="./l input/qsort2020-01-191912.nvt 128 16 8192 5 2.5 &gt;&gt; qsort2020-01-191912.nvt.csv; echo 44" calcext:value-type="string">
            <text:p>./l input/qsort2020-01-191912.nvt 128 16 8192 5 2.5 &gt;&gt; qsort2020-01-191912.nvt.csv; echo 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21]&amp;&quot; &quot;&amp;[.C121]&amp;&quot; &quot;&amp;[.D121]&amp;&quot; &quot;&amp;[.E121]&amp;&quot; &quot;&amp;[.F121]&amp;&quot; &quot;&amp;[.G121]&amp;&quot; &gt;&gt; &quot;&amp;[.B121]&amp;&quot;.csv; echo &quot;&amp;[.A121]" office:value-type="string" office:string-value="./l input/qsort2020-01-191912.nvt 16 32 8192 5 2.5 &gt;&gt; qsort2020-01-191912.nvt.csv; echo 45" calcext:value-type="string">
            <text:p>./l input/qsort2020-01-191912.nvt 16 32 8192 5 2.5 &gt;&gt; qsort2020-01-191912.nvt.csv; echo 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22]&amp;&quot; &quot;&amp;[.C122]&amp;&quot; &quot;&amp;[.D122]&amp;&quot; &quot;&amp;[.E122]&amp;&quot; &quot;&amp;[.F122]&amp;&quot; &quot;&amp;[.G122]&amp;&quot; &gt;&gt; &quot;&amp;[.B122]&amp;&quot;.csv; echo &quot;&amp;[.A122]" office:value-type="string" office:string-value="./l input/qsort2020-01-191912.nvt 32 32 8192 5 2.5 &gt;&gt; qsort2020-01-191912.nvt.csv; echo 46" calcext:value-type="string">
            <text:p>./l input/qsort2020-01-191912.nvt 32 32 8192 5 2.5 &gt;&gt; qsort2020-01-191912.nvt.csv; echo 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23]&amp;&quot; &quot;&amp;[.C123]&amp;&quot; &quot;&amp;[.D123]&amp;&quot; &quot;&amp;[.E123]&amp;&quot; &quot;&amp;[.F123]&amp;&quot; &quot;&amp;[.G123]&amp;&quot; &gt;&gt; &quot;&amp;[.B123]&amp;&quot;.csv; echo &quot;&amp;[.A123]" office:value-type="string" office:string-value="./l input/qsort2020-01-191912.nvt 64 32 8192 5 2.5 &gt;&gt; qsort2020-01-191912.nvt.csv; echo 47" calcext:value-type="string">
            <text:p>./l input/qsort2020-01-191912.nvt 64 32 8192 5 2.5 &gt;&gt; qsort2020-01-191912.nvt.csv; echo 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24]&amp;&quot; &quot;&amp;[.C124]&amp;&quot; &quot;&amp;[.D124]&amp;&quot; &quot;&amp;[.E124]&amp;&quot; &quot;&amp;[.F124]&amp;&quot; &quot;&amp;[.G124]&amp;&quot; &gt;&gt; &quot;&amp;[.B124]&amp;&quot;.csv; echo &quot;&amp;[.A124]" office:value-type="string" office:string-value="./l input/qsort2020-01-191912.nvt 128 32 8192 5 2.5 &gt;&gt; qsort2020-01-191912.nvt.csv; echo 48" calcext:value-type="string">
            <text:p>./l input/qsort2020-01-191912.nvt 128 32 8192 5 2.5 &gt;&gt; qsort2020-01-191912.nvt.csv; echo 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25]&amp;&quot; &quot;&amp;[.C125]&amp;&quot; &quot;&amp;[.D125]&amp;&quot; &quot;&amp;[.E125]&amp;&quot; &quot;&amp;[.F125]&amp;&quot; &quot;&amp;[.G125]&amp;&quot; &gt;&gt; &quot;&amp;[.B125]&amp;&quot;.csv; echo &quot;&amp;[.A125]" office:value-type="string" office:string-value="./l input/qsort2020-01-191912.nvt 16 16 1024 7.5 2.5 &gt;&gt; qsort2020-01-191912.nvt.csv; echo 49" calcext:value-type="string">
            <text:p>./l input/qsort2020-01-191912.nvt 16 16 1024 7.5 2.5 &gt;&gt; qsort2020-01-191912.nvt.csv; echo 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26]&amp;&quot; &quot;&amp;[.C126]&amp;&quot; &quot;&amp;[.D126]&amp;&quot; &quot;&amp;[.E126]&amp;&quot; &quot;&amp;[.F126]&amp;&quot; &quot;&amp;[.G126]&amp;&quot; &gt;&gt; &quot;&amp;[.B126]&amp;&quot;.csv; echo &quot;&amp;[.A126]" office:value-type="string" office:string-value="./l input/qsort2020-01-191912.nvt 32 16 1024 7.5 2.5 &gt;&gt; qsort2020-01-191912.nvt.csv; echo 50" calcext:value-type="string">
            <text:p>./l input/qsort2020-01-191912.nvt 32 16 1024 7.5 2.5 &gt;&gt; qsort2020-01-191912.nvt.csv; echo 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27]&amp;&quot; &quot;&amp;[.C127]&amp;&quot; &quot;&amp;[.D127]&amp;&quot; &quot;&amp;[.E127]&amp;&quot; &quot;&amp;[.F127]&amp;&quot; &quot;&amp;[.G127]&amp;&quot; &gt;&gt; &quot;&amp;[.B127]&amp;&quot;.csv; echo &quot;&amp;[.A127]" office:value-type="string" office:string-value="./l input/qsort2020-01-191912.nvt 64 16 1024 7.5 2.5 &gt;&gt; qsort2020-01-191912.nvt.csv; echo 51" calcext:value-type="string">
            <text:p>./l input/qsort2020-01-191912.nvt 64 16 1024 7.5 2.5 &gt;&gt; qsort2020-01-191912.nvt.csv; echo 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28]&amp;&quot; &quot;&amp;[.C128]&amp;&quot; &quot;&amp;[.D128]&amp;&quot; &quot;&amp;[.E128]&amp;&quot; &quot;&amp;[.F128]&amp;&quot; &quot;&amp;[.G128]&amp;&quot; &gt;&gt; &quot;&amp;[.B128]&amp;&quot;.csv; echo &quot;&amp;[.A128]" office:value-type="string" office:string-value="./l input/qsort2020-01-191912.nvt 128 16 1024 7.5 2.5 &gt;&gt; qsort2020-01-191912.nvt.csv; echo 52" calcext:value-type="string">
            <text:p>./l input/qsort2020-01-191912.nvt 128 16 1024 7.5 2.5 &gt;&gt; qsort2020-01-191912.nvt.csv; echo 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29]&amp;&quot; &quot;&amp;[.C129]&amp;&quot; &quot;&amp;[.D129]&amp;&quot; &quot;&amp;[.E129]&amp;&quot; &quot;&amp;[.F129]&amp;&quot; &quot;&amp;[.G129]&amp;&quot; &gt;&gt; &quot;&amp;[.B129]&amp;&quot;.csv; echo &quot;&amp;[.A129]" office:value-type="string" office:string-value="./l input/qsort2020-01-191912.nvt 16 32 1024 7.5 2.5 &gt;&gt; qsort2020-01-191912.nvt.csv; echo 53" calcext:value-type="string">
            <text:p>./l input/qsort2020-01-191912.nvt 16 32 1024 7.5 2.5 &gt;&gt; qsort2020-01-191912.nvt.csv; echo 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30]&amp;&quot; &quot;&amp;[.C130]&amp;&quot; &quot;&amp;[.D130]&amp;&quot; &quot;&amp;[.E130]&amp;&quot; &quot;&amp;[.F130]&amp;&quot; &quot;&amp;[.G130]&amp;&quot; &gt;&gt; &quot;&amp;[.B130]&amp;&quot;.csv; echo &quot;&amp;[.A130]" office:value-type="string" office:string-value="./l input/qsort2020-01-191912.nvt 32 32 1024 7.5 2.5 &gt;&gt; qsort2020-01-191912.nvt.csv; echo 54" calcext:value-type="string">
            <text:p>./l input/qsort2020-01-191912.nvt 32 32 1024 7.5 2.5 &gt;&gt; qsort2020-01-191912.nvt.csv; echo 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31]&amp;&quot; &quot;&amp;[.C131]&amp;&quot; &quot;&amp;[.D131]&amp;&quot; &quot;&amp;[.E131]&amp;&quot; &quot;&amp;[.F131]&amp;&quot; &quot;&amp;[.G131]&amp;&quot; &gt;&gt; &quot;&amp;[.B131]&amp;&quot;.csv; echo &quot;&amp;[.A131]" office:value-type="string" office:string-value="./l input/qsort2020-01-191912.nvt 64 32 1024 7.5 2.5 &gt;&gt; qsort2020-01-191912.nvt.csv; echo 55" calcext:value-type="string">
            <text:p>./l input/qsort2020-01-191912.nvt 64 32 1024 7.5 2.5 &gt;&gt; qsort2020-01-191912.nvt.csv; echo 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32]&amp;&quot; &quot;&amp;[.C132]&amp;&quot; &quot;&amp;[.D132]&amp;&quot; &quot;&amp;[.E132]&amp;&quot; &quot;&amp;[.F132]&amp;&quot; &quot;&amp;[.G132]&amp;&quot; &gt;&gt; &quot;&amp;[.B132]&amp;&quot;.csv; echo &quot;&amp;[.A132]" office:value-type="string" office:string-value="./l input/qsort2020-01-191912.nvt 128 32 1024 7.5 2.5 &gt;&gt; qsort2020-01-191912.nvt.csv; echo 56" calcext:value-type="string">
            <text:p>./l input/qsort2020-01-191912.nvt 128 32 1024 7.5 2.5 &gt;&gt; qsort2020-01-191912.nvt.csv; echo 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33]&amp;&quot; &quot;&amp;[.C133]&amp;&quot; &quot;&amp;[.D133]&amp;&quot; &quot;&amp;[.E133]&amp;&quot; &quot;&amp;[.F133]&amp;&quot; &quot;&amp;[.G133]&amp;&quot; &gt;&gt; &quot;&amp;[.B133]&amp;&quot;.csv; echo &quot;&amp;[.A133]" office:value-type="string" office:string-value="./l input/qsort2020-01-191912.nvt 16 16 8192 7.5 2.5 &gt;&gt; qsort2020-01-191912.nvt.csv; echo 57" calcext:value-type="string">
            <text:p>./l input/qsort2020-01-191912.nvt 16 16 8192 7.5 2.5 &gt;&gt; qsort2020-01-191912.nvt.csv; echo 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sort2020-01-191912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34]&amp;&quot; &quot;&amp;[.C134]&amp;&quot; &quot;&amp;[.D134]&amp;&quot; &quot;&amp;[.E134]&amp;&quot; &quot;&amp;[.F134]&amp;&quot; &quot;&amp;[.G134]&amp;&quot; &gt;&gt; &quot;&amp;[.B134]&amp;&quot;.csv; echo &quot;&amp;[.A134]" office:value-type="string" office:string-value="./l input/qsort2020-01-191912.nvt 32 16 8192 7.5 2.5 &gt;&gt; qsort2020-01-191912.nvt.csv; echo 58" calcext:value-type="string">
            <text:p>./l input/qsort2020-01-191912.nvt 32 16 8192 7.5 2.5 &gt;&gt; qsort2020-01-191912.nvt.csv; echo 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35]&amp;&quot; &quot;&amp;[.C135]&amp;&quot; &quot;&amp;[.D135]&amp;&quot; &quot;&amp;[.E135]&amp;&quot; &quot;&amp;[.F135]&amp;&quot; &quot;&amp;[.G135]&amp;&quot; &gt;&gt; &quot;&amp;[.B135]&amp;&quot;.csv; echo &quot;&amp;[.A135]" office:value-type="string" office:string-value="./l input/qsort2020-01-191912.nvt 64 16 8192 7.5 2.5 &gt;&gt; qsort2020-01-191912.nvt.csv; echo 59" calcext:value-type="string">
            <text:p>./l input/qsort2020-01-191912.nvt 64 16 8192 7.5 2.5 &gt;&gt; qsort2020-01-191912.nvt.csv; echo 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36]&amp;&quot; &quot;&amp;[.C136]&amp;&quot; &quot;&amp;[.D136]&amp;&quot; &quot;&amp;[.E136]&amp;&quot; &quot;&amp;[.F136]&amp;&quot; &quot;&amp;[.G136]&amp;&quot; &gt;&gt; &quot;&amp;[.B136]&amp;&quot;.csv; echo &quot;&amp;[.A136]" office:value-type="string" office:string-value="./l input/qsort2020-01-191912.nvt 128 16 8192 7.5 2.5 &gt;&gt; qsort2020-01-191912.nvt.csv; echo 60" calcext:value-type="string">
            <text:p>./l input/qsort2020-01-191912.nvt 128 16 8192 7.5 2.5 &gt;&gt; qsort2020-01-191912.nvt.csv; echo 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sort2020-01-191912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37]&amp;&quot; &quot;&amp;[.C137]&amp;&quot; &quot;&amp;[.D137]&amp;&quot; &quot;&amp;[.E137]&amp;&quot; &quot;&amp;[.F137]&amp;&quot; &quot;&amp;[.G137]&amp;&quot; &gt;&gt; &quot;&amp;[.B137]&amp;&quot;.csv; echo &quot;&amp;[.A137]" office:value-type="string" office:string-value="./l input/qsort2020-01-191912.nvt 16 32 8192 7.5 2.5 &gt;&gt; qsort2020-01-191912.nvt.csv; echo 61" calcext:value-type="string">
            <text:p>./l input/qsort2020-01-191912.nvt 16 32 8192 7.5 2.5 &gt;&gt; qsort2020-01-191912.nvt.csv; echo 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sort2020-01-191912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38]&amp;&quot; &quot;&amp;[.C138]&amp;&quot; &quot;&amp;[.D138]&amp;&quot; &quot;&amp;[.E138]&amp;&quot; &quot;&amp;[.F138]&amp;&quot; &quot;&amp;[.G138]&amp;&quot; &gt;&gt; &quot;&amp;[.B138]&amp;&quot;.csv; echo &quot;&amp;[.A138]" office:value-type="string" office:string-value="./l input/qsort2020-01-191912.nvt 32 32 8192 7.5 2.5 &gt;&gt; qsort2020-01-191912.nvt.csv; echo 62" calcext:value-type="string">
            <text:p>./l input/qsort2020-01-191912.nvt 32 32 8192 7.5 2.5 &gt;&gt; qsort2020-01-191912.nvt.csv; echo 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sort2020-01-191912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39]&amp;&quot; &quot;&amp;[.C139]&amp;&quot; &quot;&amp;[.D139]&amp;&quot; &quot;&amp;[.E139]&amp;&quot; &quot;&amp;[.F139]&amp;&quot; &quot;&amp;[.G139]&amp;&quot; &gt;&gt; &quot;&amp;[.B139]&amp;&quot;.csv; echo &quot;&amp;[.A139]" office:value-type="string" office:string-value="./l input/qsort2020-01-191912.nvt 64 32 8192 7.5 2.5 &gt;&gt; qsort2020-01-191912.nvt.csv; echo 63" calcext:value-type="string">
            <text:p>./l input/qsort2020-01-191912.nvt 64 32 8192 7.5 2.5 &gt;&gt; qsort2020-01-191912.nvt.csv; echo 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sort2020-01-191912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40]&amp;&quot; &quot;&amp;[.C140]&amp;&quot; &quot;&amp;[.D140]&amp;&quot; &quot;&amp;[.E140]&amp;&quot; &quot;&amp;[.F140]&amp;&quot; &quot;&amp;[.G140]&amp;&quot; &gt;&gt; &quot;&amp;[.B140]&amp;&quot;.csv; echo &quot;&amp;[.A140]" office:value-type="string" office:string-value="./l input/qsort2020-01-191912.nvt 128 32 8192 7.5 2.5 &gt;&gt; qsort2020-01-191912.nvt.csv; echo 64" calcext:value-type="string">
            <text:p>./l input/qsort2020-01-191912.nvt 128 32 8192 7.5 2.5 &gt;&gt; qsort2020-01-191912.nvt.csv; echo 6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42]&amp;&quot; &quot;&amp;[.C142]&amp;&quot; &quot;&amp;[.D142]&amp;&quot; &quot;&amp;[.E142]&amp;&quot; &quot;&amp;[.F142]&amp;&quot; &quot;&amp;[.G142]&amp;&quot; &gt;&gt; &quot;&amp;[.B142]&amp;&quot;.csv; echo &quot;&amp;[.A142]" office:value-type="string" office:string-value="./l input/fft2020-01-191758.nvt 16 16 1024 5 5 &gt;&gt; fft2020-01-191758.nvt.csv; echo 1" calcext:value-type="string">
            <text:p>./l input/fft2020-01-191758.nvt 16 16 1024 5 5 &gt;&gt; fft2020-01-191758.nvt.csv; ech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43]&amp;&quot; &quot;&amp;[.C143]&amp;&quot; &quot;&amp;[.D143]&amp;&quot; &quot;&amp;[.E143]&amp;&quot; &quot;&amp;[.F143]&amp;&quot; &quot;&amp;[.G143]&amp;&quot; &gt;&gt; &quot;&amp;[.B143]&amp;&quot;.csv; echo &quot;&amp;[.A143]" office:value-type="string" office:string-value="./l input/fft2020-01-191758.nvt 32 16 1024 5 5 &gt;&gt; fft2020-01-191758.nvt.csv; echo 2" calcext:value-type="string">
            <text:p>./l input/fft2020-01-191758.nvt 32 16 1024 5 5 &gt;&gt; fft2020-01-191758.nvt.csv; echo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44]&amp;&quot; &quot;&amp;[.C144]&amp;&quot; &quot;&amp;[.D144]&amp;&quot; &quot;&amp;[.E144]&amp;&quot; &quot;&amp;[.F144]&amp;&quot; &quot;&amp;[.G144]&amp;&quot; &gt;&gt; &quot;&amp;[.B144]&amp;&quot;.csv; echo &quot;&amp;[.A144]" office:value-type="string" office:string-value="./l input/fft2020-01-191758.nvt 64 16 1024 5 5 &gt;&gt; fft2020-01-191758.nvt.csv; echo 3" calcext:value-type="string">
            <text:p>./l input/fft2020-01-191758.nvt 64 16 1024 5 5 &gt;&gt; fft2020-01-191758.nvt.csv; echo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45]&amp;&quot; &quot;&amp;[.C145]&amp;&quot; &quot;&amp;[.D145]&amp;&quot; &quot;&amp;[.E145]&amp;&quot; &quot;&amp;[.F145]&amp;&quot; &quot;&amp;[.G145]&amp;&quot; &gt;&gt; &quot;&amp;[.B145]&amp;&quot;.csv; echo &quot;&amp;[.A145]" office:value-type="string" office:string-value="./l input/fft2020-01-191758.nvt 128 16 1024 5 5 &gt;&gt; fft2020-01-191758.nvt.csv; echo 4" calcext:value-type="string">
            <text:p>./l input/fft2020-01-191758.nvt 128 16 1024 5 5 &gt;&gt; fft2020-01-191758.nvt.csv; ech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46]&amp;&quot; &quot;&amp;[.C146]&amp;&quot; &quot;&amp;[.D146]&amp;&quot; &quot;&amp;[.E146]&amp;&quot; &quot;&amp;[.F146]&amp;&quot; &quot;&amp;[.G146]&amp;&quot; &gt;&gt; &quot;&amp;[.B146]&amp;&quot;.csv; echo &quot;&amp;[.A146]" office:value-type="string" office:string-value="./l input/fft2020-01-191758.nvt 16 32 1024 5 5 &gt;&gt; fft2020-01-191758.nvt.csv; echo 5" calcext:value-type="string">
            <text:p>./l input/fft2020-01-191758.nvt 16 32 1024 5 5 &gt;&gt; fft2020-01-191758.nvt.csv; echo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47]&amp;&quot; &quot;&amp;[.C147]&amp;&quot; &quot;&amp;[.D147]&amp;&quot; &quot;&amp;[.E147]&amp;&quot; &quot;&amp;[.F147]&amp;&quot; &quot;&amp;[.G147]&amp;&quot; &gt;&gt; &quot;&amp;[.B147]&amp;&quot;.csv; echo &quot;&amp;[.A147]" office:value-type="string" office:string-value="./l input/fft2020-01-191758.nvt 32 32 1024 5 5 &gt;&gt; fft2020-01-191758.nvt.csv; echo 6" calcext:value-type="string">
            <text:p>./l input/fft2020-01-191758.nvt 32 32 1024 5 5 &gt;&gt; fft2020-01-191758.nvt.csv; echo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48]&amp;&quot; &quot;&amp;[.C148]&amp;&quot; &quot;&amp;[.D148]&amp;&quot; &quot;&amp;[.E148]&amp;&quot; &quot;&amp;[.F148]&amp;&quot; &quot;&amp;[.G148]&amp;&quot; &gt;&gt; &quot;&amp;[.B148]&amp;&quot;.csv; echo &quot;&amp;[.A148]" office:value-type="string" office:string-value="./l input/fft2020-01-191758.nvt 64 32 1024 5 5 &gt;&gt; fft2020-01-191758.nvt.csv; echo 7" calcext:value-type="string">
            <text:p>./l input/fft2020-01-191758.nvt 64 32 1024 5 5 &gt;&gt; fft2020-01-191758.nvt.csv; echo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49]&amp;&quot; &quot;&amp;[.C149]&amp;&quot; &quot;&amp;[.D149]&amp;&quot; &quot;&amp;[.E149]&amp;&quot; &quot;&amp;[.F149]&amp;&quot; &quot;&amp;[.G149]&amp;&quot; &gt;&gt; &quot;&amp;[.B149]&amp;&quot;.csv; echo &quot;&amp;[.A149]" office:value-type="string" office:string-value="./l input/fft2020-01-191758.nvt 128 32 1024 5 5 &gt;&gt; fft2020-01-191758.nvt.csv; echo 8" calcext:value-type="string">
            <text:p>./l input/fft2020-01-191758.nvt 128 32 1024 5 5 &gt;&gt; fft2020-01-191758.nvt.csv; echo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50]&amp;&quot; &quot;&amp;[.C150]&amp;&quot; &quot;&amp;[.D150]&amp;&quot; &quot;&amp;[.E150]&amp;&quot; &quot;&amp;[.F150]&amp;&quot; &quot;&amp;[.G150]&amp;&quot; &gt;&gt; &quot;&amp;[.B150]&amp;&quot;.csv; echo &quot;&amp;[.A150]" office:value-type="string" office:string-value="./l input/fft2020-01-191758.nvt 16 16 8192 5 5 &gt;&gt; fft2020-01-191758.nvt.csv; echo 9" calcext:value-type="string">
            <text:p>./l input/fft2020-01-191758.nvt 16 16 8192 5 5 &gt;&gt; fft2020-01-191758.nvt.csv; echo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51]&amp;&quot; &quot;&amp;[.C151]&amp;&quot; &quot;&amp;[.D151]&amp;&quot; &quot;&amp;[.E151]&amp;&quot; &quot;&amp;[.F151]&amp;&quot; &quot;&amp;[.G151]&amp;&quot; &gt;&gt; &quot;&amp;[.B151]&amp;&quot;.csv; echo &quot;&amp;[.A151]" office:value-type="string" office:string-value="./l input/fft2020-01-191758.nvt 32 16 8192 5 5 &gt;&gt; fft2020-01-191758.nvt.csv; echo 10" calcext:value-type="string">
            <text:p>./l input/fft2020-01-191758.nvt 32 16 8192 5 5 &gt;&gt; fft2020-01-191758.nvt.csv; echo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52]&amp;&quot; &quot;&amp;[.C152]&amp;&quot; &quot;&amp;[.D152]&amp;&quot; &quot;&amp;[.E152]&amp;&quot; &quot;&amp;[.F152]&amp;&quot; &quot;&amp;[.G152]&amp;&quot; &gt;&gt; &quot;&amp;[.B152]&amp;&quot;.csv; echo &quot;&amp;[.A152]" office:value-type="string" office:string-value="./l input/fft2020-01-191758.nvt 64 16 8192 5 5 &gt;&gt; fft2020-01-191758.nvt.csv; echo 11" calcext:value-type="string">
            <text:p>./l input/fft2020-01-191758.nvt 64 16 8192 5 5 &gt;&gt; fft2020-01-191758.nvt.csv; echo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53]&amp;&quot; &quot;&amp;[.C153]&amp;&quot; &quot;&amp;[.D153]&amp;&quot; &quot;&amp;[.E153]&amp;&quot; &quot;&amp;[.F153]&amp;&quot; &quot;&amp;[.G153]&amp;&quot; &gt;&gt; &quot;&amp;[.B153]&amp;&quot;.csv; echo &quot;&amp;[.A153]" office:value-type="string" office:string-value="./l input/fft2020-01-191758.nvt 128 16 8192 5 5 &gt;&gt; fft2020-01-191758.nvt.csv; echo 12" calcext:value-type="string">
            <text:p>./l input/fft2020-01-191758.nvt 128 16 8192 5 5 &gt;&gt; fft2020-01-191758.nvt.csv; echo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54]&amp;&quot; &quot;&amp;[.C154]&amp;&quot; &quot;&amp;[.D154]&amp;&quot; &quot;&amp;[.E154]&amp;&quot; &quot;&amp;[.F154]&amp;&quot; &quot;&amp;[.G154]&amp;&quot; &gt;&gt; &quot;&amp;[.B154]&amp;&quot;.csv; echo &quot;&amp;[.A154]" office:value-type="string" office:string-value="./l input/fft2020-01-191758.nvt 16 32 8192 5 5 &gt;&gt; fft2020-01-191758.nvt.csv; echo 13" calcext:value-type="string">
            <text:p>./l input/fft2020-01-191758.nvt 16 32 8192 5 5 &gt;&gt; fft2020-01-191758.nvt.csv; echo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55]&amp;&quot; &quot;&amp;[.C155]&amp;&quot; &quot;&amp;[.D155]&amp;&quot; &quot;&amp;[.E155]&amp;&quot; &quot;&amp;[.F155]&amp;&quot; &quot;&amp;[.G155]&amp;&quot; &gt;&gt; &quot;&amp;[.B155]&amp;&quot;.csv; echo &quot;&amp;[.A155]" office:value-type="string" office:string-value="./l input/fft2020-01-191758.nvt 32 32 8192 5 5 &gt;&gt; fft2020-01-191758.nvt.csv; echo 14" calcext:value-type="string">
            <text:p>./l input/fft2020-01-191758.nvt 32 32 8192 5 5 &gt;&gt; fft2020-01-191758.nvt.csv; echo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56]&amp;&quot; &quot;&amp;[.C156]&amp;&quot; &quot;&amp;[.D156]&amp;&quot; &quot;&amp;[.E156]&amp;&quot; &quot;&amp;[.F156]&amp;&quot; &quot;&amp;[.G156]&amp;&quot; &gt;&gt; &quot;&amp;[.B156]&amp;&quot;.csv; echo &quot;&amp;[.A156]" office:value-type="string" office:string-value="./l input/fft2020-01-191758.nvt 64 32 8192 5 5 &gt;&gt; fft2020-01-191758.nvt.csv; echo 15" calcext:value-type="string">
            <text:p>./l input/fft2020-01-191758.nvt 64 32 8192 5 5 &gt;&gt; fft2020-01-191758.nvt.csv; echo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157]&amp;&quot; &quot;&amp;[.C157]&amp;&quot; &quot;&amp;[.D157]&amp;&quot; &quot;&amp;[.E157]&amp;&quot; &quot;&amp;[.F157]&amp;&quot; &quot;&amp;[.G157]&amp;&quot; &gt;&gt; &quot;&amp;[.B157]&amp;&quot;.csv; echo &quot;&amp;[.A157]" office:value-type="string" office:string-value="./l input/fft2020-01-191758.nvt 128 32 8192 5 5 &gt;&gt; fft2020-01-191758.nvt.csv; echo 16" calcext:value-type="string">
            <text:p>./l input/fft2020-01-191758.nvt 128 32 8192 5 5 &gt;&gt; fft2020-01-191758.nvt.csv; echo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58]&amp;&quot; &quot;&amp;[.C158]&amp;&quot; &quot;&amp;[.D158]&amp;&quot; &quot;&amp;[.E158]&amp;&quot; &quot;&amp;[.F158]&amp;&quot; &quot;&amp;[.G158]&amp;&quot; &gt;&gt; &quot;&amp;[.B158]&amp;&quot;.csv; echo &quot;&amp;[.A158]" office:value-type="string" office:string-value="./l input/fft2020-01-191758.nvt 16 16 1024 7.5 5 &gt;&gt; fft2020-01-191758.nvt.csv; echo 17" calcext:value-type="string">
            <text:p>./l input/fft2020-01-191758.nvt 16 16 1024 7.5 5 &gt;&gt; fft2020-01-191758.nvt.csv; echo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59]&amp;&quot; &quot;&amp;[.C159]&amp;&quot; &quot;&amp;[.D159]&amp;&quot; &quot;&amp;[.E159]&amp;&quot; &quot;&amp;[.F159]&amp;&quot; &quot;&amp;[.G159]&amp;&quot; &gt;&gt; &quot;&amp;[.B159]&amp;&quot;.csv; echo &quot;&amp;[.A159]" office:value-type="string" office:string-value="./l input/fft2020-01-191758.nvt 32 16 1024 7.5 5 &gt;&gt; fft2020-01-191758.nvt.csv; echo 18" calcext:value-type="string">
            <text:p>./l input/fft2020-01-191758.nvt 32 16 1024 7.5 5 &gt;&gt; fft2020-01-191758.nvt.csv; echo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60]&amp;&quot; &quot;&amp;[.C160]&amp;&quot; &quot;&amp;[.D160]&amp;&quot; &quot;&amp;[.E160]&amp;&quot; &quot;&amp;[.F160]&amp;&quot; &quot;&amp;[.G160]&amp;&quot; &gt;&gt; &quot;&amp;[.B160]&amp;&quot;.csv; echo &quot;&amp;[.A160]" office:value-type="string" office:string-value="./l input/fft2020-01-191758.nvt 64 16 1024 7.5 5 &gt;&gt; fft2020-01-191758.nvt.csv; echo 19" calcext:value-type="string">
            <text:p>./l input/fft2020-01-191758.nvt 64 16 1024 7.5 5 &gt;&gt; fft2020-01-191758.nvt.csv; echo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61]&amp;&quot; &quot;&amp;[.C161]&amp;&quot; &quot;&amp;[.D161]&amp;&quot; &quot;&amp;[.E161]&amp;&quot; &quot;&amp;[.F161]&amp;&quot; &quot;&amp;[.G161]&amp;&quot; &gt;&gt; &quot;&amp;[.B161]&amp;&quot;.csv; echo &quot;&amp;[.A161]" office:value-type="string" office:string-value="./l input/fft2020-01-191758.nvt 128 16 1024 7.5 5 &gt;&gt; fft2020-01-191758.nvt.csv; echo 20" calcext:value-type="string">
            <text:p>./l input/fft2020-01-191758.nvt 128 16 1024 7.5 5 &gt;&gt; fft2020-01-191758.nvt.csv; echo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62]&amp;&quot; &quot;&amp;[.C162]&amp;&quot; &quot;&amp;[.D162]&amp;&quot; &quot;&amp;[.E162]&amp;&quot; &quot;&amp;[.F162]&amp;&quot; &quot;&amp;[.G162]&amp;&quot; &gt;&gt; &quot;&amp;[.B162]&amp;&quot;.csv; echo &quot;&amp;[.A162]" office:value-type="string" office:string-value="./l input/fft2020-01-191758.nvt 16 32 1024 7.5 5 &gt;&gt; fft2020-01-191758.nvt.csv; echo 21" calcext:value-type="string">
            <text:p>./l input/fft2020-01-191758.nvt 16 32 1024 7.5 5 &gt;&gt; fft2020-01-191758.nvt.csv; echo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63]&amp;&quot; &quot;&amp;[.C163]&amp;&quot; &quot;&amp;[.D163]&amp;&quot; &quot;&amp;[.E163]&amp;&quot; &quot;&amp;[.F163]&amp;&quot; &quot;&amp;[.G163]&amp;&quot; &gt;&gt; &quot;&amp;[.B163]&amp;&quot;.csv; echo &quot;&amp;[.A163]" office:value-type="string" office:string-value="./l input/fft2020-01-191758.nvt 32 32 1024 7.5 5 &gt;&gt; fft2020-01-191758.nvt.csv; echo 22" calcext:value-type="string">
            <text:p>./l input/fft2020-01-191758.nvt 32 32 1024 7.5 5 &gt;&gt; fft2020-01-191758.nvt.csv; echo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64]&amp;&quot; &quot;&amp;[.C164]&amp;&quot; &quot;&amp;[.D164]&amp;&quot; &quot;&amp;[.E164]&amp;&quot; &quot;&amp;[.F164]&amp;&quot; &quot;&amp;[.G164]&amp;&quot; &gt;&gt; &quot;&amp;[.B164]&amp;&quot;.csv; echo &quot;&amp;[.A164]" office:value-type="string" office:string-value="./l input/fft2020-01-191758.nvt 64 32 1024 7.5 5 &gt;&gt; fft2020-01-191758.nvt.csv; echo 23" calcext:value-type="string">
            <text:p>./l input/fft2020-01-191758.nvt 64 32 1024 7.5 5 &gt;&gt; fft2020-01-191758.nvt.csv; echo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65]&amp;&quot; &quot;&amp;[.C165]&amp;&quot; &quot;&amp;[.D165]&amp;&quot; &quot;&amp;[.E165]&amp;&quot; &quot;&amp;[.F165]&amp;&quot; &quot;&amp;[.G165]&amp;&quot; &gt;&gt; &quot;&amp;[.B165]&amp;&quot;.csv; echo &quot;&amp;[.A165]" office:value-type="string" office:string-value="./l input/fft2020-01-191758.nvt 128 32 1024 7.5 5 &gt;&gt; fft2020-01-191758.nvt.csv; echo 24" calcext:value-type="string">
            <text:p>./l input/fft2020-01-191758.nvt 128 32 1024 7.5 5 &gt;&gt; fft2020-01-191758.nvt.csv; echo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66]&amp;&quot; &quot;&amp;[.C166]&amp;&quot; &quot;&amp;[.D166]&amp;&quot; &quot;&amp;[.E166]&amp;&quot; &quot;&amp;[.F166]&amp;&quot; &quot;&amp;[.G166]&amp;&quot; &gt;&gt; &quot;&amp;[.B166]&amp;&quot;.csv; echo &quot;&amp;[.A166]" office:value-type="string" office:string-value="./l input/fft2020-01-191758.nvt 16 16 8192 7.5 5 &gt;&gt; fft2020-01-191758.nvt.csv; echo 25" calcext:value-type="string">
            <text:p>./l input/fft2020-01-191758.nvt 16 16 8192 7.5 5 &gt;&gt; fft2020-01-191758.nvt.csv; echo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67]&amp;&quot; &quot;&amp;[.C167]&amp;&quot; &quot;&amp;[.D167]&amp;&quot; &quot;&amp;[.E167]&amp;&quot; &quot;&amp;[.F167]&amp;&quot; &quot;&amp;[.G167]&amp;&quot; &gt;&gt; &quot;&amp;[.B167]&amp;&quot;.csv; echo &quot;&amp;[.A167]" office:value-type="string" office:string-value="./l input/fft2020-01-191758.nvt 32 16 8192 7.5 5 &gt;&gt; fft2020-01-191758.nvt.csv; echo 26" calcext:value-type="string">
            <text:p>./l input/fft2020-01-191758.nvt 32 16 8192 7.5 5 &gt;&gt; fft2020-01-191758.nvt.csv; echo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68]&amp;&quot; &quot;&amp;[.C168]&amp;&quot; &quot;&amp;[.D168]&amp;&quot; &quot;&amp;[.E168]&amp;&quot; &quot;&amp;[.F168]&amp;&quot; &quot;&amp;[.G168]&amp;&quot; &gt;&gt; &quot;&amp;[.B168]&amp;&quot;.csv; echo &quot;&amp;[.A168]" office:value-type="string" office:string-value="./l input/fft2020-01-191758.nvt 64 16 8192 7.5 5 &gt;&gt; fft2020-01-191758.nvt.csv; echo 27" calcext:value-type="string">
            <text:p>./l input/fft2020-01-191758.nvt 64 16 8192 7.5 5 &gt;&gt; fft2020-01-191758.nvt.csv; echo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69]&amp;&quot; &quot;&amp;[.C169]&amp;&quot; &quot;&amp;[.D169]&amp;&quot; &quot;&amp;[.E169]&amp;&quot; &quot;&amp;[.F169]&amp;&quot; &quot;&amp;[.G169]&amp;&quot; &gt;&gt; &quot;&amp;[.B169]&amp;&quot;.csv; echo &quot;&amp;[.A169]" office:value-type="string" office:string-value="./l input/fft2020-01-191758.nvt 128 16 8192 7.5 5 &gt;&gt; fft2020-01-191758.nvt.csv; echo 28" calcext:value-type="string">
            <text:p>./l input/fft2020-01-191758.nvt 128 16 8192 7.5 5 &gt;&gt; fft2020-01-191758.nvt.csv; echo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70]&amp;&quot; &quot;&amp;[.C170]&amp;&quot; &quot;&amp;[.D170]&amp;&quot; &quot;&amp;[.E170]&amp;&quot; &quot;&amp;[.F170]&amp;&quot; &quot;&amp;[.G170]&amp;&quot; &gt;&gt; &quot;&amp;[.B170]&amp;&quot;.csv; echo &quot;&amp;[.A170]" office:value-type="string" office:string-value="./l input/fft2020-01-191758.nvt 16 32 8192 7.5 5 &gt;&gt; fft2020-01-191758.nvt.csv; echo 29" calcext:value-type="string">
            <text:p>./l input/fft2020-01-191758.nvt 16 32 8192 7.5 5 &gt;&gt; fft2020-01-191758.nvt.csv; echo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71]&amp;&quot; &quot;&amp;[.C171]&amp;&quot; &quot;&amp;[.D171]&amp;&quot; &quot;&amp;[.E171]&amp;&quot; &quot;&amp;[.F171]&amp;&quot; &quot;&amp;[.G171]&amp;&quot; &gt;&gt; &quot;&amp;[.B171]&amp;&quot;.csv; echo &quot;&amp;[.A171]" office:value-type="string" office:string-value="./l input/fft2020-01-191758.nvt 32 32 8192 7.5 5 &gt;&gt; fft2020-01-191758.nvt.csv; echo 30" calcext:value-type="string">
            <text:p>./l input/fft2020-01-191758.nvt 32 32 8192 7.5 5 &gt;&gt; fft2020-01-191758.nvt.csv; echo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72]&amp;&quot; &quot;&amp;[.C172]&amp;&quot; &quot;&amp;[.D172]&amp;&quot; &quot;&amp;[.E172]&amp;&quot; &quot;&amp;[.F172]&amp;&quot; &quot;&amp;[.G172]&amp;&quot; &gt;&gt; &quot;&amp;[.B172]&amp;&quot;.csv; echo &quot;&amp;[.A172]" office:value-type="string" office:string-value="./l input/fft2020-01-191758.nvt 64 32 8192 7.5 5 &gt;&gt; fft2020-01-191758.nvt.csv; echo 31" calcext:value-type="string">
            <text:p>./l input/fft2020-01-191758.nvt 64 32 8192 7.5 5 &gt;&gt; fft2020-01-191758.nvt.csv; echo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173]&amp;&quot; &quot;&amp;[.C173]&amp;&quot; &quot;&amp;[.D173]&amp;&quot; &quot;&amp;[.E173]&amp;&quot; &quot;&amp;[.F173]&amp;&quot; &quot;&amp;[.G173]&amp;&quot; &gt;&gt; &quot;&amp;[.B173]&amp;&quot;.csv; echo &quot;&amp;[.A173]" office:value-type="string" office:string-value="./l input/fft2020-01-191758.nvt 128 32 8192 7.5 5 &gt;&gt; fft2020-01-191758.nvt.csv; echo 32" calcext:value-type="string">
            <text:p>./l input/fft2020-01-191758.nvt 128 32 8192 7.5 5 &gt;&gt; fft2020-01-191758.nvt.csv; echo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74]&amp;&quot; &quot;&amp;[.C174]&amp;&quot; &quot;&amp;[.D174]&amp;&quot; &quot;&amp;[.E174]&amp;&quot; &quot;&amp;[.F174]&amp;&quot; &quot;&amp;[.G174]&amp;&quot; &gt;&gt; &quot;&amp;[.B174]&amp;&quot;.csv; echo &quot;&amp;[.A174]" office:value-type="string" office:string-value="./l input/fft2020-01-191758.nvt 16 16 1024 5 2.5 &gt;&gt; fft2020-01-191758.nvt.csv; echo 33" calcext:value-type="string">
            <text:p>./l input/fft2020-01-191758.nvt 16 16 1024 5 2.5 &gt;&gt; fft2020-01-191758.nvt.csv; echo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75]&amp;&quot; &quot;&amp;[.C175]&amp;&quot; &quot;&amp;[.D175]&amp;&quot; &quot;&amp;[.E175]&amp;&quot; &quot;&amp;[.F175]&amp;&quot; &quot;&amp;[.G175]&amp;&quot; &gt;&gt; &quot;&amp;[.B175]&amp;&quot;.csv; echo &quot;&amp;[.A175]" office:value-type="string" office:string-value="./l input/fft2020-01-191758.nvt 32 16 1024 5 2.5 &gt;&gt; fft2020-01-191758.nvt.csv; echo 34" calcext:value-type="string">
            <text:p>./l input/fft2020-01-191758.nvt 32 16 1024 5 2.5 &gt;&gt; fft2020-01-191758.nvt.csv; echo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76]&amp;&quot; &quot;&amp;[.C176]&amp;&quot; &quot;&amp;[.D176]&amp;&quot; &quot;&amp;[.E176]&amp;&quot; &quot;&amp;[.F176]&amp;&quot; &quot;&amp;[.G176]&amp;&quot; &gt;&gt; &quot;&amp;[.B176]&amp;&quot;.csv; echo &quot;&amp;[.A176]" office:value-type="string" office:string-value="./l input/fft2020-01-191758.nvt 64 16 1024 5 2.5 &gt;&gt; fft2020-01-191758.nvt.csv; echo 35" calcext:value-type="string">
            <text:p>./l input/fft2020-01-191758.nvt 64 16 1024 5 2.5 &gt;&gt; fft2020-01-191758.nvt.csv; echo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77]&amp;&quot; &quot;&amp;[.C177]&amp;&quot; &quot;&amp;[.D177]&amp;&quot; &quot;&amp;[.E177]&amp;&quot; &quot;&amp;[.F177]&amp;&quot; &quot;&amp;[.G177]&amp;&quot; &gt;&gt; &quot;&amp;[.B177]&amp;&quot;.csv; echo &quot;&amp;[.A177]" office:value-type="string" office:string-value="./l input/fft2020-01-191758.nvt 128 16 1024 5 2.5 &gt;&gt; fft2020-01-191758.nvt.csv; echo 36" calcext:value-type="string">
            <text:p>./l input/fft2020-01-191758.nvt 128 16 1024 5 2.5 &gt;&gt; fft2020-01-191758.nvt.csv; echo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78]&amp;&quot; &quot;&amp;[.C178]&amp;&quot; &quot;&amp;[.D178]&amp;&quot; &quot;&amp;[.E178]&amp;&quot; &quot;&amp;[.F178]&amp;&quot; &quot;&amp;[.G178]&amp;&quot; &gt;&gt; &quot;&amp;[.B178]&amp;&quot;.csv; echo &quot;&amp;[.A178]" office:value-type="string" office:string-value="./l input/fft2020-01-191758.nvt 16 32 1024 5 2.5 &gt;&gt; fft2020-01-191758.nvt.csv; echo 37" calcext:value-type="string">
            <text:p>./l input/fft2020-01-191758.nvt 16 32 1024 5 2.5 &gt;&gt; fft2020-01-191758.nvt.csv; echo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79]&amp;&quot; &quot;&amp;[.C179]&amp;&quot; &quot;&amp;[.D179]&amp;&quot; &quot;&amp;[.E179]&amp;&quot; &quot;&amp;[.F179]&amp;&quot; &quot;&amp;[.G179]&amp;&quot; &gt;&gt; &quot;&amp;[.B179]&amp;&quot;.csv; echo &quot;&amp;[.A179]" office:value-type="string" office:string-value="./l input/fft2020-01-191758.nvt 32 32 1024 5 2.5 &gt;&gt; fft2020-01-191758.nvt.csv; echo 38" calcext:value-type="string">
            <text:p>./l input/fft2020-01-191758.nvt 32 32 1024 5 2.5 &gt;&gt; fft2020-01-191758.nvt.csv; echo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80]&amp;&quot; &quot;&amp;[.C180]&amp;&quot; &quot;&amp;[.D180]&amp;&quot; &quot;&amp;[.E180]&amp;&quot; &quot;&amp;[.F180]&amp;&quot; &quot;&amp;[.G180]&amp;&quot; &gt;&gt; &quot;&amp;[.B180]&amp;&quot;.csv; echo &quot;&amp;[.A180]" office:value-type="string" office:string-value="./l input/fft2020-01-191758.nvt 64 32 1024 5 2.5 &gt;&gt; fft2020-01-191758.nvt.csv; echo 39" calcext:value-type="string">
            <text:p>./l input/fft2020-01-191758.nvt 64 32 1024 5 2.5 &gt;&gt; fft2020-01-191758.nvt.csv; echo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81]&amp;&quot; &quot;&amp;[.C181]&amp;&quot; &quot;&amp;[.D181]&amp;&quot; &quot;&amp;[.E181]&amp;&quot; &quot;&amp;[.F181]&amp;&quot; &quot;&amp;[.G181]&amp;&quot; &gt;&gt; &quot;&amp;[.B181]&amp;&quot;.csv; echo &quot;&amp;[.A181]" office:value-type="string" office:string-value="./l input/fft2020-01-191758.nvt 128 32 1024 5 2.5 &gt;&gt; fft2020-01-191758.nvt.csv; echo 40" calcext:value-type="string">
            <text:p>./l input/fft2020-01-191758.nvt 128 32 1024 5 2.5 &gt;&gt; fft2020-01-191758.nvt.csv; echo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82]&amp;&quot; &quot;&amp;[.C182]&amp;&quot; &quot;&amp;[.D182]&amp;&quot; &quot;&amp;[.E182]&amp;&quot; &quot;&amp;[.F182]&amp;&quot; &quot;&amp;[.G182]&amp;&quot; &gt;&gt; &quot;&amp;[.B182]&amp;&quot;.csv; echo &quot;&amp;[.A182]" office:value-type="string" office:string-value="./l input/fft2020-01-191758.nvt 16 16 8192 5 2.5 &gt;&gt; fft2020-01-191758.nvt.csv; echo 41" calcext:value-type="string">
            <text:p>./l input/fft2020-01-191758.nvt 16 16 8192 5 2.5 &gt;&gt; fft2020-01-191758.nvt.csv; echo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83]&amp;&quot; &quot;&amp;[.C183]&amp;&quot; &quot;&amp;[.D183]&amp;&quot; &quot;&amp;[.E183]&amp;&quot; &quot;&amp;[.F183]&amp;&quot; &quot;&amp;[.G183]&amp;&quot; &gt;&gt; &quot;&amp;[.B183]&amp;&quot;.csv; echo &quot;&amp;[.A183]" office:value-type="string" office:string-value="./l input/fft2020-01-191758.nvt 32 16 8192 5 2.5 &gt;&gt; fft2020-01-191758.nvt.csv; echo 42" calcext:value-type="string">
            <text:p>./l input/fft2020-01-191758.nvt 32 16 8192 5 2.5 &gt;&gt; fft2020-01-191758.nvt.csv; echo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84]&amp;&quot; &quot;&amp;[.C184]&amp;&quot; &quot;&amp;[.D184]&amp;&quot; &quot;&amp;[.E184]&amp;&quot; &quot;&amp;[.F184]&amp;&quot; &quot;&amp;[.G184]&amp;&quot; &gt;&gt; &quot;&amp;[.B184]&amp;&quot;.csv; echo &quot;&amp;[.A184]" office:value-type="string" office:string-value="./l input/fft2020-01-191758.nvt 64 16 8192 5 2.5 &gt;&gt; fft2020-01-191758.nvt.csv; echo 43" calcext:value-type="string">
            <text:p>./l input/fft2020-01-191758.nvt 64 16 8192 5 2.5 &gt;&gt; fft2020-01-191758.nvt.csv; echo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85]&amp;&quot; &quot;&amp;[.C185]&amp;&quot; &quot;&amp;[.D185]&amp;&quot; &quot;&amp;[.E185]&amp;&quot; &quot;&amp;[.F185]&amp;&quot; &quot;&amp;[.G185]&amp;&quot; &gt;&gt; &quot;&amp;[.B185]&amp;&quot;.csv; echo &quot;&amp;[.A185]" office:value-type="string" office:string-value="./l input/fft2020-01-191758.nvt 128 16 8192 5 2.5 &gt;&gt; fft2020-01-191758.nvt.csv; echo 44" calcext:value-type="string">
            <text:p>./l input/fft2020-01-191758.nvt 128 16 8192 5 2.5 &gt;&gt; fft2020-01-191758.nvt.csv; echo 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86]&amp;&quot; &quot;&amp;[.C186]&amp;&quot; &quot;&amp;[.D186]&amp;&quot; &quot;&amp;[.E186]&amp;&quot; &quot;&amp;[.F186]&amp;&quot; &quot;&amp;[.G186]&amp;&quot; &gt;&gt; &quot;&amp;[.B186]&amp;&quot;.csv; echo &quot;&amp;[.A186]" office:value-type="string" office:string-value="./l input/fft2020-01-191758.nvt 16 32 8192 5 2.5 &gt;&gt; fft2020-01-191758.nvt.csv; echo 45" calcext:value-type="string">
            <text:p>./l input/fft2020-01-191758.nvt 16 32 8192 5 2.5 &gt;&gt; fft2020-01-191758.nvt.csv; echo 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87]&amp;&quot; &quot;&amp;[.C187]&amp;&quot; &quot;&amp;[.D187]&amp;&quot; &quot;&amp;[.E187]&amp;&quot; &quot;&amp;[.F187]&amp;&quot; &quot;&amp;[.G187]&amp;&quot; &gt;&gt; &quot;&amp;[.B187]&amp;&quot;.csv; echo &quot;&amp;[.A187]" office:value-type="string" office:string-value="./l input/fft2020-01-191758.nvt 32 32 8192 5 2.5 &gt;&gt; fft2020-01-191758.nvt.csv; echo 46" calcext:value-type="string">
            <text:p>./l input/fft2020-01-191758.nvt 32 32 8192 5 2.5 &gt;&gt; fft2020-01-191758.nvt.csv; echo 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88]&amp;&quot; &quot;&amp;[.C188]&amp;&quot; &quot;&amp;[.D188]&amp;&quot; &quot;&amp;[.E188]&amp;&quot; &quot;&amp;[.F188]&amp;&quot; &quot;&amp;[.G188]&amp;&quot; &gt;&gt; &quot;&amp;[.B188]&amp;&quot;.csv; echo &quot;&amp;[.A188]" office:value-type="string" office:string-value="./l input/fft2020-01-191758.nvt 64 32 8192 5 2.5 &gt;&gt; fft2020-01-191758.nvt.csv; echo 47" calcext:value-type="string">
            <text:p>./l input/fft2020-01-191758.nvt 64 32 8192 5 2.5 &gt;&gt; fft2020-01-191758.nvt.csv; echo 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89]&amp;&quot; &quot;&amp;[.C189]&amp;&quot; &quot;&amp;[.D189]&amp;&quot; &quot;&amp;[.E189]&amp;&quot; &quot;&amp;[.F189]&amp;&quot; &quot;&amp;[.G189]&amp;&quot; &gt;&gt; &quot;&amp;[.B189]&amp;&quot;.csv; echo &quot;&amp;[.A189]" office:value-type="string" office:string-value="./l input/fft2020-01-191758.nvt 128 32 8192 5 2.5 &gt;&gt; fft2020-01-191758.nvt.csv; echo 48" calcext:value-type="string">
            <text:p>./l input/fft2020-01-191758.nvt 128 32 8192 5 2.5 &gt;&gt; fft2020-01-191758.nvt.csv; echo 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90]&amp;&quot; &quot;&amp;[.C190]&amp;&quot; &quot;&amp;[.D190]&amp;&quot; &quot;&amp;[.E190]&amp;&quot; &quot;&amp;[.F190]&amp;&quot; &quot;&amp;[.G190]&amp;&quot; &gt;&gt; &quot;&amp;[.B190]&amp;&quot;.csv; echo &quot;&amp;[.A190]" office:value-type="string" office:string-value="./l input/fft2020-01-191758.nvt 16 16 1024 7.5 2.5 &gt;&gt; fft2020-01-191758.nvt.csv; echo 49" calcext:value-type="string">
            <text:p>./l input/fft2020-01-191758.nvt 16 16 1024 7.5 2.5 &gt;&gt; fft2020-01-191758.nvt.csv; echo 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91]&amp;&quot; &quot;&amp;[.C191]&amp;&quot; &quot;&amp;[.D191]&amp;&quot; &quot;&amp;[.E191]&amp;&quot; &quot;&amp;[.F191]&amp;&quot; &quot;&amp;[.G191]&amp;&quot; &gt;&gt; &quot;&amp;[.B191]&amp;&quot;.csv; echo &quot;&amp;[.A191]" office:value-type="string" office:string-value="./l input/fft2020-01-191758.nvt 32 16 1024 7.5 2.5 &gt;&gt; fft2020-01-191758.nvt.csv; echo 50" calcext:value-type="string">
            <text:p>./l input/fft2020-01-191758.nvt 32 16 1024 7.5 2.5 &gt;&gt; fft2020-01-191758.nvt.csv; echo 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92]&amp;&quot; &quot;&amp;[.C192]&amp;&quot; &quot;&amp;[.D192]&amp;&quot; &quot;&amp;[.E192]&amp;&quot; &quot;&amp;[.F192]&amp;&quot; &quot;&amp;[.G192]&amp;&quot; &gt;&gt; &quot;&amp;[.B192]&amp;&quot;.csv; echo &quot;&amp;[.A192]" office:value-type="string" office:string-value="./l input/fft2020-01-191758.nvt 64 16 1024 7.5 2.5 &gt;&gt; fft2020-01-191758.nvt.csv; echo 51" calcext:value-type="string">
            <text:p>./l input/fft2020-01-191758.nvt 64 16 1024 7.5 2.5 &gt;&gt; fft2020-01-191758.nvt.csv; echo 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93]&amp;&quot; &quot;&amp;[.C193]&amp;&quot; &quot;&amp;[.D193]&amp;&quot; &quot;&amp;[.E193]&amp;&quot; &quot;&amp;[.F193]&amp;&quot; &quot;&amp;[.G193]&amp;&quot; &gt;&gt; &quot;&amp;[.B193]&amp;&quot;.csv; echo &quot;&amp;[.A193]" office:value-type="string" office:string-value="./l input/fft2020-01-191758.nvt 128 16 1024 7.5 2.5 &gt;&gt; fft2020-01-191758.nvt.csv; echo 52" calcext:value-type="string">
            <text:p>./l input/fft2020-01-191758.nvt 128 16 1024 7.5 2.5 &gt;&gt; fft2020-01-191758.nvt.csv; echo 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94]&amp;&quot; &quot;&amp;[.C194]&amp;&quot; &quot;&amp;[.D194]&amp;&quot; &quot;&amp;[.E194]&amp;&quot; &quot;&amp;[.F194]&amp;&quot; &quot;&amp;[.G194]&amp;&quot; &gt;&gt; &quot;&amp;[.B194]&amp;&quot;.csv; echo &quot;&amp;[.A194]" office:value-type="string" office:string-value="./l input/fft2020-01-191758.nvt 16 32 1024 7.5 2.5 &gt;&gt; fft2020-01-191758.nvt.csv; echo 53" calcext:value-type="string">
            <text:p>./l input/fft2020-01-191758.nvt 16 32 1024 7.5 2.5 &gt;&gt; fft2020-01-191758.nvt.csv; echo 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95]&amp;&quot; &quot;&amp;[.C195]&amp;&quot; &quot;&amp;[.D195]&amp;&quot; &quot;&amp;[.E195]&amp;&quot; &quot;&amp;[.F195]&amp;&quot; &quot;&amp;[.G195]&amp;&quot; &gt;&gt; &quot;&amp;[.B195]&amp;&quot;.csv; echo &quot;&amp;[.A195]" office:value-type="string" office:string-value="./l input/fft2020-01-191758.nvt 32 32 1024 7.5 2.5 &gt;&gt; fft2020-01-191758.nvt.csv; echo 54" calcext:value-type="string">
            <text:p>./l input/fft2020-01-191758.nvt 32 32 1024 7.5 2.5 &gt;&gt; fft2020-01-191758.nvt.csv; echo 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96]&amp;&quot; &quot;&amp;[.C196]&amp;&quot; &quot;&amp;[.D196]&amp;&quot; &quot;&amp;[.E196]&amp;&quot; &quot;&amp;[.F196]&amp;&quot; &quot;&amp;[.G196]&amp;&quot; &gt;&gt; &quot;&amp;[.B196]&amp;&quot;.csv; echo &quot;&amp;[.A196]" office:value-type="string" office:string-value="./l input/fft2020-01-191758.nvt 64 32 1024 7.5 2.5 &gt;&gt; fft2020-01-191758.nvt.csv; echo 55" calcext:value-type="string">
            <text:p>./l input/fft2020-01-191758.nvt 64 32 1024 7.5 2.5 &gt;&gt; fft2020-01-191758.nvt.csv; echo 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97]&amp;&quot; &quot;&amp;[.C197]&amp;&quot; &quot;&amp;[.D197]&amp;&quot; &quot;&amp;[.E197]&amp;&quot; &quot;&amp;[.F197]&amp;&quot; &quot;&amp;[.G197]&amp;&quot; &gt;&gt; &quot;&amp;[.B197]&amp;&quot;.csv; echo &quot;&amp;[.A197]" office:value-type="string" office:string-value="./l input/fft2020-01-191758.nvt 128 32 1024 7.5 2.5 &gt;&gt; fft2020-01-191758.nvt.csv; echo 56" calcext:value-type="string">
            <text:p>./l input/fft2020-01-191758.nvt 128 32 1024 7.5 2.5 &gt;&gt; fft2020-01-191758.nvt.csv; echo 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98]&amp;&quot; &quot;&amp;[.C198]&amp;&quot; &quot;&amp;[.D198]&amp;&quot; &quot;&amp;[.E198]&amp;&quot; &quot;&amp;[.F198]&amp;&quot; &quot;&amp;[.G198]&amp;&quot; &gt;&gt; &quot;&amp;[.B198]&amp;&quot;.csv; echo &quot;&amp;[.A198]" office:value-type="string" office:string-value="./l input/fft2020-01-191758.nvt 16 16 8192 7.5 2.5 &gt;&gt; fft2020-01-191758.nvt.csv; echo 57" calcext:value-type="string">
            <text:p>./l input/fft2020-01-191758.nvt 16 16 8192 7.5 2.5 &gt;&gt; fft2020-01-191758.nvt.csv; echo 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ft2020-01-191758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199]&amp;&quot; &quot;&amp;[.C199]&amp;&quot; &quot;&amp;[.D199]&amp;&quot; &quot;&amp;[.E199]&amp;&quot; &quot;&amp;[.F199]&amp;&quot; &quot;&amp;[.G199]&amp;&quot; &gt;&gt; &quot;&amp;[.B199]&amp;&quot;.csv; echo &quot;&amp;[.A199]" office:value-type="string" office:string-value="./l input/fft2020-01-191758.nvt 32 16 8192 7.5 2.5 &gt;&gt; fft2020-01-191758.nvt.csv; echo 58" calcext:value-type="string">
            <text:p>./l input/fft2020-01-191758.nvt 32 16 8192 7.5 2.5 &gt;&gt; fft2020-01-191758.nvt.csv; echo 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00]&amp;&quot; &quot;&amp;[.C200]&amp;&quot; &quot;&amp;[.D200]&amp;&quot; &quot;&amp;[.E200]&amp;&quot; &quot;&amp;[.F200]&amp;&quot; &quot;&amp;[.G200]&amp;&quot; &gt;&gt; &quot;&amp;[.B200]&amp;&quot;.csv; echo &quot;&amp;[.A200]" office:value-type="string" office:string-value="./l input/fft2020-01-191758.nvt 64 16 8192 7.5 2.5 &gt;&gt; fft2020-01-191758.nvt.csv; echo 59" calcext:value-type="string">
            <text:p>./l input/fft2020-01-191758.nvt 64 16 8192 7.5 2.5 &gt;&gt; fft2020-01-191758.nvt.csv; echo 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01]&amp;&quot; &quot;&amp;[.C201]&amp;&quot; &quot;&amp;[.D201]&amp;&quot; &quot;&amp;[.E201]&amp;&quot; &quot;&amp;[.F201]&amp;&quot; &quot;&amp;[.G201]&amp;&quot; &gt;&gt; &quot;&amp;[.B201]&amp;&quot;.csv; echo &quot;&amp;[.A201]" office:value-type="string" office:string-value="./l input/fft2020-01-191758.nvt 128 16 8192 7.5 2.5 &gt;&gt; fft2020-01-191758.nvt.csv; echo 60" calcext:value-type="string">
            <text:p>./l input/fft2020-01-191758.nvt 128 16 8192 7.5 2.5 &gt;&gt; fft2020-01-191758.nvt.csv; echo 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ft2020-01-191758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02]&amp;&quot; &quot;&amp;[.C202]&amp;&quot; &quot;&amp;[.D202]&amp;&quot; &quot;&amp;[.E202]&amp;&quot; &quot;&amp;[.F202]&amp;&quot; &quot;&amp;[.G202]&amp;&quot; &gt;&gt; &quot;&amp;[.B202]&amp;&quot;.csv; echo &quot;&amp;[.A202]" office:value-type="string" office:string-value="./l input/fft2020-01-191758.nvt 16 32 8192 7.5 2.5 &gt;&gt; fft2020-01-191758.nvt.csv; echo 61" calcext:value-type="string">
            <text:p>./l input/fft2020-01-191758.nvt 16 32 8192 7.5 2.5 &gt;&gt; fft2020-01-191758.nvt.csv; echo 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ft2020-01-191758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03]&amp;&quot; &quot;&amp;[.C203]&amp;&quot; &quot;&amp;[.D203]&amp;&quot; &quot;&amp;[.E203]&amp;&quot; &quot;&amp;[.F203]&amp;&quot; &quot;&amp;[.G203]&amp;&quot; &gt;&gt; &quot;&amp;[.B203]&amp;&quot;.csv; echo &quot;&amp;[.A203]" office:value-type="string" office:string-value="./l input/fft2020-01-191758.nvt 32 32 8192 7.5 2.5 &gt;&gt; fft2020-01-191758.nvt.csv; echo 62" calcext:value-type="string">
            <text:p>./l input/fft2020-01-191758.nvt 32 32 8192 7.5 2.5 &gt;&gt; fft2020-01-191758.nvt.csv; echo 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ft2020-01-191758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04]&amp;&quot; &quot;&amp;[.C204]&amp;&quot; &quot;&amp;[.D204]&amp;&quot; &quot;&amp;[.E204]&amp;&quot; &quot;&amp;[.F204]&amp;&quot; &quot;&amp;[.G204]&amp;&quot; &gt;&gt; &quot;&amp;[.B204]&amp;&quot;.csv; echo &quot;&amp;[.A204]" office:value-type="string" office:string-value="./l input/fft2020-01-191758.nvt 64 32 8192 7.5 2.5 &gt;&gt; fft2020-01-191758.nvt.csv; echo 63" calcext:value-type="string">
            <text:p>./l input/fft2020-01-191758.nvt 64 32 8192 7.5 2.5 &gt;&gt; fft2020-01-191758.nvt.csv; echo 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ft2020-01-191758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05]&amp;&quot; &quot;&amp;[.C205]&amp;&quot; &quot;&amp;[.D205]&amp;&quot; &quot;&amp;[.E205]&amp;&quot; &quot;&amp;[.F205]&amp;&quot; &quot;&amp;[.G205]&amp;&quot; &gt;&gt; &quot;&amp;[.B205]&amp;&quot;.csv; echo &quot;&amp;[.A205]" office:value-type="string" office:string-value="./l input/fft2020-01-191758.nvt 128 32 8192 7.5 2.5 &gt;&gt; fft2020-01-191758.nvt.csv; echo 64" calcext:value-type="string">
            <text:p>./l input/fft2020-01-191758.nvt 128 32 8192 7.5 2.5 &gt;&gt; fft2020-01-191758.nvt.csv; echo 64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07]&amp;&quot; &quot;&amp;[.C207]&amp;&quot; &quot;&amp;[.D207]&amp;&quot; &quot;&amp;[.E207]&amp;&quot; &quot;&amp;[.F207]&amp;&quot; &quot;&amp;[.G207]&amp;&quot; &gt;&gt; &quot;&amp;[.B207]&amp;&quot;.csv; echo &quot;&amp;[.A207]" office:value-type="string" office:string-value="./l input/dijkstra2020-01-191729.nvt 16 16 1024 5 5 &gt;&gt; dijkstra2020-01-191729.nvt.csv; echo 1" calcext:value-type="string">
            <text:p>./l input/dijkstra2020-01-191729.nvt 16 16 1024 5 5 &gt;&gt; dijkstra2020-01-191729.nvt.csv; ech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08]&amp;&quot; &quot;&amp;[.C208]&amp;&quot; &quot;&amp;[.D208]&amp;&quot; &quot;&amp;[.E208]&amp;&quot; &quot;&amp;[.F208]&amp;&quot; &quot;&amp;[.G208]&amp;&quot; &gt;&gt; &quot;&amp;[.B208]&amp;&quot;.csv; echo &quot;&amp;[.A208]" office:value-type="string" office:string-value="./l input/dijkstra2020-01-191729.nvt 32 16 1024 5 5 &gt;&gt; dijkstra2020-01-191729.nvt.csv; echo 2" calcext:value-type="string">
            <text:p>./l input/dijkstra2020-01-191729.nvt 32 16 1024 5 5 &gt;&gt; dijkstra2020-01-191729.nvt.csv; echo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09]&amp;&quot; &quot;&amp;[.C209]&amp;&quot; &quot;&amp;[.D209]&amp;&quot; &quot;&amp;[.E209]&amp;&quot; &quot;&amp;[.F209]&amp;&quot; &quot;&amp;[.G209]&amp;&quot; &gt;&gt; &quot;&amp;[.B209]&amp;&quot;.csv; echo &quot;&amp;[.A209]" office:value-type="string" office:string-value="./l input/dijkstra2020-01-191729.nvt 64 16 1024 5 5 &gt;&gt; dijkstra2020-01-191729.nvt.csv; echo 3" calcext:value-type="string">
            <text:p>./l input/dijkstra2020-01-191729.nvt 64 16 1024 5 5 &gt;&gt; dijkstra2020-01-191729.nvt.csv; echo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0]&amp;&quot; &quot;&amp;[.C210]&amp;&quot; &quot;&amp;[.D210]&amp;&quot; &quot;&amp;[.E210]&amp;&quot; &quot;&amp;[.F210]&amp;&quot; &quot;&amp;[.G210]&amp;&quot; &gt;&gt; &quot;&amp;[.B210]&amp;&quot;.csv; echo &quot;&amp;[.A210]" office:value-type="string" office:string-value="./l input/dijkstra2020-01-191729.nvt 128 16 1024 5 5 &gt;&gt; dijkstra2020-01-191729.nvt.csv; echo 4" calcext:value-type="string">
            <text:p>./l input/dijkstra2020-01-191729.nvt 128 16 1024 5 5 &gt;&gt; dijkstra2020-01-191729.nvt.csv; ech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1]&amp;&quot; &quot;&amp;[.C211]&amp;&quot; &quot;&amp;[.D211]&amp;&quot; &quot;&amp;[.E211]&amp;&quot; &quot;&amp;[.F211]&amp;&quot; &quot;&amp;[.G211]&amp;&quot; &gt;&gt; &quot;&amp;[.B211]&amp;&quot;.csv; echo &quot;&amp;[.A211]" office:value-type="string" office:string-value="./l input/dijkstra2020-01-191729.nvt 16 32 1024 5 5 &gt;&gt; dijkstra2020-01-191729.nvt.csv; echo 5" calcext:value-type="string">
            <text:p>./l input/dijkstra2020-01-191729.nvt 16 32 1024 5 5 &gt;&gt; dijkstra2020-01-191729.nvt.csv; echo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2]&amp;&quot; &quot;&amp;[.C212]&amp;&quot; &quot;&amp;[.D212]&amp;&quot; &quot;&amp;[.E212]&amp;&quot; &quot;&amp;[.F212]&amp;&quot; &quot;&amp;[.G212]&amp;&quot; &gt;&gt; &quot;&amp;[.B212]&amp;&quot;.csv; echo &quot;&amp;[.A212]" office:value-type="string" office:string-value="./l input/dijkstra2020-01-191729.nvt 32 32 1024 5 5 &gt;&gt; dijkstra2020-01-191729.nvt.csv; echo 6" calcext:value-type="string">
            <text:p>./l input/dijkstra2020-01-191729.nvt 32 32 1024 5 5 &gt;&gt; dijkstra2020-01-191729.nvt.csv; echo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3]&amp;&quot; &quot;&amp;[.C213]&amp;&quot; &quot;&amp;[.D213]&amp;&quot; &quot;&amp;[.E213]&amp;&quot; &quot;&amp;[.F213]&amp;&quot; &quot;&amp;[.G213]&amp;&quot; &gt;&gt; &quot;&amp;[.B213]&amp;&quot;.csv; echo &quot;&amp;[.A213]" office:value-type="string" office:string-value="./l input/dijkstra2020-01-191729.nvt 64 32 1024 5 5 &gt;&gt; dijkstra2020-01-191729.nvt.csv; echo 7" calcext:value-type="string">
            <text:p>./l input/dijkstra2020-01-191729.nvt 64 32 1024 5 5 &gt;&gt; dijkstra2020-01-191729.nvt.csv; echo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4]&amp;&quot; &quot;&amp;[.C214]&amp;&quot; &quot;&amp;[.D214]&amp;&quot; &quot;&amp;[.E214]&amp;&quot; &quot;&amp;[.F214]&amp;&quot; &quot;&amp;[.G214]&amp;&quot; &gt;&gt; &quot;&amp;[.B214]&amp;&quot;.csv; echo &quot;&amp;[.A214]" office:value-type="string" office:string-value="./l input/dijkstra2020-01-191729.nvt 128 32 1024 5 5 &gt;&gt; dijkstra2020-01-191729.nvt.csv; echo 8" calcext:value-type="string">
            <text:p>./l input/dijkstra2020-01-191729.nvt 128 32 1024 5 5 &gt;&gt; dijkstra2020-01-191729.nvt.csv; echo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5]&amp;&quot; &quot;&amp;[.C215]&amp;&quot; &quot;&amp;[.D215]&amp;&quot; &quot;&amp;[.E215]&amp;&quot; &quot;&amp;[.F215]&amp;&quot; &quot;&amp;[.G215]&amp;&quot; &gt;&gt; &quot;&amp;[.B215]&amp;&quot;.csv; echo &quot;&amp;[.A215]" office:value-type="string" office:string-value="./l input/dijkstra2020-01-191729.nvt 16 16 8192 5 5 &gt;&gt; dijkstra2020-01-191729.nvt.csv; echo 9" calcext:value-type="string">
            <text:p>./l input/dijkstra2020-01-191729.nvt 16 16 8192 5 5 &gt;&gt; dijkstra2020-01-191729.nvt.csv; echo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6]&amp;&quot; &quot;&amp;[.C216]&amp;&quot; &quot;&amp;[.D216]&amp;&quot; &quot;&amp;[.E216]&amp;&quot; &quot;&amp;[.F216]&amp;&quot; &quot;&amp;[.G216]&amp;&quot; &gt;&gt; &quot;&amp;[.B216]&amp;&quot;.csv; echo &quot;&amp;[.A216]" office:value-type="string" office:string-value="./l input/dijkstra2020-01-191729.nvt 32 16 8192 5 5 &gt;&gt; dijkstra2020-01-191729.nvt.csv; echo 10" calcext:value-type="string">
            <text:p>./l input/dijkstra2020-01-191729.nvt 32 16 8192 5 5 &gt;&gt; dijkstra2020-01-191729.nvt.csv; echo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7]&amp;&quot; &quot;&amp;[.C217]&amp;&quot; &quot;&amp;[.D217]&amp;&quot; &quot;&amp;[.E217]&amp;&quot; &quot;&amp;[.F217]&amp;&quot; &quot;&amp;[.G217]&amp;&quot; &gt;&gt; &quot;&amp;[.B217]&amp;&quot;.csv; echo &quot;&amp;[.A217]" office:value-type="string" office:string-value="./l input/dijkstra2020-01-191729.nvt 64 16 8192 5 5 &gt;&gt; dijkstra2020-01-191729.nvt.csv; echo 11" calcext:value-type="string">
            <text:p>./l input/dijkstra2020-01-191729.nvt 64 16 8192 5 5 &gt;&gt; dijkstra2020-01-191729.nvt.csv; echo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8]&amp;&quot; &quot;&amp;[.C218]&amp;&quot; &quot;&amp;[.D218]&amp;&quot; &quot;&amp;[.E218]&amp;&quot; &quot;&amp;[.F218]&amp;&quot; &quot;&amp;[.G218]&amp;&quot; &gt;&gt; &quot;&amp;[.B218]&amp;&quot;.csv; echo &quot;&amp;[.A218]" office:value-type="string" office:string-value="./l input/dijkstra2020-01-191729.nvt 128 16 8192 5 5 &gt;&gt; dijkstra2020-01-191729.nvt.csv; echo 12" calcext:value-type="string">
            <text:p>./l input/dijkstra2020-01-191729.nvt 128 16 8192 5 5 &gt;&gt; dijkstra2020-01-191729.nvt.csv; echo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19]&amp;&quot; &quot;&amp;[.C219]&amp;&quot; &quot;&amp;[.D219]&amp;&quot; &quot;&amp;[.E219]&amp;&quot; &quot;&amp;[.F219]&amp;&quot; &quot;&amp;[.G219]&amp;&quot; &gt;&gt; &quot;&amp;[.B219]&amp;&quot;.csv; echo &quot;&amp;[.A219]" office:value-type="string" office:string-value="./l input/dijkstra2020-01-191729.nvt 16 32 8192 5 5 &gt;&gt; dijkstra2020-01-191729.nvt.csv; echo 13" calcext:value-type="string">
            <text:p>./l input/dijkstra2020-01-191729.nvt 16 32 8192 5 5 &gt;&gt; dijkstra2020-01-191729.nvt.csv; echo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20]&amp;&quot; &quot;&amp;[.C220]&amp;&quot; &quot;&amp;[.D220]&amp;&quot; &quot;&amp;[.E220]&amp;&quot; &quot;&amp;[.F220]&amp;&quot; &quot;&amp;[.G220]&amp;&quot; &gt;&gt; &quot;&amp;[.B220]&amp;&quot;.csv; echo &quot;&amp;[.A220]" office:value-type="string" office:string-value="./l input/dijkstra2020-01-191729.nvt 32 32 8192 5 5 &gt;&gt; dijkstra2020-01-191729.nvt.csv; echo 14" calcext:value-type="string">
            <text:p>./l input/dijkstra2020-01-191729.nvt 32 32 8192 5 5 &gt;&gt; dijkstra2020-01-191729.nvt.csv; echo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21]&amp;&quot; &quot;&amp;[.C221]&amp;&quot; &quot;&amp;[.D221]&amp;&quot; &quot;&amp;[.E221]&amp;&quot; &quot;&amp;[.F221]&amp;&quot; &quot;&amp;[.G221]&amp;&quot; &gt;&gt; &quot;&amp;[.B221]&amp;&quot;.csv; echo &quot;&amp;[.A221]" office:value-type="string" office:string-value="./l input/dijkstra2020-01-191729.nvt 64 32 8192 5 5 &gt;&gt; dijkstra2020-01-191729.nvt.csv; echo 15" calcext:value-type="string">
            <text:p>./l input/dijkstra2020-01-191729.nvt 64 32 8192 5 5 &gt;&gt; dijkstra2020-01-191729.nvt.csv; echo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22]&amp;&quot; &quot;&amp;[.C222]&amp;&quot; &quot;&amp;[.D222]&amp;&quot; &quot;&amp;[.E222]&amp;&quot; &quot;&amp;[.F222]&amp;&quot; &quot;&amp;[.G222]&amp;&quot; &gt;&gt; &quot;&amp;[.B222]&amp;&quot;.csv; echo &quot;&amp;[.A222]" office:value-type="string" office:string-value="./l input/dijkstra2020-01-191729.nvt 128 32 8192 5 5 &gt;&gt; dijkstra2020-01-191729.nvt.csv; echo 16" calcext:value-type="string">
            <text:p>./l input/dijkstra2020-01-191729.nvt 128 32 8192 5 5 &gt;&gt; dijkstra2020-01-191729.nvt.csv; echo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23]&amp;&quot; &quot;&amp;[.C223]&amp;&quot; &quot;&amp;[.D223]&amp;&quot; &quot;&amp;[.E223]&amp;&quot; &quot;&amp;[.F223]&amp;&quot; &quot;&amp;[.G223]&amp;&quot; &gt;&gt; &quot;&amp;[.B223]&amp;&quot;.csv; echo &quot;&amp;[.A223]" office:value-type="string" office:string-value="./l input/dijkstra2020-01-191729.nvt 16 16 1024 7.5 5 &gt;&gt; dijkstra2020-01-191729.nvt.csv; echo 17" calcext:value-type="string">
            <text:p>./l input/dijkstra2020-01-191729.nvt 16 16 1024 7.5 5 &gt;&gt; dijkstra2020-01-191729.nvt.csv; echo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24]&amp;&quot; &quot;&amp;[.C224]&amp;&quot; &quot;&amp;[.D224]&amp;&quot; &quot;&amp;[.E224]&amp;&quot; &quot;&amp;[.F224]&amp;&quot; &quot;&amp;[.G224]&amp;&quot; &gt;&gt; &quot;&amp;[.B224]&amp;&quot;.csv; echo &quot;&amp;[.A224]" office:value-type="string" office:string-value="./l input/dijkstra2020-01-191729.nvt 32 16 1024 7.5 5 &gt;&gt; dijkstra2020-01-191729.nvt.csv; echo 18" calcext:value-type="string">
            <text:p>./l input/dijkstra2020-01-191729.nvt 32 16 1024 7.5 5 &gt;&gt; dijkstra2020-01-191729.nvt.csv; echo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25]&amp;&quot; &quot;&amp;[.C225]&amp;&quot; &quot;&amp;[.D225]&amp;&quot; &quot;&amp;[.E225]&amp;&quot; &quot;&amp;[.F225]&amp;&quot; &quot;&amp;[.G225]&amp;&quot; &gt;&gt; &quot;&amp;[.B225]&amp;&quot;.csv; echo &quot;&amp;[.A225]" office:value-type="string" office:string-value="./l input/dijkstra2020-01-191729.nvt 64 16 1024 7.5 5 &gt;&gt; dijkstra2020-01-191729.nvt.csv; echo 19" calcext:value-type="string">
            <text:p>./l input/dijkstra2020-01-191729.nvt 64 16 1024 7.5 5 &gt;&gt; dijkstra2020-01-191729.nvt.csv; echo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26]&amp;&quot; &quot;&amp;[.C226]&amp;&quot; &quot;&amp;[.D226]&amp;&quot; &quot;&amp;[.E226]&amp;&quot; &quot;&amp;[.F226]&amp;&quot; &quot;&amp;[.G226]&amp;&quot; &gt;&gt; &quot;&amp;[.B226]&amp;&quot;.csv; echo &quot;&amp;[.A226]" office:value-type="string" office:string-value="./l input/dijkstra2020-01-191729.nvt 128 16 1024 7.5 5 &gt;&gt; dijkstra2020-01-191729.nvt.csv; echo 20" calcext:value-type="string">
            <text:p>./l input/dijkstra2020-01-191729.nvt 128 16 1024 7.5 5 &gt;&gt; dijkstra2020-01-191729.nvt.csv; echo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27]&amp;&quot; &quot;&amp;[.C227]&amp;&quot; &quot;&amp;[.D227]&amp;&quot; &quot;&amp;[.E227]&amp;&quot; &quot;&amp;[.F227]&amp;&quot; &quot;&amp;[.G227]&amp;&quot; &gt;&gt; &quot;&amp;[.B227]&amp;&quot;.csv; echo &quot;&amp;[.A227]" office:value-type="string" office:string-value="./l input/dijkstra2020-01-191729.nvt 16 32 1024 7.5 5 &gt;&gt; dijkstra2020-01-191729.nvt.csv; echo 21" calcext:value-type="string">
            <text:p>./l input/dijkstra2020-01-191729.nvt 16 32 1024 7.5 5 &gt;&gt; dijkstra2020-01-191729.nvt.csv; echo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28]&amp;&quot; &quot;&amp;[.C228]&amp;&quot; &quot;&amp;[.D228]&amp;&quot; &quot;&amp;[.E228]&amp;&quot; &quot;&amp;[.F228]&amp;&quot; &quot;&amp;[.G228]&amp;&quot; &gt;&gt; &quot;&amp;[.B228]&amp;&quot;.csv; echo &quot;&amp;[.A228]" office:value-type="string" office:string-value="./l input/dijkstra2020-01-191729.nvt 32 32 1024 7.5 5 &gt;&gt; dijkstra2020-01-191729.nvt.csv; echo 22" calcext:value-type="string">
            <text:p>./l input/dijkstra2020-01-191729.nvt 32 32 1024 7.5 5 &gt;&gt; dijkstra2020-01-191729.nvt.csv; echo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29]&amp;&quot; &quot;&amp;[.C229]&amp;&quot; &quot;&amp;[.D229]&amp;&quot; &quot;&amp;[.E229]&amp;&quot; &quot;&amp;[.F229]&amp;&quot; &quot;&amp;[.G229]&amp;&quot; &gt;&gt; &quot;&amp;[.B229]&amp;&quot;.csv; echo &quot;&amp;[.A229]" office:value-type="string" office:string-value="./l input/dijkstra2020-01-191729.nvt 64 32 1024 7.5 5 &gt;&gt; dijkstra2020-01-191729.nvt.csv; echo 23" calcext:value-type="string">
            <text:p>./l input/dijkstra2020-01-191729.nvt 64 32 1024 7.5 5 &gt;&gt; dijkstra2020-01-191729.nvt.csv; echo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30]&amp;&quot; &quot;&amp;[.C230]&amp;&quot; &quot;&amp;[.D230]&amp;&quot; &quot;&amp;[.E230]&amp;&quot; &quot;&amp;[.F230]&amp;&quot; &quot;&amp;[.G230]&amp;&quot; &gt;&gt; &quot;&amp;[.B230]&amp;&quot;.csv; echo &quot;&amp;[.A230]" office:value-type="string" office:string-value="./l input/dijkstra2020-01-191729.nvt 128 32 1024 7.5 5 &gt;&gt; dijkstra2020-01-191729.nvt.csv; echo 24" calcext:value-type="string">
            <text:p>./l input/dijkstra2020-01-191729.nvt 128 32 1024 7.5 5 &gt;&gt; dijkstra2020-01-191729.nvt.csv; echo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31]&amp;&quot; &quot;&amp;[.C231]&amp;&quot; &quot;&amp;[.D231]&amp;&quot; &quot;&amp;[.E231]&amp;&quot; &quot;&amp;[.F231]&amp;&quot; &quot;&amp;[.G231]&amp;&quot; &gt;&gt; &quot;&amp;[.B231]&amp;&quot;.csv; echo &quot;&amp;[.A231]" office:value-type="string" office:string-value="./l input/dijkstra2020-01-191729.nvt 16 16 8192 7.5 5 &gt;&gt; dijkstra2020-01-191729.nvt.csv; echo 25" calcext:value-type="string">
            <text:p>./l input/dijkstra2020-01-191729.nvt 16 16 8192 7.5 5 &gt;&gt; dijkstra2020-01-191729.nvt.csv; echo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32]&amp;&quot; &quot;&amp;[.C232]&amp;&quot; &quot;&amp;[.D232]&amp;&quot; &quot;&amp;[.E232]&amp;&quot; &quot;&amp;[.F232]&amp;&quot; &quot;&amp;[.G232]&amp;&quot; &gt;&gt; &quot;&amp;[.B232]&amp;&quot;.csv; echo &quot;&amp;[.A232]" office:value-type="string" office:string-value="./l input/dijkstra2020-01-191729.nvt 32 16 8192 7.5 5 &gt;&gt; dijkstra2020-01-191729.nvt.csv; echo 26" calcext:value-type="string">
            <text:p>./l input/dijkstra2020-01-191729.nvt 32 16 8192 7.5 5 &gt;&gt; dijkstra2020-01-191729.nvt.csv; echo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33]&amp;&quot; &quot;&amp;[.C233]&amp;&quot; &quot;&amp;[.D233]&amp;&quot; &quot;&amp;[.E233]&amp;&quot; &quot;&amp;[.F233]&amp;&quot; &quot;&amp;[.G233]&amp;&quot; &gt;&gt; &quot;&amp;[.B233]&amp;&quot;.csv; echo &quot;&amp;[.A233]" office:value-type="string" office:string-value="./l input/dijkstra2020-01-191729.nvt 64 16 8192 7.5 5 &gt;&gt; dijkstra2020-01-191729.nvt.csv; echo 27" calcext:value-type="string">
            <text:p>./l input/dijkstra2020-01-191729.nvt 64 16 8192 7.5 5 &gt;&gt; dijkstra2020-01-191729.nvt.csv; echo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34]&amp;&quot; &quot;&amp;[.C234]&amp;&quot; &quot;&amp;[.D234]&amp;&quot; &quot;&amp;[.E234]&amp;&quot; &quot;&amp;[.F234]&amp;&quot; &quot;&amp;[.G234]&amp;&quot; &gt;&gt; &quot;&amp;[.B234]&amp;&quot;.csv; echo &quot;&amp;[.A234]" office:value-type="string" office:string-value="./l input/dijkstra2020-01-191729.nvt 128 16 8192 7.5 5 &gt;&gt; dijkstra2020-01-191729.nvt.csv; echo 28" calcext:value-type="string">
            <text:p>./l input/dijkstra2020-01-191729.nvt 128 16 8192 7.5 5 &gt;&gt; dijkstra2020-01-191729.nvt.csv; echo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35]&amp;&quot; &quot;&amp;[.C235]&amp;&quot; &quot;&amp;[.D235]&amp;&quot; &quot;&amp;[.E235]&amp;&quot; &quot;&amp;[.F235]&amp;&quot; &quot;&amp;[.G235]&amp;&quot; &gt;&gt; &quot;&amp;[.B235]&amp;&quot;.csv; echo &quot;&amp;[.A235]" office:value-type="string" office:string-value="./l input/dijkstra2020-01-191729.nvt 16 32 8192 7.5 5 &gt;&gt; dijkstra2020-01-191729.nvt.csv; echo 29" calcext:value-type="string">
            <text:p>./l input/dijkstra2020-01-191729.nvt 16 32 8192 7.5 5 &gt;&gt; dijkstra2020-01-191729.nvt.csv; echo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36]&amp;&quot; &quot;&amp;[.C236]&amp;&quot; &quot;&amp;[.D236]&amp;&quot; &quot;&amp;[.E236]&amp;&quot; &quot;&amp;[.F236]&amp;&quot; &quot;&amp;[.G236]&amp;&quot; &gt;&gt; &quot;&amp;[.B236]&amp;&quot;.csv; echo &quot;&amp;[.A236]" office:value-type="string" office:string-value="./l input/dijkstra2020-01-191729.nvt 32 32 8192 7.5 5 &gt;&gt; dijkstra2020-01-191729.nvt.csv; echo 30" calcext:value-type="string">
            <text:p>./l input/dijkstra2020-01-191729.nvt 32 32 8192 7.5 5 &gt;&gt; dijkstra2020-01-191729.nvt.csv; echo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37]&amp;&quot; &quot;&amp;[.C237]&amp;&quot; &quot;&amp;[.D237]&amp;&quot; &quot;&amp;[.E237]&amp;&quot; &quot;&amp;[.F237]&amp;&quot; &quot;&amp;[.G237]&amp;&quot; &gt;&gt; &quot;&amp;[.B237]&amp;&quot;.csv; echo &quot;&amp;[.A237]" office:value-type="string" office:string-value="./l input/dijkstra2020-01-191729.nvt 64 32 8192 7.5 5 &gt;&gt; dijkstra2020-01-191729.nvt.csv; echo 31" calcext:value-type="string">
            <text:p>./l input/dijkstra2020-01-191729.nvt 64 32 8192 7.5 5 &gt;&gt; dijkstra2020-01-191729.nvt.csv; echo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38]&amp;&quot; &quot;&amp;[.C238]&amp;&quot; &quot;&amp;[.D238]&amp;&quot; &quot;&amp;[.E238]&amp;&quot; &quot;&amp;[.F238]&amp;&quot; &quot;&amp;[.G238]&amp;&quot; &gt;&gt; &quot;&amp;[.B238]&amp;&quot;.csv; echo &quot;&amp;[.A238]" office:value-type="string" office:string-value="./l input/dijkstra2020-01-191729.nvt 128 32 8192 7.5 5 &gt;&gt; dijkstra2020-01-191729.nvt.csv; echo 32" calcext:value-type="string">
            <text:p>./l input/dijkstra2020-01-191729.nvt 128 32 8192 7.5 5 &gt;&gt; dijkstra2020-01-191729.nvt.csv; echo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39]&amp;&quot; &quot;&amp;[.C239]&amp;&quot; &quot;&amp;[.D239]&amp;&quot; &quot;&amp;[.E239]&amp;&quot; &quot;&amp;[.F239]&amp;&quot; &quot;&amp;[.G239]&amp;&quot; &gt;&gt; &quot;&amp;[.B239]&amp;&quot;.csv; echo &quot;&amp;[.A239]" office:value-type="string" office:string-value="./l input/dijkstra2020-01-191729.nvt 16 16 1024 5 2.5 &gt;&gt; dijkstra2020-01-191729.nvt.csv; echo 33" calcext:value-type="string">
            <text:p>./l input/dijkstra2020-01-191729.nvt 16 16 1024 5 2.5 &gt;&gt; dijkstra2020-01-191729.nvt.csv; echo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40]&amp;&quot; &quot;&amp;[.C240]&amp;&quot; &quot;&amp;[.D240]&amp;&quot; &quot;&amp;[.E240]&amp;&quot; &quot;&amp;[.F240]&amp;&quot; &quot;&amp;[.G240]&amp;&quot; &gt;&gt; &quot;&amp;[.B240]&amp;&quot;.csv; echo &quot;&amp;[.A240]" office:value-type="string" office:string-value="./l input/dijkstra2020-01-191729.nvt 32 16 1024 5 2.5 &gt;&gt; dijkstra2020-01-191729.nvt.csv; echo 34" calcext:value-type="string">
            <text:p>./l input/dijkstra2020-01-191729.nvt 32 16 1024 5 2.5 &gt;&gt; dijkstra2020-01-191729.nvt.csv; echo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41]&amp;&quot; &quot;&amp;[.C241]&amp;&quot; &quot;&amp;[.D241]&amp;&quot; &quot;&amp;[.E241]&amp;&quot; &quot;&amp;[.F241]&amp;&quot; &quot;&amp;[.G241]&amp;&quot; &gt;&gt; &quot;&amp;[.B241]&amp;&quot;.csv; echo &quot;&amp;[.A241]" office:value-type="string" office:string-value="./l input/dijkstra2020-01-191729.nvt 64 16 1024 5 2.5 &gt;&gt; dijkstra2020-01-191729.nvt.csv; echo 35" calcext:value-type="string">
            <text:p>./l input/dijkstra2020-01-191729.nvt 64 16 1024 5 2.5 &gt;&gt; dijkstra2020-01-191729.nvt.csv; echo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42]&amp;&quot; &quot;&amp;[.C242]&amp;&quot; &quot;&amp;[.D242]&amp;&quot; &quot;&amp;[.E242]&amp;&quot; &quot;&amp;[.F242]&amp;&quot; &quot;&amp;[.G242]&amp;&quot; &gt;&gt; &quot;&amp;[.B242]&amp;&quot;.csv; echo &quot;&amp;[.A242]" office:value-type="string" office:string-value="./l input/dijkstra2020-01-191729.nvt 128 16 1024 5 2.5 &gt;&gt; dijkstra2020-01-191729.nvt.csv; echo 36" calcext:value-type="string">
            <text:p>./l input/dijkstra2020-01-191729.nvt 128 16 1024 5 2.5 &gt;&gt; dijkstra2020-01-191729.nvt.csv; echo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43]&amp;&quot; &quot;&amp;[.C243]&amp;&quot; &quot;&amp;[.D243]&amp;&quot; &quot;&amp;[.E243]&amp;&quot; &quot;&amp;[.F243]&amp;&quot; &quot;&amp;[.G243]&amp;&quot; &gt;&gt; &quot;&amp;[.B243]&amp;&quot;.csv; echo &quot;&amp;[.A243]" office:value-type="string" office:string-value="./l input/dijkstra2020-01-191729.nvt 16 32 1024 5 2.5 &gt;&gt; dijkstra2020-01-191729.nvt.csv; echo 37" calcext:value-type="string">
            <text:p>./l input/dijkstra2020-01-191729.nvt 16 32 1024 5 2.5 &gt;&gt; dijkstra2020-01-191729.nvt.csv; echo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44]&amp;&quot; &quot;&amp;[.C244]&amp;&quot; &quot;&amp;[.D244]&amp;&quot; &quot;&amp;[.E244]&amp;&quot; &quot;&amp;[.F244]&amp;&quot; &quot;&amp;[.G244]&amp;&quot; &gt;&gt; &quot;&amp;[.B244]&amp;&quot;.csv; echo &quot;&amp;[.A244]" office:value-type="string" office:string-value="./l input/dijkstra2020-01-191729.nvt 32 32 1024 5 2.5 &gt;&gt; dijkstra2020-01-191729.nvt.csv; echo 38" calcext:value-type="string">
            <text:p>./l input/dijkstra2020-01-191729.nvt 32 32 1024 5 2.5 &gt;&gt; dijkstra2020-01-191729.nvt.csv; echo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45]&amp;&quot; &quot;&amp;[.C245]&amp;&quot; &quot;&amp;[.D245]&amp;&quot; &quot;&amp;[.E245]&amp;&quot; &quot;&amp;[.F245]&amp;&quot; &quot;&amp;[.G245]&amp;&quot; &gt;&gt; &quot;&amp;[.B245]&amp;&quot;.csv; echo &quot;&amp;[.A245]" office:value-type="string" office:string-value="./l input/dijkstra2020-01-191729.nvt 64 32 1024 5 2.5 &gt;&gt; dijkstra2020-01-191729.nvt.csv; echo 39" calcext:value-type="string">
            <text:p>./l input/dijkstra2020-01-191729.nvt 64 32 1024 5 2.5 &gt;&gt; dijkstra2020-01-191729.nvt.csv; echo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46]&amp;&quot; &quot;&amp;[.C246]&amp;&quot; &quot;&amp;[.D246]&amp;&quot; &quot;&amp;[.E246]&amp;&quot; &quot;&amp;[.F246]&amp;&quot; &quot;&amp;[.G246]&amp;&quot; &gt;&gt; &quot;&amp;[.B246]&amp;&quot;.csv; echo &quot;&amp;[.A246]" office:value-type="string" office:string-value="./l input/dijkstra2020-01-191729.nvt 128 32 1024 5 2.5 &gt;&gt; dijkstra2020-01-191729.nvt.csv; echo 40" calcext:value-type="string">
            <text:p>./l input/dijkstra2020-01-191729.nvt 128 32 1024 5 2.5 &gt;&gt; dijkstra2020-01-191729.nvt.csv; echo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47]&amp;&quot; &quot;&amp;[.C247]&amp;&quot; &quot;&amp;[.D247]&amp;&quot; &quot;&amp;[.E247]&amp;&quot; &quot;&amp;[.F247]&amp;&quot; &quot;&amp;[.G247]&amp;&quot; &gt;&gt; &quot;&amp;[.B247]&amp;&quot;.csv; echo &quot;&amp;[.A247]" office:value-type="string" office:string-value="./l input/dijkstra2020-01-191729.nvt 16 16 8192 5 2.5 &gt;&gt; dijkstra2020-01-191729.nvt.csv; echo 41" calcext:value-type="string">
            <text:p>./l input/dijkstra2020-01-191729.nvt 16 16 8192 5 2.5 &gt;&gt; dijkstra2020-01-191729.nvt.csv; echo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48]&amp;&quot; &quot;&amp;[.C248]&amp;&quot; &quot;&amp;[.D248]&amp;&quot; &quot;&amp;[.E248]&amp;&quot; &quot;&amp;[.F248]&amp;&quot; &quot;&amp;[.G248]&amp;&quot; &gt;&gt; &quot;&amp;[.B248]&amp;&quot;.csv; echo &quot;&amp;[.A248]" office:value-type="string" office:string-value="./l input/dijkstra2020-01-191729.nvt 32 16 8192 5 2.5 &gt;&gt; dijkstra2020-01-191729.nvt.csv; echo 42" calcext:value-type="string">
            <text:p>./l input/dijkstra2020-01-191729.nvt 32 16 8192 5 2.5 &gt;&gt; dijkstra2020-01-191729.nvt.csv; echo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49]&amp;&quot; &quot;&amp;[.C249]&amp;&quot; &quot;&amp;[.D249]&amp;&quot; &quot;&amp;[.E249]&amp;&quot; &quot;&amp;[.F249]&amp;&quot; &quot;&amp;[.G249]&amp;&quot; &gt;&gt; &quot;&amp;[.B249]&amp;&quot;.csv; echo &quot;&amp;[.A249]" office:value-type="string" office:string-value="./l input/dijkstra2020-01-191729.nvt 64 16 8192 5 2.5 &gt;&gt; dijkstra2020-01-191729.nvt.csv; echo 43" calcext:value-type="string">
            <text:p>./l input/dijkstra2020-01-191729.nvt 64 16 8192 5 2.5 &gt;&gt; dijkstra2020-01-191729.nvt.csv; echo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50]&amp;&quot; &quot;&amp;[.C250]&amp;&quot; &quot;&amp;[.D250]&amp;&quot; &quot;&amp;[.E250]&amp;&quot; &quot;&amp;[.F250]&amp;&quot; &quot;&amp;[.G250]&amp;&quot; &gt;&gt; &quot;&amp;[.B250]&amp;&quot;.csv; echo &quot;&amp;[.A250]" office:value-type="string" office:string-value="./l input/dijkstra2020-01-191729.nvt 128 16 8192 5 2.5 &gt;&gt; dijkstra2020-01-191729.nvt.csv; echo 44" calcext:value-type="string">
            <text:p>./l input/dijkstra2020-01-191729.nvt 128 16 8192 5 2.5 &gt;&gt; dijkstra2020-01-191729.nvt.csv; echo 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51]&amp;&quot; &quot;&amp;[.C251]&amp;&quot; &quot;&amp;[.D251]&amp;&quot; &quot;&amp;[.E251]&amp;&quot; &quot;&amp;[.F251]&amp;&quot; &quot;&amp;[.G251]&amp;&quot; &gt;&gt; &quot;&amp;[.B251]&amp;&quot;.csv; echo &quot;&amp;[.A251]" office:value-type="string" office:string-value="./l input/dijkstra2020-01-191729.nvt 16 32 8192 5 2.5 &gt;&gt; dijkstra2020-01-191729.nvt.csv; echo 45" calcext:value-type="string">
            <text:p>./l input/dijkstra2020-01-191729.nvt 16 32 8192 5 2.5 &gt;&gt; dijkstra2020-01-191729.nvt.csv; echo 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52]&amp;&quot; &quot;&amp;[.C252]&amp;&quot; &quot;&amp;[.D252]&amp;&quot; &quot;&amp;[.E252]&amp;&quot; &quot;&amp;[.F252]&amp;&quot; &quot;&amp;[.G252]&amp;&quot; &gt;&gt; &quot;&amp;[.B252]&amp;&quot;.csv; echo &quot;&amp;[.A252]" office:value-type="string" office:string-value="./l input/dijkstra2020-01-191729.nvt 32 32 8192 5 2.5 &gt;&gt; dijkstra2020-01-191729.nvt.csv; echo 46" calcext:value-type="string">
            <text:p>./l input/dijkstra2020-01-191729.nvt 32 32 8192 5 2.5 &gt;&gt; dijkstra2020-01-191729.nvt.csv; echo 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53]&amp;&quot; &quot;&amp;[.C253]&amp;&quot; &quot;&amp;[.D253]&amp;&quot; &quot;&amp;[.E253]&amp;&quot; &quot;&amp;[.F253]&amp;&quot; &quot;&amp;[.G253]&amp;&quot; &gt;&gt; &quot;&amp;[.B253]&amp;&quot;.csv; echo &quot;&amp;[.A253]" office:value-type="string" office:string-value="./l input/dijkstra2020-01-191729.nvt 64 32 8192 5 2.5 &gt;&gt; dijkstra2020-01-191729.nvt.csv; echo 47" calcext:value-type="string">
            <text:p>./l input/dijkstra2020-01-191729.nvt 64 32 8192 5 2.5 &gt;&gt; dijkstra2020-01-191729.nvt.csv; echo 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54]&amp;&quot; &quot;&amp;[.C254]&amp;&quot; &quot;&amp;[.D254]&amp;&quot; &quot;&amp;[.E254]&amp;&quot; &quot;&amp;[.F254]&amp;&quot; &quot;&amp;[.G254]&amp;&quot; &gt;&gt; &quot;&amp;[.B254]&amp;&quot;.csv; echo &quot;&amp;[.A254]" office:value-type="string" office:string-value="./l input/dijkstra2020-01-191729.nvt 128 32 8192 5 2.5 &gt;&gt; dijkstra2020-01-191729.nvt.csv; echo 48" calcext:value-type="string">
            <text:p>./l input/dijkstra2020-01-191729.nvt 128 32 8192 5 2.5 &gt;&gt; dijkstra2020-01-191729.nvt.csv; echo 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55]&amp;&quot; &quot;&amp;[.C255]&amp;&quot; &quot;&amp;[.D255]&amp;&quot; &quot;&amp;[.E255]&amp;&quot; &quot;&amp;[.F255]&amp;&quot; &quot;&amp;[.G255]&amp;&quot; &gt;&gt; &quot;&amp;[.B255]&amp;&quot;.csv; echo &quot;&amp;[.A255]" office:value-type="string" office:string-value="./l input/dijkstra2020-01-191729.nvt 16 16 1024 7.5 2.5 &gt;&gt; dijkstra2020-01-191729.nvt.csv; echo 49" calcext:value-type="string">
            <text:p>./l input/dijkstra2020-01-191729.nvt 16 16 1024 7.5 2.5 &gt;&gt; dijkstra2020-01-191729.nvt.csv; echo 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56]&amp;&quot; &quot;&amp;[.C256]&amp;&quot; &quot;&amp;[.D256]&amp;&quot; &quot;&amp;[.E256]&amp;&quot; &quot;&amp;[.F256]&amp;&quot; &quot;&amp;[.G256]&amp;&quot; &gt;&gt; &quot;&amp;[.B256]&amp;&quot;.csv; echo &quot;&amp;[.A256]" office:value-type="string" office:string-value="./l input/dijkstra2020-01-191729.nvt 32 16 1024 7.5 2.5 &gt;&gt; dijkstra2020-01-191729.nvt.csv; echo 50" calcext:value-type="string">
            <text:p>./l input/dijkstra2020-01-191729.nvt 32 16 1024 7.5 2.5 &gt;&gt; dijkstra2020-01-191729.nvt.csv; echo 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57]&amp;&quot; &quot;&amp;[.C257]&amp;&quot; &quot;&amp;[.D257]&amp;&quot; &quot;&amp;[.E257]&amp;&quot; &quot;&amp;[.F257]&amp;&quot; &quot;&amp;[.G257]&amp;&quot; &gt;&gt; &quot;&amp;[.B257]&amp;&quot;.csv; echo &quot;&amp;[.A257]" office:value-type="string" office:string-value="./l input/dijkstra2020-01-191729.nvt 64 16 1024 7.5 2.5 &gt;&gt; dijkstra2020-01-191729.nvt.csv; echo 51" calcext:value-type="string">
            <text:p>./l input/dijkstra2020-01-191729.nvt 64 16 1024 7.5 2.5 &gt;&gt; dijkstra2020-01-191729.nvt.csv; echo 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58]&amp;&quot; &quot;&amp;[.C258]&amp;&quot; &quot;&amp;[.D258]&amp;&quot; &quot;&amp;[.E258]&amp;&quot; &quot;&amp;[.F258]&amp;&quot; &quot;&amp;[.G258]&amp;&quot; &gt;&gt; &quot;&amp;[.B258]&amp;&quot;.csv; echo &quot;&amp;[.A258]" office:value-type="string" office:string-value="./l input/dijkstra2020-01-191729.nvt 128 16 1024 7.5 2.5 &gt;&gt; dijkstra2020-01-191729.nvt.csv; echo 52" calcext:value-type="string">
            <text:p>./l input/dijkstra2020-01-191729.nvt 128 16 1024 7.5 2.5 &gt;&gt; dijkstra2020-01-191729.nvt.csv; echo 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59]&amp;&quot; &quot;&amp;[.C259]&amp;&quot; &quot;&amp;[.D259]&amp;&quot; &quot;&amp;[.E259]&amp;&quot; &quot;&amp;[.F259]&amp;&quot; &quot;&amp;[.G259]&amp;&quot; &gt;&gt; &quot;&amp;[.B259]&amp;&quot;.csv; echo &quot;&amp;[.A259]" office:value-type="string" office:string-value="./l input/dijkstra2020-01-191729.nvt 16 32 1024 7.5 2.5 &gt;&gt; dijkstra2020-01-191729.nvt.csv; echo 53" calcext:value-type="string">
            <text:p>./l input/dijkstra2020-01-191729.nvt 16 32 1024 7.5 2.5 &gt;&gt; dijkstra2020-01-191729.nvt.csv; echo 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60]&amp;&quot; &quot;&amp;[.C260]&amp;&quot; &quot;&amp;[.D260]&amp;&quot; &quot;&amp;[.E260]&amp;&quot; &quot;&amp;[.F260]&amp;&quot; &quot;&amp;[.G260]&amp;&quot; &gt;&gt; &quot;&amp;[.B260]&amp;&quot;.csv; echo &quot;&amp;[.A260]" office:value-type="string" office:string-value="./l input/dijkstra2020-01-191729.nvt 32 32 1024 7.5 2.5 &gt;&gt; dijkstra2020-01-191729.nvt.csv; echo 54" calcext:value-type="string">
            <text:p>./l input/dijkstra2020-01-191729.nvt 32 32 1024 7.5 2.5 &gt;&gt; dijkstra2020-01-191729.nvt.csv; echo 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61]&amp;&quot; &quot;&amp;[.C261]&amp;&quot; &quot;&amp;[.D261]&amp;&quot; &quot;&amp;[.E261]&amp;&quot; &quot;&amp;[.F261]&amp;&quot; &quot;&amp;[.G261]&amp;&quot; &gt;&gt; &quot;&amp;[.B261]&amp;&quot;.csv; echo &quot;&amp;[.A261]" office:value-type="string" office:string-value="./l input/dijkstra2020-01-191729.nvt 64 32 1024 7.5 2.5 &gt;&gt; dijkstra2020-01-191729.nvt.csv; echo 55" calcext:value-type="string">
            <text:p>./l input/dijkstra2020-01-191729.nvt 64 32 1024 7.5 2.5 &gt;&gt; dijkstra2020-01-191729.nvt.csv; echo 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62]&amp;&quot; &quot;&amp;[.C262]&amp;&quot; &quot;&amp;[.D262]&amp;&quot; &quot;&amp;[.E262]&amp;&quot; &quot;&amp;[.F262]&amp;&quot; &quot;&amp;[.G262]&amp;&quot; &gt;&gt; &quot;&amp;[.B262]&amp;&quot;.csv; echo &quot;&amp;[.A262]" office:value-type="string" office:string-value="./l input/dijkstra2020-01-191729.nvt 128 32 1024 7.5 2.5 &gt;&gt; dijkstra2020-01-191729.nvt.csv; echo 56" calcext:value-type="string">
            <text:p>./l input/dijkstra2020-01-191729.nvt 128 32 1024 7.5 2.5 &gt;&gt; dijkstra2020-01-191729.nvt.csv; echo 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63]&amp;&quot; &quot;&amp;[.C263]&amp;&quot; &quot;&amp;[.D263]&amp;&quot; &quot;&amp;[.E263]&amp;&quot; &quot;&amp;[.F263]&amp;&quot; &quot;&amp;[.G263]&amp;&quot; &gt;&gt; &quot;&amp;[.B263]&amp;&quot;.csv; echo &quot;&amp;[.A263]" office:value-type="string" office:string-value="./l input/dijkstra2020-01-191729.nvt 16 16 8192 7.5 2.5 &gt;&gt; dijkstra2020-01-191729.nvt.csv; echo 57" calcext:value-type="string">
            <text:p>./l input/dijkstra2020-01-191729.nvt 16 16 8192 7.5 2.5 &gt;&gt; dijkstra2020-01-191729.nvt.csv; echo 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jkstra2020-01-191729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64]&amp;&quot; &quot;&amp;[.C264]&amp;&quot; &quot;&amp;[.D264]&amp;&quot; &quot;&amp;[.E264]&amp;&quot; &quot;&amp;[.F264]&amp;&quot; &quot;&amp;[.G264]&amp;&quot; &gt;&gt; &quot;&amp;[.B264]&amp;&quot;.csv; echo &quot;&amp;[.A264]" office:value-type="string" office:string-value="./l input/dijkstra2020-01-191729.nvt 32 16 8192 7.5 2.5 &gt;&gt; dijkstra2020-01-191729.nvt.csv; echo 58" calcext:value-type="string">
            <text:p>./l input/dijkstra2020-01-191729.nvt 32 16 8192 7.5 2.5 &gt;&gt; dijkstra2020-01-191729.nvt.csv; echo 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65]&amp;&quot; &quot;&amp;[.C265]&amp;&quot; &quot;&amp;[.D265]&amp;&quot; &quot;&amp;[.E265]&amp;&quot; &quot;&amp;[.F265]&amp;&quot; &quot;&amp;[.G265]&amp;&quot; &gt;&gt; &quot;&amp;[.B265]&amp;&quot;.csv; echo &quot;&amp;[.A265]" office:value-type="string" office:string-value="./l input/dijkstra2020-01-191729.nvt 64 16 8192 7.5 2.5 &gt;&gt; dijkstra2020-01-191729.nvt.csv; echo 59" calcext:value-type="string">
            <text:p>./l input/dijkstra2020-01-191729.nvt 64 16 8192 7.5 2.5 &gt;&gt; dijkstra2020-01-191729.nvt.csv; echo 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66]&amp;&quot; &quot;&amp;[.C266]&amp;&quot; &quot;&amp;[.D266]&amp;&quot; &quot;&amp;[.E266]&amp;&quot; &quot;&amp;[.F266]&amp;&quot; &quot;&amp;[.G266]&amp;&quot; &gt;&gt; &quot;&amp;[.B266]&amp;&quot;.csv; echo &quot;&amp;[.A266]" office:value-type="string" office:string-value="./l input/dijkstra2020-01-191729.nvt 128 16 8192 7.5 2.5 &gt;&gt; dijkstra2020-01-191729.nvt.csv; echo 60" calcext:value-type="string">
            <text:p>./l input/dijkstra2020-01-191729.nvt 128 16 8192 7.5 2.5 &gt;&gt; dijkstra2020-01-191729.nvt.csv; echo 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ijkstra2020-01-191729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67]&amp;&quot; &quot;&amp;[.C267]&amp;&quot; &quot;&amp;[.D267]&amp;&quot; &quot;&amp;[.E267]&amp;&quot; &quot;&amp;[.F267]&amp;&quot; &quot;&amp;[.G267]&amp;&quot; &gt;&gt; &quot;&amp;[.B267]&amp;&quot;.csv; echo &quot;&amp;[.A267]" office:value-type="string" office:string-value="./l input/dijkstra2020-01-191729.nvt 16 32 8192 7.5 2.5 &gt;&gt; dijkstra2020-01-191729.nvt.csv; echo 61" calcext:value-type="string">
            <text:p>./l input/dijkstra2020-01-191729.nvt 16 32 8192 7.5 2.5 &gt;&gt; dijkstra2020-01-191729.nvt.csv; echo 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ijkstra2020-01-191729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68]&amp;&quot; &quot;&amp;[.C268]&amp;&quot; &quot;&amp;[.D268]&amp;&quot; &quot;&amp;[.E268]&amp;&quot; &quot;&amp;[.F268]&amp;&quot; &quot;&amp;[.G268]&amp;&quot; &gt;&gt; &quot;&amp;[.B268]&amp;&quot;.csv; echo &quot;&amp;[.A268]" office:value-type="string" office:string-value="./l input/dijkstra2020-01-191729.nvt 32 32 8192 7.5 2.5 &gt;&gt; dijkstra2020-01-191729.nvt.csv; echo 62" calcext:value-type="string">
            <text:p>./l input/dijkstra2020-01-191729.nvt 32 32 8192 7.5 2.5 &gt;&gt; dijkstra2020-01-191729.nvt.csv; echo 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jkstra2020-01-191729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69]&amp;&quot; &quot;&amp;[.C269]&amp;&quot; &quot;&amp;[.D269]&amp;&quot; &quot;&amp;[.E269]&amp;&quot; &quot;&amp;[.F269]&amp;&quot; &quot;&amp;[.G269]&amp;&quot; &gt;&gt; &quot;&amp;[.B269]&amp;&quot;.csv; echo &quot;&amp;[.A269]" office:value-type="string" office:string-value="./l input/dijkstra2020-01-191729.nvt 64 32 8192 7.5 2.5 &gt;&gt; dijkstra2020-01-191729.nvt.csv; echo 63" calcext:value-type="string">
            <text:p>./l input/dijkstra2020-01-191729.nvt 64 32 8192 7.5 2.5 &gt;&gt; dijkstra2020-01-191729.nvt.csv; echo 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jkstra2020-01-191729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270]&amp;&quot; &quot;&amp;[.C270]&amp;&quot; &quot;&amp;[.D270]&amp;&quot; &quot;&amp;[.E270]&amp;&quot; &quot;&amp;[.F270]&amp;&quot; &quot;&amp;[.G270]&amp;&quot; &gt;&gt; &quot;&amp;[.B270]&amp;&quot;.csv; echo &quot;&amp;[.A270]" office:value-type="string" office:string-value="./l input/dijkstra2020-01-191729.nvt 128 32 8192 7.5 2.5 &gt;&gt; dijkstra2020-01-191729.nvt.csv; echo 64" calcext:value-type="string">
            <text:p>./l input/dijkstra2020-01-191729.nvt 128 32 8192 7.5 2.5 &gt;&gt; dijkstra2020-01-191729.nvt.csv; echo 64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72]&amp;&quot; &quot;&amp;[.C272]&amp;&quot; &quot;&amp;[.D272]&amp;&quot; &quot;&amp;[.E272]&amp;&quot; &quot;&amp;[.F272]&amp;&quot; &quot;&amp;[.G272]&amp;&quot; &gt;&gt; &quot;&amp;[.B272]&amp;&quot;.csv; echo &quot;&amp;[.A272]" office:value-type="string" office:string-value="./l input/basicmath2020-01-191653.nvt 16 16 1024 5 5 &gt;&gt; basicmath2020-01-191653.nvt.csv; echo 1" calcext:value-type="string">
            <text:p>./l input/basicmath2020-01-191653.nvt 16 16 1024 5 5 &gt;&gt; basicmath2020-01-191653.nvt.csv; ech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73]&amp;&quot; &quot;&amp;[.C273]&amp;&quot; &quot;&amp;[.D273]&amp;&quot; &quot;&amp;[.E273]&amp;&quot; &quot;&amp;[.F273]&amp;&quot; &quot;&amp;[.G273]&amp;&quot; &gt;&gt; &quot;&amp;[.B273]&amp;&quot;.csv; echo &quot;&amp;[.A273]" office:value-type="string" office:string-value="./l input/basicmath2020-01-191653.nvt 32 16 1024 5 5 &gt;&gt; basicmath2020-01-191653.nvt.csv; echo 2" calcext:value-type="string">
            <text:p>./l input/basicmath2020-01-191653.nvt 32 16 1024 5 5 &gt;&gt; basicmath2020-01-191653.nvt.csv; echo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74]&amp;&quot; &quot;&amp;[.C274]&amp;&quot; &quot;&amp;[.D274]&amp;&quot; &quot;&amp;[.E274]&amp;&quot; &quot;&amp;[.F274]&amp;&quot; &quot;&amp;[.G274]&amp;&quot; &gt;&gt; &quot;&amp;[.B274]&amp;&quot;.csv; echo &quot;&amp;[.A274]" office:value-type="string" office:string-value="./l input/basicmath2020-01-191653.nvt 64 16 1024 5 5 &gt;&gt; basicmath2020-01-191653.nvt.csv; echo 3" calcext:value-type="string">
            <text:p>./l input/basicmath2020-01-191653.nvt 64 16 1024 5 5 &gt;&gt; basicmath2020-01-191653.nvt.csv; echo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75]&amp;&quot; &quot;&amp;[.C275]&amp;&quot; &quot;&amp;[.D275]&amp;&quot; &quot;&amp;[.E275]&amp;&quot; &quot;&amp;[.F275]&amp;&quot; &quot;&amp;[.G275]&amp;&quot; &gt;&gt; &quot;&amp;[.B275]&amp;&quot;.csv; echo &quot;&amp;[.A275]" office:value-type="string" office:string-value="./l input/basicmath2020-01-191653.nvt 128 16 1024 5 5 &gt;&gt; basicmath2020-01-191653.nvt.csv; echo 4" calcext:value-type="string">
            <text:p>./l input/basicmath2020-01-191653.nvt 128 16 1024 5 5 &gt;&gt; basicmath2020-01-191653.nvt.csv; ech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76]&amp;&quot; &quot;&amp;[.C276]&amp;&quot; &quot;&amp;[.D276]&amp;&quot; &quot;&amp;[.E276]&amp;&quot; &quot;&amp;[.F276]&amp;&quot; &quot;&amp;[.G276]&amp;&quot; &gt;&gt; &quot;&amp;[.B276]&amp;&quot;.csv; echo &quot;&amp;[.A276]" office:value-type="string" office:string-value="./l input/basicmath2020-01-191653.nvt 16 32 1024 5 5 &gt;&gt; basicmath2020-01-191653.nvt.csv; echo 5" calcext:value-type="string">
            <text:p>./l input/basicmath2020-01-191653.nvt 16 32 1024 5 5 &gt;&gt; basicmath2020-01-191653.nvt.csv; echo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77]&amp;&quot; &quot;&amp;[.C277]&amp;&quot; &quot;&amp;[.D277]&amp;&quot; &quot;&amp;[.E277]&amp;&quot; &quot;&amp;[.F277]&amp;&quot; &quot;&amp;[.G277]&amp;&quot; &gt;&gt; &quot;&amp;[.B277]&amp;&quot;.csv; echo &quot;&amp;[.A277]" office:value-type="string" office:string-value="./l input/basicmath2020-01-191653.nvt 32 32 1024 5 5 &gt;&gt; basicmath2020-01-191653.nvt.csv; echo 6" calcext:value-type="string">
            <text:p>./l input/basicmath2020-01-191653.nvt 32 32 1024 5 5 &gt;&gt; basicmath2020-01-191653.nvt.csv; echo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78]&amp;&quot; &quot;&amp;[.C278]&amp;&quot; &quot;&amp;[.D278]&amp;&quot; &quot;&amp;[.E278]&amp;&quot; &quot;&amp;[.F278]&amp;&quot; &quot;&amp;[.G278]&amp;&quot; &gt;&gt; &quot;&amp;[.B278]&amp;&quot;.csv; echo &quot;&amp;[.A278]" office:value-type="string" office:string-value="./l input/basicmath2020-01-191653.nvt 64 32 1024 5 5 &gt;&gt; basicmath2020-01-191653.nvt.csv; echo 7" calcext:value-type="string">
            <text:p>./l input/basicmath2020-01-191653.nvt 64 32 1024 5 5 &gt;&gt; basicmath2020-01-191653.nvt.csv; echo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79]&amp;&quot; &quot;&amp;[.C279]&amp;&quot; &quot;&amp;[.D279]&amp;&quot; &quot;&amp;[.E279]&amp;&quot; &quot;&amp;[.F279]&amp;&quot; &quot;&amp;[.G279]&amp;&quot; &gt;&gt; &quot;&amp;[.B279]&amp;&quot;.csv; echo &quot;&amp;[.A279]" office:value-type="string" office:string-value="./l input/basicmath2020-01-191653.nvt 128 32 1024 5 5 &gt;&gt; basicmath2020-01-191653.nvt.csv; echo 8" calcext:value-type="string">
            <text:p>./l input/basicmath2020-01-191653.nvt 128 32 1024 5 5 &gt;&gt; basicmath2020-01-191653.nvt.csv; echo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80]&amp;&quot; &quot;&amp;[.C280]&amp;&quot; &quot;&amp;[.D280]&amp;&quot; &quot;&amp;[.E280]&amp;&quot; &quot;&amp;[.F280]&amp;&quot; &quot;&amp;[.G280]&amp;&quot; &gt;&gt; &quot;&amp;[.B280]&amp;&quot;.csv; echo &quot;&amp;[.A280]" office:value-type="string" office:string-value="./l input/basicmath2020-01-191653.nvt 16 16 8192 5 5 &gt;&gt; basicmath2020-01-191653.nvt.csv; echo 9" calcext:value-type="string">
            <text:p>./l input/basicmath2020-01-191653.nvt 16 16 8192 5 5 &gt;&gt; basicmath2020-01-191653.nvt.csv; echo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81]&amp;&quot; &quot;&amp;[.C281]&amp;&quot; &quot;&amp;[.D281]&amp;&quot; &quot;&amp;[.E281]&amp;&quot; &quot;&amp;[.F281]&amp;&quot; &quot;&amp;[.G281]&amp;&quot; &gt;&gt; &quot;&amp;[.B281]&amp;&quot;.csv; echo &quot;&amp;[.A281]" office:value-type="string" office:string-value="./l input/basicmath2020-01-191653.nvt 32 16 8192 5 5 &gt;&gt; basicmath2020-01-191653.nvt.csv; echo 10" calcext:value-type="string">
            <text:p>./l input/basicmath2020-01-191653.nvt 32 16 8192 5 5 &gt;&gt; basicmath2020-01-191653.nvt.csv; echo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82]&amp;&quot; &quot;&amp;[.C282]&amp;&quot; &quot;&amp;[.D282]&amp;&quot; &quot;&amp;[.E282]&amp;&quot; &quot;&amp;[.F282]&amp;&quot; &quot;&amp;[.G282]&amp;&quot; &gt;&gt; &quot;&amp;[.B282]&amp;&quot;.csv; echo &quot;&amp;[.A282]" office:value-type="string" office:string-value="./l input/basicmath2020-01-191653.nvt 64 16 8192 5 5 &gt;&gt; basicmath2020-01-191653.nvt.csv; echo 11" calcext:value-type="string">
            <text:p>./l input/basicmath2020-01-191653.nvt 64 16 8192 5 5 &gt;&gt; basicmath2020-01-191653.nvt.csv; echo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83]&amp;&quot; &quot;&amp;[.C283]&amp;&quot; &quot;&amp;[.D283]&amp;&quot; &quot;&amp;[.E283]&amp;&quot; &quot;&amp;[.F283]&amp;&quot; &quot;&amp;[.G283]&amp;&quot; &gt;&gt; &quot;&amp;[.B283]&amp;&quot;.csv; echo &quot;&amp;[.A283]" office:value-type="string" office:string-value="./l input/basicmath2020-01-191653.nvt 128 16 8192 5 5 &gt;&gt; basicmath2020-01-191653.nvt.csv; echo 12" calcext:value-type="string">
            <text:p>./l input/basicmath2020-01-191653.nvt 128 16 8192 5 5 &gt;&gt; basicmath2020-01-191653.nvt.csv; echo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84]&amp;&quot; &quot;&amp;[.C284]&amp;&quot; &quot;&amp;[.D284]&amp;&quot; &quot;&amp;[.E284]&amp;&quot; &quot;&amp;[.F284]&amp;&quot; &quot;&amp;[.G284]&amp;&quot; &gt;&gt; &quot;&amp;[.B284]&amp;&quot;.csv; echo &quot;&amp;[.A284]" office:value-type="string" office:string-value="./l input/basicmath2020-01-191653.nvt 16 32 8192 5 5 &gt;&gt; basicmath2020-01-191653.nvt.csv; echo 13" calcext:value-type="string">
            <text:p>./l input/basicmath2020-01-191653.nvt 16 32 8192 5 5 &gt;&gt; basicmath2020-01-191653.nvt.csv; echo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85]&amp;&quot; &quot;&amp;[.C285]&amp;&quot; &quot;&amp;[.D285]&amp;&quot; &quot;&amp;[.E285]&amp;&quot; &quot;&amp;[.F285]&amp;&quot; &quot;&amp;[.G285]&amp;&quot; &gt;&gt; &quot;&amp;[.B285]&amp;&quot;.csv; echo &quot;&amp;[.A285]" office:value-type="string" office:string-value="./l input/basicmath2020-01-191653.nvt 32 32 8192 5 5 &gt;&gt; basicmath2020-01-191653.nvt.csv; echo 14" calcext:value-type="string">
            <text:p>./l input/basicmath2020-01-191653.nvt 32 32 8192 5 5 &gt;&gt; basicmath2020-01-191653.nvt.csv; echo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86]&amp;&quot; &quot;&amp;[.C286]&amp;&quot; &quot;&amp;[.D286]&amp;&quot; &quot;&amp;[.E286]&amp;&quot; &quot;&amp;[.F286]&amp;&quot; &quot;&amp;[.G286]&amp;&quot; &gt;&gt; &quot;&amp;[.B286]&amp;&quot;.csv; echo &quot;&amp;[.A286]" office:value-type="string" office:string-value="./l input/basicmath2020-01-191653.nvt 64 32 8192 5 5 &gt;&gt; basicmath2020-01-191653.nvt.csv; echo 15" calcext:value-type="string">
            <text:p>./l input/basicmath2020-01-191653.nvt 64 32 8192 5 5 &gt;&gt; basicmath2020-01-191653.nvt.csv; echo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./l input/&quot;&amp;[.B287]&amp;&quot; &quot;&amp;[.C287]&amp;&quot; &quot;&amp;[.D287]&amp;&quot; &quot;&amp;[.E287]&amp;&quot; &quot;&amp;[.F287]&amp;&quot; &quot;&amp;[.G287]&amp;&quot; &gt;&gt; &quot;&amp;[.B287]&amp;&quot;.csv; echo &quot;&amp;[.A287]" office:value-type="string" office:string-value="./l input/basicmath2020-01-191653.nvt 128 32 8192 5 5 &gt;&gt; basicmath2020-01-191653.nvt.csv; echo 16" calcext:value-type="string">
            <text:p>./l input/basicmath2020-01-191653.nvt 128 32 8192 5 5 &gt;&gt; basicmath2020-01-191653.nvt.csv; echo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88]&amp;&quot; &quot;&amp;[.C288]&amp;&quot; &quot;&amp;[.D288]&amp;&quot; &quot;&amp;[.E288]&amp;&quot; &quot;&amp;[.F288]&amp;&quot; &quot;&amp;[.G288]&amp;&quot; &gt;&gt; &quot;&amp;[.B288]&amp;&quot;.csv; echo &quot;&amp;[.A288]" office:value-type="string" office:string-value="./l input/basicmath2020-01-191653.nvt 16 16 1024 7.5 5 &gt;&gt; basicmath2020-01-191653.nvt.csv; echo 17" calcext:value-type="string">
            <text:p>./l input/basicmath2020-01-191653.nvt 16 16 1024 7.5 5 &gt;&gt; basicmath2020-01-191653.nvt.csv; echo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89]&amp;&quot; &quot;&amp;[.C289]&amp;&quot; &quot;&amp;[.D289]&amp;&quot; &quot;&amp;[.E289]&amp;&quot; &quot;&amp;[.F289]&amp;&quot; &quot;&amp;[.G289]&amp;&quot; &gt;&gt; &quot;&amp;[.B289]&amp;&quot;.csv; echo &quot;&amp;[.A289]" office:value-type="string" office:string-value="./l input/basicmath2020-01-191653.nvt 32 16 1024 7.5 5 &gt;&gt; basicmath2020-01-191653.nvt.csv; echo 18" calcext:value-type="string">
            <text:p>./l input/basicmath2020-01-191653.nvt 32 16 1024 7.5 5 &gt;&gt; basicmath2020-01-191653.nvt.csv; echo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0]&amp;&quot; &quot;&amp;[.C290]&amp;&quot; &quot;&amp;[.D290]&amp;&quot; &quot;&amp;[.E290]&amp;&quot; &quot;&amp;[.F290]&amp;&quot; &quot;&amp;[.G290]&amp;&quot; &gt;&gt; &quot;&amp;[.B290]&amp;&quot;.csv; echo &quot;&amp;[.A290]" office:value-type="string" office:string-value="./l input/basicmath2020-01-191653.nvt 64 16 1024 7.5 5 &gt;&gt; basicmath2020-01-191653.nvt.csv; echo 19" calcext:value-type="string">
            <text:p>./l input/basicmath2020-01-191653.nvt 64 16 1024 7.5 5 &gt;&gt; basicmath2020-01-191653.nvt.csv; echo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1]&amp;&quot; &quot;&amp;[.C291]&amp;&quot; &quot;&amp;[.D291]&amp;&quot; &quot;&amp;[.E291]&amp;&quot; &quot;&amp;[.F291]&amp;&quot; &quot;&amp;[.G291]&amp;&quot; &gt;&gt; &quot;&amp;[.B291]&amp;&quot;.csv; echo &quot;&amp;[.A291]" office:value-type="string" office:string-value="./l input/basicmath2020-01-191653.nvt 128 16 1024 7.5 5 &gt;&gt; basicmath2020-01-191653.nvt.csv; echo 20" calcext:value-type="string">
            <text:p>./l input/basicmath2020-01-191653.nvt 128 16 1024 7.5 5 &gt;&gt; basicmath2020-01-191653.nvt.csv; echo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2]&amp;&quot; &quot;&amp;[.C292]&amp;&quot; &quot;&amp;[.D292]&amp;&quot; &quot;&amp;[.E292]&amp;&quot; &quot;&amp;[.F292]&amp;&quot; &quot;&amp;[.G292]&amp;&quot; &gt;&gt; &quot;&amp;[.B292]&amp;&quot;.csv; echo &quot;&amp;[.A292]" office:value-type="string" office:string-value="./l input/basicmath2020-01-191653.nvt 16 32 1024 7.5 5 &gt;&gt; basicmath2020-01-191653.nvt.csv; echo 21" calcext:value-type="string">
            <text:p>./l input/basicmath2020-01-191653.nvt 16 32 1024 7.5 5 &gt;&gt; basicmath2020-01-191653.nvt.csv; echo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3]&amp;&quot; &quot;&amp;[.C293]&amp;&quot; &quot;&amp;[.D293]&amp;&quot; &quot;&amp;[.E293]&amp;&quot; &quot;&amp;[.F293]&amp;&quot; &quot;&amp;[.G293]&amp;&quot; &gt;&gt; &quot;&amp;[.B293]&amp;&quot;.csv; echo &quot;&amp;[.A293]" office:value-type="string" office:string-value="./l input/basicmath2020-01-191653.nvt 32 32 1024 7.5 5 &gt;&gt; basicmath2020-01-191653.nvt.csv; echo 22" calcext:value-type="string">
            <text:p>./l input/basicmath2020-01-191653.nvt 32 32 1024 7.5 5 &gt;&gt; basicmath2020-01-191653.nvt.csv; echo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4]&amp;&quot; &quot;&amp;[.C294]&amp;&quot; &quot;&amp;[.D294]&amp;&quot; &quot;&amp;[.E294]&amp;&quot; &quot;&amp;[.F294]&amp;&quot; &quot;&amp;[.G294]&amp;&quot; &gt;&gt; &quot;&amp;[.B294]&amp;&quot;.csv; echo &quot;&amp;[.A294]" office:value-type="string" office:string-value="./l input/basicmath2020-01-191653.nvt 64 32 1024 7.5 5 &gt;&gt; basicmath2020-01-191653.nvt.csv; echo 23" calcext:value-type="string">
            <text:p>./l input/basicmath2020-01-191653.nvt 64 32 1024 7.5 5 &gt;&gt; basicmath2020-01-191653.nvt.csv; echo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5]&amp;&quot; &quot;&amp;[.C295]&amp;&quot; &quot;&amp;[.D295]&amp;&quot; &quot;&amp;[.E295]&amp;&quot; &quot;&amp;[.F295]&amp;&quot; &quot;&amp;[.G295]&amp;&quot; &gt;&gt; &quot;&amp;[.B295]&amp;&quot;.csv; echo &quot;&amp;[.A295]" office:value-type="string" office:string-value="./l input/basicmath2020-01-191653.nvt 128 32 1024 7.5 5 &gt;&gt; basicmath2020-01-191653.nvt.csv; echo 24" calcext:value-type="string">
            <text:p>./l input/basicmath2020-01-191653.nvt 128 32 1024 7.5 5 &gt;&gt; basicmath2020-01-191653.nvt.csv; echo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6]&amp;&quot; &quot;&amp;[.C296]&amp;&quot; &quot;&amp;[.D296]&amp;&quot; &quot;&amp;[.E296]&amp;&quot; &quot;&amp;[.F296]&amp;&quot; &quot;&amp;[.G296]&amp;&quot; &gt;&gt; &quot;&amp;[.B296]&amp;&quot;.csv; echo &quot;&amp;[.A296]" office:value-type="string" office:string-value="./l input/basicmath2020-01-191653.nvt 16 16 8192 7.5 5 &gt;&gt; basicmath2020-01-191653.nvt.csv; echo 25" calcext:value-type="string">
            <text:p>./l input/basicmath2020-01-191653.nvt 16 16 8192 7.5 5 &gt;&gt; basicmath2020-01-191653.nvt.csv; echo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7]&amp;&quot; &quot;&amp;[.C297]&amp;&quot; &quot;&amp;[.D297]&amp;&quot; &quot;&amp;[.E297]&amp;&quot; &quot;&amp;[.F297]&amp;&quot; &quot;&amp;[.G297]&amp;&quot; &gt;&gt; &quot;&amp;[.B297]&amp;&quot;.csv; echo &quot;&amp;[.A297]" office:value-type="string" office:string-value="./l input/basicmath2020-01-191653.nvt 32 16 8192 7.5 5 &gt;&gt; basicmath2020-01-191653.nvt.csv; echo 26" calcext:value-type="string">
            <text:p>./l input/basicmath2020-01-191653.nvt 32 16 8192 7.5 5 &gt;&gt; basicmath2020-01-191653.nvt.csv; echo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8]&amp;&quot; &quot;&amp;[.C298]&amp;&quot; &quot;&amp;[.D298]&amp;&quot; &quot;&amp;[.E298]&amp;&quot; &quot;&amp;[.F298]&amp;&quot; &quot;&amp;[.G298]&amp;&quot; &gt;&gt; &quot;&amp;[.B298]&amp;&quot;.csv; echo &quot;&amp;[.A298]" office:value-type="string" office:string-value="./l input/basicmath2020-01-191653.nvt 64 16 8192 7.5 5 &gt;&gt; basicmath2020-01-191653.nvt.csv; echo 27" calcext:value-type="string">
            <text:p>./l input/basicmath2020-01-191653.nvt 64 16 8192 7.5 5 &gt;&gt; basicmath2020-01-191653.nvt.csv; echo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299]&amp;&quot; &quot;&amp;[.C299]&amp;&quot; &quot;&amp;[.D299]&amp;&quot; &quot;&amp;[.E299]&amp;&quot; &quot;&amp;[.F299]&amp;&quot; &quot;&amp;[.G299]&amp;&quot; &gt;&gt; &quot;&amp;[.B299]&amp;&quot;.csv; echo &quot;&amp;[.A299]" office:value-type="string" office:string-value="./l input/basicmath2020-01-191653.nvt 128 16 8192 7.5 5 &gt;&gt; basicmath2020-01-191653.nvt.csv; echo 28" calcext:value-type="string">
            <text:p>./l input/basicmath2020-01-191653.nvt 128 16 8192 7.5 5 &gt;&gt; basicmath2020-01-191653.nvt.csv; echo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00]&amp;&quot; &quot;&amp;[.C300]&amp;&quot; &quot;&amp;[.D300]&amp;&quot; &quot;&amp;[.E300]&amp;&quot; &quot;&amp;[.F300]&amp;&quot; &quot;&amp;[.G300]&amp;&quot; &gt;&gt; &quot;&amp;[.B300]&amp;&quot;.csv; echo &quot;&amp;[.A300]" office:value-type="string" office:string-value="./l input/basicmath2020-01-191653.nvt 16 32 8192 7.5 5 &gt;&gt; basicmath2020-01-191653.nvt.csv; echo 29" calcext:value-type="string">
            <text:p>./l input/basicmath2020-01-191653.nvt 16 32 8192 7.5 5 &gt;&gt; basicmath2020-01-191653.nvt.csv; echo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01]&amp;&quot; &quot;&amp;[.C301]&amp;&quot; &quot;&amp;[.D301]&amp;&quot; &quot;&amp;[.E301]&amp;&quot; &quot;&amp;[.F301]&amp;&quot; &quot;&amp;[.G301]&amp;&quot; &gt;&gt; &quot;&amp;[.B301]&amp;&quot;.csv; echo &quot;&amp;[.A301]" office:value-type="string" office:string-value="./l input/basicmath2020-01-191653.nvt 32 32 8192 7.5 5 &gt;&gt; basicmath2020-01-191653.nvt.csv; echo 30" calcext:value-type="string">
            <text:p>./l input/basicmath2020-01-191653.nvt 32 32 8192 7.5 5 &gt;&gt; basicmath2020-01-191653.nvt.csv; echo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02]&amp;&quot; &quot;&amp;[.C302]&amp;&quot; &quot;&amp;[.D302]&amp;&quot; &quot;&amp;[.E302]&amp;&quot; &quot;&amp;[.F302]&amp;&quot; &quot;&amp;[.G302]&amp;&quot; &gt;&gt; &quot;&amp;[.B302]&amp;&quot;.csv; echo &quot;&amp;[.A302]" office:value-type="string" office:string-value="./l input/basicmath2020-01-191653.nvt 64 32 8192 7.5 5 &gt;&gt; basicmath2020-01-191653.nvt.csv; echo 31" calcext:value-type="string">
            <text:p>./l input/basicmath2020-01-191653.nvt 64 32 8192 7.5 5 &gt;&gt; basicmath2020-01-191653.nvt.csv; echo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office:value-type="float" office:value="5" calcext:value-type="float">
            <text:p>5</text:p>
          </table:table-cell>
          <table:table-cell table:formula="of:=&quot;./l input/&quot;&amp;[.B303]&amp;&quot; &quot;&amp;[.C303]&amp;&quot; &quot;&amp;[.D303]&amp;&quot; &quot;&amp;[.E303]&amp;&quot; &quot;&amp;[.F303]&amp;&quot; &quot;&amp;[.G303]&amp;&quot; &gt;&gt; &quot;&amp;[.B303]&amp;&quot;.csv; echo &quot;&amp;[.A303]" office:value-type="string" office:string-value="./l input/basicmath2020-01-191653.nvt 128 32 8192 7.5 5 &gt;&gt; basicmath2020-01-191653.nvt.csv; echo 32" calcext:value-type="string">
            <text:p>./l input/basicmath2020-01-191653.nvt 128 32 8192 7.5 5 &gt;&gt; basicmath2020-01-191653.nvt.csv; echo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04]&amp;&quot; &quot;&amp;[.C304]&amp;&quot; &quot;&amp;[.D304]&amp;&quot; &quot;&amp;[.E304]&amp;&quot; &quot;&amp;[.F304]&amp;&quot; &quot;&amp;[.G304]&amp;&quot; &gt;&gt; &quot;&amp;[.B304]&amp;&quot;.csv; echo &quot;&amp;[.A304]" office:value-type="string" office:string-value="./l input/basicmath2020-01-191653.nvt 16 16 1024 5 2.5 &gt;&gt; basicmath2020-01-191653.nvt.csv; echo 33" calcext:value-type="string">
            <text:p>./l input/basicmath2020-01-191653.nvt 16 16 1024 5 2.5 &gt;&gt; basicmath2020-01-191653.nvt.csv; echo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05]&amp;&quot; &quot;&amp;[.C305]&amp;&quot; &quot;&amp;[.D305]&amp;&quot; &quot;&amp;[.E305]&amp;&quot; &quot;&amp;[.F305]&amp;&quot; &quot;&amp;[.G305]&amp;&quot; &gt;&gt; &quot;&amp;[.B305]&amp;&quot;.csv; echo &quot;&amp;[.A305]" office:value-type="string" office:string-value="./l input/basicmath2020-01-191653.nvt 32 16 1024 5 2.5 &gt;&gt; basicmath2020-01-191653.nvt.csv; echo 34" calcext:value-type="string">
            <text:p>./l input/basicmath2020-01-191653.nvt 32 16 1024 5 2.5 &gt;&gt; basicmath2020-01-191653.nvt.csv; echo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06]&amp;&quot; &quot;&amp;[.C306]&amp;&quot; &quot;&amp;[.D306]&amp;&quot; &quot;&amp;[.E306]&amp;&quot; &quot;&amp;[.F306]&amp;&quot; &quot;&amp;[.G306]&amp;&quot; &gt;&gt; &quot;&amp;[.B306]&amp;&quot;.csv; echo &quot;&amp;[.A306]" office:value-type="string" office:string-value="./l input/basicmath2020-01-191653.nvt 64 16 1024 5 2.5 &gt;&gt; basicmath2020-01-191653.nvt.csv; echo 35" calcext:value-type="string">
            <text:p>./l input/basicmath2020-01-191653.nvt 64 16 1024 5 2.5 &gt;&gt; basicmath2020-01-191653.nvt.csv; echo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07]&amp;&quot; &quot;&amp;[.C307]&amp;&quot; &quot;&amp;[.D307]&amp;&quot; &quot;&amp;[.E307]&amp;&quot; &quot;&amp;[.F307]&amp;&quot; &quot;&amp;[.G307]&amp;&quot; &gt;&gt; &quot;&amp;[.B307]&amp;&quot;.csv; echo &quot;&amp;[.A307]" office:value-type="string" office:string-value="./l input/basicmath2020-01-191653.nvt 128 16 1024 5 2.5 &gt;&gt; basicmath2020-01-191653.nvt.csv; echo 36" calcext:value-type="string">
            <text:p>./l input/basicmath2020-01-191653.nvt 128 16 1024 5 2.5 &gt;&gt; basicmath2020-01-191653.nvt.csv; echo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08]&amp;&quot; &quot;&amp;[.C308]&amp;&quot; &quot;&amp;[.D308]&amp;&quot; &quot;&amp;[.E308]&amp;&quot; &quot;&amp;[.F308]&amp;&quot; &quot;&amp;[.G308]&amp;&quot; &gt;&gt; &quot;&amp;[.B308]&amp;&quot;.csv; echo &quot;&amp;[.A308]" office:value-type="string" office:string-value="./l input/basicmath2020-01-191653.nvt 16 32 1024 5 2.5 &gt;&gt; basicmath2020-01-191653.nvt.csv; echo 37" calcext:value-type="string">
            <text:p>./l input/basicmath2020-01-191653.nvt 16 32 1024 5 2.5 &gt;&gt; basicmath2020-01-191653.nvt.csv; echo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09]&amp;&quot; &quot;&amp;[.C309]&amp;&quot; &quot;&amp;[.D309]&amp;&quot; &quot;&amp;[.E309]&amp;&quot; &quot;&amp;[.F309]&amp;&quot; &quot;&amp;[.G309]&amp;&quot; &gt;&gt; &quot;&amp;[.B309]&amp;&quot;.csv; echo &quot;&amp;[.A309]" office:value-type="string" office:string-value="./l input/basicmath2020-01-191653.nvt 32 32 1024 5 2.5 &gt;&gt; basicmath2020-01-191653.nvt.csv; echo 38" calcext:value-type="string">
            <text:p>./l input/basicmath2020-01-191653.nvt 32 32 1024 5 2.5 &gt;&gt; basicmath2020-01-191653.nvt.csv; echo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10]&amp;&quot; &quot;&amp;[.C310]&amp;&quot; &quot;&amp;[.D310]&amp;&quot; &quot;&amp;[.E310]&amp;&quot; &quot;&amp;[.F310]&amp;&quot; &quot;&amp;[.G310]&amp;&quot; &gt;&gt; &quot;&amp;[.B310]&amp;&quot;.csv; echo &quot;&amp;[.A310]" office:value-type="string" office:string-value="./l input/basicmath2020-01-191653.nvt 64 32 1024 5 2.5 &gt;&gt; basicmath2020-01-191653.nvt.csv; echo 39" calcext:value-type="string">
            <text:p>./l input/basicmath2020-01-191653.nvt 64 32 1024 5 2.5 &gt;&gt; basicmath2020-01-191653.nvt.csv; echo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11]&amp;&quot; &quot;&amp;[.C311]&amp;&quot; &quot;&amp;[.D311]&amp;&quot; &quot;&amp;[.E311]&amp;&quot; &quot;&amp;[.F311]&amp;&quot; &quot;&amp;[.G311]&amp;&quot; &gt;&gt; &quot;&amp;[.B311]&amp;&quot;.csv; echo &quot;&amp;[.A311]" office:value-type="string" office:string-value="./l input/basicmath2020-01-191653.nvt 128 32 1024 5 2.5 &gt;&gt; basicmath2020-01-191653.nvt.csv; echo 40" calcext:value-type="string">
            <text:p>./l input/basicmath2020-01-191653.nvt 128 32 1024 5 2.5 &gt;&gt; basicmath2020-01-191653.nvt.csv; echo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12]&amp;&quot; &quot;&amp;[.C312]&amp;&quot; &quot;&amp;[.D312]&amp;&quot; &quot;&amp;[.E312]&amp;&quot; &quot;&amp;[.F312]&amp;&quot; &quot;&amp;[.G312]&amp;&quot; &gt;&gt; &quot;&amp;[.B312]&amp;&quot;.csv; echo &quot;&amp;[.A312]" office:value-type="string" office:string-value="./l input/basicmath2020-01-191653.nvt 16 16 8192 5 2.5 &gt;&gt; basicmath2020-01-191653.nvt.csv; echo 41" calcext:value-type="string">
            <text:p>./l input/basicmath2020-01-191653.nvt 16 16 8192 5 2.5 &gt;&gt; basicmath2020-01-191653.nvt.csv; echo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13]&amp;&quot; &quot;&amp;[.C313]&amp;&quot; &quot;&amp;[.D313]&amp;&quot; &quot;&amp;[.E313]&amp;&quot; &quot;&amp;[.F313]&amp;&quot; &quot;&amp;[.G313]&amp;&quot; &gt;&gt; &quot;&amp;[.B313]&amp;&quot;.csv; echo &quot;&amp;[.A313]" office:value-type="string" office:string-value="./l input/basicmath2020-01-191653.nvt 32 16 8192 5 2.5 &gt;&gt; basicmath2020-01-191653.nvt.csv; echo 42" calcext:value-type="string">
            <text:p>./l input/basicmath2020-01-191653.nvt 32 16 8192 5 2.5 &gt;&gt; basicmath2020-01-191653.nvt.csv; echo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14]&amp;&quot; &quot;&amp;[.C314]&amp;&quot; &quot;&amp;[.D314]&amp;&quot; &quot;&amp;[.E314]&amp;&quot; &quot;&amp;[.F314]&amp;&quot; &quot;&amp;[.G314]&amp;&quot; &gt;&gt; &quot;&amp;[.B314]&amp;&quot;.csv; echo &quot;&amp;[.A314]" office:value-type="string" office:string-value="./l input/basicmath2020-01-191653.nvt 64 16 8192 5 2.5 &gt;&gt; basicmath2020-01-191653.nvt.csv; echo 43" calcext:value-type="string">
            <text:p>./l input/basicmath2020-01-191653.nvt 64 16 8192 5 2.5 &gt;&gt; basicmath2020-01-191653.nvt.csv; echo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15]&amp;&quot; &quot;&amp;[.C315]&amp;&quot; &quot;&amp;[.D315]&amp;&quot; &quot;&amp;[.E315]&amp;&quot; &quot;&amp;[.F315]&amp;&quot; &quot;&amp;[.G315]&amp;&quot; &gt;&gt; &quot;&amp;[.B315]&amp;&quot;.csv; echo &quot;&amp;[.A315]" office:value-type="string" office:string-value="./l input/basicmath2020-01-191653.nvt 128 16 8192 5 2.5 &gt;&gt; basicmath2020-01-191653.nvt.csv; echo 44" calcext:value-type="string">
            <text:p>./l input/basicmath2020-01-191653.nvt 128 16 8192 5 2.5 &gt;&gt; basicmath2020-01-191653.nvt.csv; echo 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16]&amp;&quot; &quot;&amp;[.C316]&amp;&quot; &quot;&amp;[.D316]&amp;&quot; &quot;&amp;[.E316]&amp;&quot; &quot;&amp;[.F316]&amp;&quot; &quot;&amp;[.G316]&amp;&quot; &gt;&gt; &quot;&amp;[.B316]&amp;&quot;.csv; echo &quot;&amp;[.A316]" office:value-type="string" office:string-value="./l input/basicmath2020-01-191653.nvt 16 32 8192 5 2.5 &gt;&gt; basicmath2020-01-191653.nvt.csv; echo 45" calcext:value-type="string">
            <text:p>./l input/basicmath2020-01-191653.nvt 16 32 8192 5 2.5 &gt;&gt; basicmath2020-01-191653.nvt.csv; echo 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17]&amp;&quot; &quot;&amp;[.C317]&amp;&quot; &quot;&amp;[.D317]&amp;&quot; &quot;&amp;[.E317]&amp;&quot; &quot;&amp;[.F317]&amp;&quot; &quot;&amp;[.G317]&amp;&quot; &gt;&gt; &quot;&amp;[.B317]&amp;&quot;.csv; echo &quot;&amp;[.A317]" office:value-type="string" office:string-value="./l input/basicmath2020-01-191653.nvt 32 32 8192 5 2.5 &gt;&gt; basicmath2020-01-191653.nvt.csv; echo 46" calcext:value-type="string">
            <text:p>./l input/basicmath2020-01-191653.nvt 32 32 8192 5 2.5 &gt;&gt; basicmath2020-01-191653.nvt.csv; echo 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18]&amp;&quot; &quot;&amp;[.C318]&amp;&quot; &quot;&amp;[.D318]&amp;&quot; &quot;&amp;[.E318]&amp;&quot; &quot;&amp;[.F318]&amp;&quot; &quot;&amp;[.G318]&amp;&quot; &gt;&gt; &quot;&amp;[.B318]&amp;&quot;.csv; echo &quot;&amp;[.A318]" office:value-type="string" office:string-value="./l input/basicmath2020-01-191653.nvt 64 32 8192 5 2.5 &gt;&gt; basicmath2020-01-191653.nvt.csv; echo 47" calcext:value-type="string">
            <text:p>./l input/basicmath2020-01-191653.nvt 64 32 8192 5 2.5 &gt;&gt; basicmath2020-01-191653.nvt.csv; echo 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19]&amp;&quot; &quot;&amp;[.C319]&amp;&quot; &quot;&amp;[.D319]&amp;&quot; &quot;&amp;[.E319]&amp;&quot; &quot;&amp;[.F319]&amp;&quot; &quot;&amp;[.G319]&amp;&quot; &gt;&gt; &quot;&amp;[.B319]&amp;&quot;.csv; echo &quot;&amp;[.A319]" office:value-type="string" office:string-value="./l input/basicmath2020-01-191653.nvt 128 32 8192 5 2.5 &gt;&gt; basicmath2020-01-191653.nvt.csv; echo 48" calcext:value-type="string">
            <text:p>./l input/basicmath2020-01-191653.nvt 128 32 8192 5 2.5 &gt;&gt; basicmath2020-01-191653.nvt.csv; echo 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20]&amp;&quot; &quot;&amp;[.C320]&amp;&quot; &quot;&amp;[.D320]&amp;&quot; &quot;&amp;[.E320]&amp;&quot; &quot;&amp;[.F320]&amp;&quot; &quot;&amp;[.G320]&amp;&quot; &gt;&gt; &quot;&amp;[.B320]&amp;&quot;.csv; echo &quot;&amp;[.A320]" office:value-type="string" office:string-value="./l input/basicmath2020-01-191653.nvt 16 16 1024 7.5 2.5 &gt;&gt; basicmath2020-01-191653.nvt.csv; echo 49" calcext:value-type="string">
            <text:p>./l input/basicmath2020-01-191653.nvt 16 16 1024 7.5 2.5 &gt;&gt; basicmath2020-01-191653.nvt.csv; echo 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21]&amp;&quot; &quot;&amp;[.C321]&amp;&quot; &quot;&amp;[.D321]&amp;&quot; &quot;&amp;[.E321]&amp;&quot; &quot;&amp;[.F321]&amp;&quot; &quot;&amp;[.G321]&amp;&quot; &gt;&gt; &quot;&amp;[.B321]&amp;&quot;.csv; echo &quot;&amp;[.A321]" office:value-type="string" office:string-value="./l input/basicmath2020-01-191653.nvt 32 16 1024 7.5 2.5 &gt;&gt; basicmath2020-01-191653.nvt.csv; echo 50" calcext:value-type="string">
            <text:p>./l input/basicmath2020-01-191653.nvt 32 16 1024 7.5 2.5 &gt;&gt; basicmath2020-01-191653.nvt.csv; echo 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22]&amp;&quot; &quot;&amp;[.C322]&amp;&quot; &quot;&amp;[.D322]&amp;&quot; &quot;&amp;[.E322]&amp;&quot; &quot;&amp;[.F322]&amp;&quot; &quot;&amp;[.G322]&amp;&quot; &gt;&gt; &quot;&amp;[.B322]&amp;&quot;.csv; echo &quot;&amp;[.A322]" office:value-type="string" office:string-value="./l input/basicmath2020-01-191653.nvt 64 16 1024 7.5 2.5 &gt;&gt; basicmath2020-01-191653.nvt.csv; echo 51" calcext:value-type="string">
            <text:p>./l input/basicmath2020-01-191653.nvt 64 16 1024 7.5 2.5 &gt;&gt; basicmath2020-01-191653.nvt.csv; echo 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23]&amp;&quot; &quot;&amp;[.C323]&amp;&quot; &quot;&amp;[.D323]&amp;&quot; &quot;&amp;[.E323]&amp;&quot; &quot;&amp;[.F323]&amp;&quot; &quot;&amp;[.G323]&amp;&quot; &gt;&gt; &quot;&amp;[.B323]&amp;&quot;.csv; echo &quot;&amp;[.A323]" office:value-type="string" office:string-value="./l input/basicmath2020-01-191653.nvt 128 16 1024 7.5 2.5 &gt;&gt; basicmath2020-01-191653.nvt.csv; echo 52" calcext:value-type="string">
            <text:p>./l input/basicmath2020-01-191653.nvt 128 16 1024 7.5 2.5 &gt;&gt; basicmath2020-01-191653.nvt.csv; echo 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24]&amp;&quot; &quot;&amp;[.C324]&amp;&quot; &quot;&amp;[.D324]&amp;&quot; &quot;&amp;[.E324]&amp;&quot; &quot;&amp;[.F324]&amp;&quot; &quot;&amp;[.G324]&amp;&quot; &gt;&gt; &quot;&amp;[.B324]&amp;&quot;.csv; echo &quot;&amp;[.A324]" office:value-type="string" office:string-value="./l input/basicmath2020-01-191653.nvt 16 32 1024 7.5 2.5 &gt;&gt; basicmath2020-01-191653.nvt.csv; echo 53" calcext:value-type="string">
            <text:p>./l input/basicmath2020-01-191653.nvt 16 32 1024 7.5 2.5 &gt;&gt; basicmath2020-01-191653.nvt.csv; echo 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25]&amp;&quot; &quot;&amp;[.C325]&amp;&quot; &quot;&amp;[.D325]&amp;&quot; &quot;&amp;[.E325]&amp;&quot; &quot;&amp;[.F325]&amp;&quot; &quot;&amp;[.G325]&amp;&quot; &gt;&gt; &quot;&amp;[.B325]&amp;&quot;.csv; echo &quot;&amp;[.A325]" office:value-type="string" office:string-value="./l input/basicmath2020-01-191653.nvt 32 32 1024 7.5 2.5 &gt;&gt; basicmath2020-01-191653.nvt.csv; echo 54" calcext:value-type="string">
            <text:p>./l input/basicmath2020-01-191653.nvt 32 32 1024 7.5 2.5 &gt;&gt; basicmath2020-01-191653.nvt.csv; echo 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26]&amp;&quot; &quot;&amp;[.C326]&amp;&quot; &quot;&amp;[.D326]&amp;&quot; &quot;&amp;[.E326]&amp;&quot; &quot;&amp;[.F326]&amp;&quot; &quot;&amp;[.G326]&amp;&quot; &gt;&gt; &quot;&amp;[.B326]&amp;&quot;.csv; echo &quot;&amp;[.A326]" office:value-type="string" office:string-value="./l input/basicmath2020-01-191653.nvt 64 32 1024 7.5 2.5 &gt;&gt; basicmath2020-01-191653.nvt.csv; echo 55" calcext:value-type="string">
            <text:p>./l input/basicmath2020-01-191653.nvt 64 32 1024 7.5 2.5 &gt;&gt; basicmath2020-01-191653.nvt.csv; echo 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27]&amp;&quot; &quot;&amp;[.C327]&amp;&quot; &quot;&amp;[.D327]&amp;&quot; &quot;&amp;[.E327]&amp;&quot; &quot;&amp;[.F327]&amp;&quot; &quot;&amp;[.G327]&amp;&quot; &gt;&gt; &quot;&amp;[.B327]&amp;&quot;.csv; echo &quot;&amp;[.A327]" office:value-type="string" office:string-value="./l input/basicmath2020-01-191653.nvt 128 32 1024 7.5 2.5 &gt;&gt; basicmath2020-01-191653.nvt.csv; echo 56" calcext:value-type="string">
            <text:p>./l input/basicmath2020-01-191653.nvt 128 32 1024 7.5 2.5 &gt;&gt; basicmath2020-01-191653.nvt.csv; echo 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28]&amp;&quot; &quot;&amp;[.C328]&amp;&quot; &quot;&amp;[.D328]&amp;&quot; &quot;&amp;[.E328]&amp;&quot; &quot;&amp;[.F328]&amp;&quot; &quot;&amp;[.G328]&amp;&quot; &gt;&gt; &quot;&amp;[.B328]&amp;&quot;.csv; echo &quot;&amp;[.A328]" office:value-type="string" office:string-value="./l input/basicmath2020-01-191653.nvt 16 16 8192 7.5 2.5 &gt;&gt; basicmath2020-01-191653.nvt.csv; echo 57" calcext:value-type="string">
            <text:p>./l input/basicmath2020-01-191653.nvt 16 16 8192 7.5 2.5 &gt;&gt; basicmath2020-01-191653.nvt.csv; echo 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asicmath2020-01-191653.nv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29]&amp;&quot; &quot;&amp;[.C329]&amp;&quot; &quot;&amp;[.D329]&amp;&quot; &quot;&amp;[.E329]&amp;&quot; &quot;&amp;[.F329]&amp;&quot; &quot;&amp;[.G329]&amp;&quot; &gt;&gt; &quot;&amp;[.B329]&amp;&quot;.csv; echo &quot;&amp;[.A329]" office:value-type="string" office:string-value="./l input/basicmath2020-01-191653.nvt 32 16 8192 7.5 2.5 &gt;&gt; basicmath2020-01-191653.nvt.csv; echo 58" calcext:value-type="string">
            <text:p>./l input/basicmath2020-01-191653.nvt 32 16 8192 7.5 2.5 &gt;&gt; basicmath2020-01-191653.nvt.csv; echo 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30]&amp;&quot; &quot;&amp;[.C330]&amp;&quot; &quot;&amp;[.D330]&amp;&quot; &quot;&amp;[.E330]&amp;&quot; &quot;&amp;[.F330]&amp;&quot; &quot;&amp;[.G330]&amp;&quot; &gt;&gt; &quot;&amp;[.B330]&amp;&quot;.csv; echo &quot;&amp;[.A330]" office:value-type="string" office:string-value="./l input/basicmath2020-01-191653.nvt 64 16 8192 7.5 2.5 &gt;&gt; basicmath2020-01-191653.nvt.csv; echo 59" calcext:value-type="string">
            <text:p>./l input/basicmath2020-01-191653.nvt 64 16 8192 7.5 2.5 &gt;&gt; basicmath2020-01-191653.nvt.csv; echo 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31]&amp;&quot; &quot;&amp;[.C331]&amp;&quot; &quot;&amp;[.D331]&amp;&quot; &quot;&amp;[.E331]&amp;&quot; &quot;&amp;[.F331]&amp;&quot; &quot;&amp;[.G331]&amp;&quot; &gt;&gt; &quot;&amp;[.B331]&amp;&quot;.csv; echo &quot;&amp;[.A331]" office:value-type="string" office:string-value="./l input/basicmath2020-01-191653.nvt 128 16 8192 7.5 2.5 &gt;&gt; basicmath2020-01-191653.nvt.csv; echo 60" calcext:value-type="string">
            <text:p>./l input/basicmath2020-01-191653.nvt 128 16 8192 7.5 2.5 &gt;&gt; basicmath2020-01-191653.nvt.csv; echo 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32]&amp;&quot; &quot;&amp;[.C332]&amp;&quot; &quot;&amp;[.D332]&amp;&quot; &quot;&amp;[.E332]&amp;&quot; &quot;&amp;[.F332]&amp;&quot; &quot;&amp;[.G332]&amp;&quot; &gt;&gt; &quot;&amp;[.B332]&amp;&quot;.csv; echo &quot;&amp;[.A332]" office:value-type="string" office:string-value="./l input/basicmath2020-01-191653.nvt 16 32 8192 7.5 2.5 &gt;&gt; basicmath2020-01-191653.nvt.csv; echo 61" calcext:value-type="string">
            <text:p>./l input/basicmath2020-01-191653.nvt 16 32 8192 7.5 2.5 &gt;&gt; basicmath2020-01-191653.nvt.csv; echo 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asicmath2020-01-191653.nv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33]&amp;&quot; &quot;&amp;[.C333]&amp;&quot; &quot;&amp;[.D333]&amp;&quot; &quot;&amp;[.E333]&amp;&quot; &quot;&amp;[.F333]&amp;&quot; &quot;&amp;[.G333]&amp;&quot; &gt;&gt; &quot;&amp;[.B333]&amp;&quot;.csv; echo &quot;&amp;[.A333]" office:value-type="string" office:string-value="./l input/basicmath2020-01-191653.nvt 32 32 8192 7.5 2.5 &gt;&gt; basicmath2020-01-191653.nvt.csv; echo 62" calcext:value-type="string">
            <text:p>./l input/basicmath2020-01-191653.nvt 32 32 8192 7.5 2.5 &gt;&gt; basicmath2020-01-191653.nvt.csv; echo 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sicmath2020-01-191653.nvt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34]&amp;&quot; &quot;&amp;[.C334]&amp;&quot; &quot;&amp;[.D334]&amp;&quot; &quot;&amp;[.E334]&amp;&quot; &quot;&amp;[.F334]&amp;&quot; &quot;&amp;[.G334]&amp;&quot; &gt;&gt; &quot;&amp;[.B334]&amp;&quot;.csv; echo &quot;&amp;[.A334]" office:value-type="string" office:string-value="./l input/basicmath2020-01-191653.nvt 64 32 8192 7.5 2.5 &gt;&gt; basicmath2020-01-191653.nvt.csv; echo 63" calcext:value-type="string">
            <text:p>./l input/basicmath2020-01-191653.nvt 64 32 8192 7.5 2.5 &gt;&gt; basicmath2020-01-191653.nvt.csv; echo 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asicmath2020-01-191653.nv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2.5</text:p>
          </table:table-cell>
          <table:table-cell table:formula="of:=&quot;./l input/&quot;&amp;[.B335]&amp;&quot; &quot;&amp;[.C335]&amp;&quot; &quot;&amp;[.D335]&amp;&quot; &quot;&amp;[.E335]&amp;&quot; &quot;&amp;[.F335]&amp;&quot; &quot;&amp;[.G335]&amp;&quot; &gt;&gt; &quot;&amp;[.B335]&amp;&quot;.csv; echo &quot;&amp;[.A335]" office:value-type="string" office:string-value="./l input/basicmath2020-01-191653.nvt 128 32 8192 7.5 2.5 &gt;&gt; basicmath2020-01-191653.nvt.csv; echo 64" calcext:value-type="string">
            <text:p>./l input/basicmath2020-01-191653.nvt 128 32 8192 7.5 2.5 &gt;&gt; basicmath2020-01-191653.nvt.csv; echo 64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>
            <text:p>Promoted</text:p>
          </table:table-cell>
          <table:table-cell table:style-name="ce4" office:value-type="string" calcext:value-type="string">
            <text:p>Demoted</text:p>
          </table:table-cell>
          <table:table-cell office:value-type="string" calcext:value-type="string">
            <text:p>Writes DRAM</text:p>
          </table:table-cell>
          <table:table-cell office:value-type="string" calcext:value-type="string">
            <text:p>Writes PCM</text:p>
          </table:table-cell>
          <table:table-cell office:value-type="string" calcext:value-type="string">
            <text:p>Total writes</text:p>
          </table:table-cell>
          <table:table-cell office:value-type="string" calcext:value-type="string">
            <text:p>Reads on DRAM</text:p>
          </table:table-cell>
          <table:table-cell office:value-type="string" calcext:value-type="string">
            <text:p>Reads on PCM</text:p>
          </table:table-cell>
          <table:table-cell table:style-name="ce4" office:value-type="string" calcext:value-type="string">
            <text:p>Total reads</text:p>
          </table:table-cell>
          <table:table-cell office:value-type="string" calcext:value-type="string">
            <text:p>Pages on memory</text:p>
          </table:table-cell>
          <table:table-cell table:style-name="ce4" office:value-type="string" calcext:value-type="string">
            <text:p>DESLOC</text:p>
          </table:table-cell>
          <table:table-cell office:value-type="string" calcext:value-type="string">
            <text:p>BUFFER_SIZE</text:p>
          </table:table-cell>
          <table:table-cell office:value-type="string" calcext:value-type="string">
            <text:p>TIME_TO_MIGRATE</text:p>
          </table:table-cell>
          <table:table-cell office:value-type="string" calcext:value-type="string">
            <text:p>COUNTERS_SIZE</text:p>
          </table:table-cell>
          <table:table-cell office:value-type="string" calcext:value-type="string">
            <text:p>PROMOTE_VALUE</text:p>
          </table:table-cell>
          <table:table-cell office:value-type="string" calcext:value-type="string">
            <text:p>DEMOTE_VAL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87" calcext:value-type="float">
            <text:p>20287</text:p>
          </table:table-cell>
          <table:table-cell office:value-type="float" office:value="450819" calcext:value-type="float">
            <text:p>450819</text:p>
          </table:table-cell>
          <table:table-cell office:value-type="float" office:value="12126" calcext:value-type="float">
            <text:p>121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9747" calcext:value-type="float">
            <text:p>839747</text:p>
          </table:table-cell>
          <table:table-cell office:value-type="float" office:value="12748" calcext:value-type="float">
            <text:p>1274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20" calcext:value-type="float">
            <text:p>20220</text:p>
          </table:table-cell>
          <table:table-cell office:value-type="float" office:value="460080" calcext:value-type="float">
            <text:p>460080</text:p>
          </table:table-cell>
          <table:table-cell office:value-type="float" office:value="2865" calcext:value-type="float">
            <text:p>286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007" calcext:value-type="float">
            <text:p>849007</text:p>
          </table:table-cell>
          <table:table-cell office:value-type="float" office:value="3488" calcext:value-type="float">
            <text:p>348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75" calcext:value-type="float">
            <text:p>39275</text:p>
          </table:table-cell>
          <table:table-cell office:value-type="float" office:value="439986" calcext:value-type="float">
            <text:p>439986</text:p>
          </table:table-cell>
          <table:table-cell office:value-type="float" office:value="22959" calcext:value-type="float">
            <text:p>2295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8427" calcext:value-type="float">
            <text:p>828427</text:p>
          </table:table-cell>
          <table:table-cell office:value-type="float" office:value="24068" calcext:value-type="float">
            <text:p>2406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4767" calcext:value-type="float">
            <text:p>74767</text:p>
          </table:table-cell>
          <table:table-cell office:value-type="float" office:value="404759" calcext:value-type="float">
            <text:p>404759</text:p>
          </table:table-cell>
          <table:table-cell office:value-type="float" office:value="58186" calcext:value-type="float">
            <text:p>5818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91487" calcext:value-type="float">
            <text:p>791487</text:p>
          </table:table-cell>
          <table:table-cell office:value-type="float" office:value="61008" calcext:value-type="float">
            <text:p>610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386" calcext:value-type="float">
            <text:p>147386</text:p>
          </table:table-cell>
          <table:table-cell office:value-type="float" office:value="377009" calcext:value-type="float">
            <text:p>377009</text:p>
          </table:table-cell>
          <table:table-cell office:value-type="float" office:value="85936" calcext:value-type="float">
            <text:p>8593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61522" calcext:value-type="float">
            <text:p>761522</text:p>
          </table:table-cell>
          <table:table-cell office:value-type="float" office:value="90973" calcext:value-type="float">
            <text:p>9097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65" calcext:value-type="float">
            <text:p>20265</text:p>
          </table:table-cell>
          <table:table-cell office:value-type="float" office:value="460442" calcext:value-type="float">
            <text:p>460442</text:p>
          </table:table-cell>
          <table:table-cell office:value-type="float" office:value="2503" calcext:value-type="float">
            <text:p>250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367" calcext:value-type="float">
            <text:p>849367</text:p>
          </table:table-cell>
          <table:table-cell office:value-type="float" office:value="3128" calcext:value-type="float">
            <text:p>312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486" calcext:value-type="float">
            <text:p>39486</text:p>
          </table:table-cell>
          <table:table-cell office:value-type="float" office:value="432942" calcext:value-type="float">
            <text:p>432942</text:p>
          </table:table-cell>
          <table:table-cell office:value-type="float" office:value="30003" calcext:value-type="float">
            <text:p>3000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1390" calcext:value-type="float">
            <text:p>821390</text:p>
          </table:table-cell>
          <table:table-cell office:value-type="float" office:value="31105" calcext:value-type="float">
            <text:p>31105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427" calcext:value-type="float">
            <text:p>75427</text:p>
          </table:table-cell>
          <table:table-cell office:value-type="float" office:value="392657" calcext:value-type="float">
            <text:p>392657</text:p>
          </table:table-cell>
          <table:table-cell office:value-type="float" office:value="70288" calcext:value-type="float">
            <text:p>70288</text:p>
          </table:table-cell>
          <table:table-cell office:value-type="float" office:value="462945" calcext:value-type="float">
            <text:p>462945</text:p>
          </table:table-cell>
          <table:table-cell office:value-type="float" office:value="779387" calcext:value-type="float">
            <text:p>779387</text:p>
          </table:table-cell>
          <table:table-cell office:value-type="float" office:value="73108" calcext:value-type="float">
            <text:p>731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462746" calcext:value-type="float">
            <text:p>462746</text:p>
          </table:table-cell>
          <table:table-cell office:value-type="float" office:value="199" calcext:value-type="float">
            <text:p>19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36" calcext:value-type="float">
            <text:p>852236</text:p>
          </table:table-cell>
          <table:table-cell office:value-type="float" office:value="259" calcext:value-type="float">
            <text:p>2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30" calcext:value-type="float">
            <text:p>5030</text:p>
          </table:table-cell>
          <table:table-cell office:value-type="float" office:value="455392" calcext:value-type="float">
            <text:p>455392</text:p>
          </table:table-cell>
          <table:table-cell office:value-type="float" office:value="7553" calcext:value-type="float">
            <text:p>755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4824" calcext:value-type="float">
            <text:p>844824</text:p>
          </table:table-cell>
          <table:table-cell office:value-type="float" office:value="7671" calcext:value-type="float">
            <text:p>7671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08" calcext:value-type="float">
            <text:p>9708</text:p>
          </table:table-cell>
          <table:table-cell office:value-type="float" office:value="443067" calcext:value-type="float">
            <text:p>443067</text:p>
          </table:table-cell>
          <table:table-cell office:value-type="float" office:value="19878" calcext:value-type="float">
            <text:p>1987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2205" calcext:value-type="float">
            <text:p>832205</text:p>
          </table:table-cell>
          <table:table-cell office:value-type="float" office:value="20290" calcext:value-type="float">
            <text:p>20290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52" calcext:value-type="float">
            <text:p>19252</text:p>
          </table:table-cell>
          <table:table-cell office:value-type="float" office:value="429223" calcext:value-type="float">
            <text:p>429223</text:p>
          </table:table-cell>
          <table:table-cell office:value-type="float" office:value="33722" calcext:value-type="float">
            <text:p>33722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7999" calcext:value-type="float">
            <text:p>817999</text:p>
          </table:table-cell>
          <table:table-cell office:value-type="float" office:value="34496" calcext:value-type="float">
            <text:p>3449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462719" calcext:value-type="float">
            <text:p>462719</text:p>
          </table:table-cell>
          <table:table-cell office:value-type="float" office:value="226" calcext:value-type="float">
            <text:p>2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09" calcext:value-type="float">
            <text:p>852209</text:p>
          </table:table-cell>
          <table:table-cell office:value-type="float" office:value="286" calcext:value-type="float">
            <text:p>28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9" calcext:value-type="float">
            <text:p>5049</text:p>
          </table:table-cell>
          <table:table-cell office:value-type="float" office:value="455720" calcext:value-type="float">
            <text:p>455720</text:p>
          </table:table-cell>
          <table:table-cell office:value-type="float" office:value="7225" calcext:value-type="float">
            <text:p>722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5149" calcext:value-type="float">
            <text:p>845149</text:p>
          </table:table-cell>
          <table:table-cell office:value-type="float" office:value="7346" calcext:value-type="float">
            <text:p>734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1" calcext:value-type="float">
            <text:p>9821</text:p>
          </table:table-cell>
          <table:table-cell office:value-type="float" office:value="440705" calcext:value-type="float">
            <text:p>440705</text:p>
          </table:table-cell>
          <table:table-cell office:value-type="float" office:value="22240" calcext:value-type="float">
            <text:p>22240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9836" calcext:value-type="float">
            <text:p>829836</text:p>
          </table:table-cell>
          <table:table-cell office:value-type="float" office:value="22659" calcext:value-type="float">
            <text:p>226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</table:table>
      <table:table table:name="Sheet4" table:style-name="ta1">
        <table:table-column table:style-name="co2" table:number-columns-repeated="15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87" calcext:value-type="float">
            <text:p>20287</text:p>
          </table:table-cell>
          <table:table-cell office:value-type="float" office:value="450819" calcext:value-type="float">
            <text:p>450819</text:p>
          </table:table-cell>
          <table:table-cell office:value-type="float" office:value="12126" calcext:value-type="float">
            <text:p>121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9747" calcext:value-type="float">
            <text:p>839747</text:p>
          </table:table-cell>
          <table:table-cell office:value-type="float" office:value="12748" calcext:value-type="float">
            <text:p>1274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20" calcext:value-type="float">
            <text:p>20220</text:p>
          </table:table-cell>
          <table:table-cell office:value-type="float" office:value="460080" calcext:value-type="float">
            <text:p>460080</text:p>
          </table:table-cell>
          <table:table-cell office:value-type="float" office:value="2865" calcext:value-type="float">
            <text:p>286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007" calcext:value-type="float">
            <text:p>849007</text:p>
          </table:table-cell>
          <table:table-cell office:value-type="float" office:value="3488" calcext:value-type="float">
            <text:p>348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75" calcext:value-type="float">
            <text:p>39275</text:p>
          </table:table-cell>
          <table:table-cell office:value-type="float" office:value="439986" calcext:value-type="float">
            <text:p>439986</text:p>
          </table:table-cell>
          <table:table-cell office:value-type="float" office:value="22959" calcext:value-type="float">
            <text:p>2295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8427" calcext:value-type="float">
            <text:p>828427</text:p>
          </table:table-cell>
          <table:table-cell office:value-type="float" office:value="24068" calcext:value-type="float">
            <text:p>2406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4767" calcext:value-type="float">
            <text:p>74767</text:p>
          </table:table-cell>
          <table:table-cell office:value-type="float" office:value="404759" calcext:value-type="float">
            <text:p>404759</text:p>
          </table:table-cell>
          <table:table-cell office:value-type="float" office:value="58186" calcext:value-type="float">
            <text:p>5818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91487" calcext:value-type="float">
            <text:p>791487</text:p>
          </table:table-cell>
          <table:table-cell office:value-type="float" office:value="61008" calcext:value-type="float">
            <text:p>610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386" calcext:value-type="float">
            <text:p>147386</text:p>
          </table:table-cell>
          <table:table-cell office:value-type="float" office:value="377009" calcext:value-type="float">
            <text:p>377009</text:p>
          </table:table-cell>
          <table:table-cell office:value-type="float" office:value="85936" calcext:value-type="float">
            <text:p>8593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61522" calcext:value-type="float">
            <text:p>761522</text:p>
          </table:table-cell>
          <table:table-cell office:value-type="float" office:value="90973" calcext:value-type="float">
            <text:p>9097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65" calcext:value-type="float">
            <text:p>20265</text:p>
          </table:table-cell>
          <table:table-cell office:value-type="float" office:value="460442" calcext:value-type="float">
            <text:p>460442</text:p>
          </table:table-cell>
          <table:table-cell office:value-type="float" office:value="2503" calcext:value-type="float">
            <text:p>250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367" calcext:value-type="float">
            <text:p>849367</text:p>
          </table:table-cell>
          <table:table-cell office:value-type="float" office:value="3128" calcext:value-type="float">
            <text:p>312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486" calcext:value-type="float">
            <text:p>39486</text:p>
          </table:table-cell>
          <table:table-cell office:value-type="float" office:value="432942" calcext:value-type="float">
            <text:p>432942</text:p>
          </table:table-cell>
          <table:table-cell office:value-type="float" office:value="30003" calcext:value-type="float">
            <text:p>3000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1390" calcext:value-type="float">
            <text:p>821390</text:p>
          </table:table-cell>
          <table:table-cell office:value-type="float" office:value="31105" calcext:value-type="float">
            <text:p>31105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427" calcext:value-type="float">
            <text:p>75427</text:p>
          </table:table-cell>
          <table:table-cell office:value-type="float" office:value="392657" calcext:value-type="float">
            <text:p>392657</text:p>
          </table:table-cell>
          <table:table-cell office:value-type="float" office:value="70288" calcext:value-type="float">
            <text:p>70288</text:p>
          </table:table-cell>
          <table:table-cell office:value-type="float" office:value="462945" calcext:value-type="float">
            <text:p>462945</text:p>
          </table:table-cell>
          <table:table-cell office:value-type="float" office:value="779387" calcext:value-type="float">
            <text:p>779387</text:p>
          </table:table-cell>
          <table:table-cell office:value-type="float" office:value="73108" calcext:value-type="float">
            <text:p>731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462746" calcext:value-type="float">
            <text:p>462746</text:p>
          </table:table-cell>
          <table:table-cell office:value-type="float" office:value="199" calcext:value-type="float">
            <text:p>19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36" calcext:value-type="float">
            <text:p>852236</text:p>
          </table:table-cell>
          <table:table-cell office:value-type="float" office:value="259" calcext:value-type="float">
            <text:p>2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30" calcext:value-type="float">
            <text:p>5030</text:p>
          </table:table-cell>
          <table:table-cell office:value-type="float" office:value="455392" calcext:value-type="float">
            <text:p>455392</text:p>
          </table:table-cell>
          <table:table-cell office:value-type="float" office:value="7553" calcext:value-type="float">
            <text:p>755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4824" calcext:value-type="float">
            <text:p>844824</text:p>
          </table:table-cell>
          <table:table-cell office:value-type="float" office:value="7671" calcext:value-type="float">
            <text:p>7671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08" calcext:value-type="float">
            <text:p>9708</text:p>
          </table:table-cell>
          <table:table-cell office:value-type="float" office:value="443067" calcext:value-type="float">
            <text:p>443067</text:p>
          </table:table-cell>
          <table:table-cell office:value-type="float" office:value="19878" calcext:value-type="float">
            <text:p>1987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2205" calcext:value-type="float">
            <text:p>832205</text:p>
          </table:table-cell>
          <table:table-cell office:value-type="float" office:value="20290" calcext:value-type="float">
            <text:p>20290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52" calcext:value-type="float">
            <text:p>19252</text:p>
          </table:table-cell>
          <table:table-cell office:value-type="float" office:value="429223" calcext:value-type="float">
            <text:p>429223</text:p>
          </table:table-cell>
          <table:table-cell office:value-type="float" office:value="33722" calcext:value-type="float">
            <text:p>33722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7999" calcext:value-type="float">
            <text:p>817999</text:p>
          </table:table-cell>
          <table:table-cell office:value-type="float" office:value="34496" calcext:value-type="float">
            <text:p>3449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462719" calcext:value-type="float">
            <text:p>462719</text:p>
          </table:table-cell>
          <table:table-cell office:value-type="float" office:value="226" calcext:value-type="float">
            <text:p>2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09" calcext:value-type="float">
            <text:p>852209</text:p>
          </table:table-cell>
          <table:table-cell office:value-type="float" office:value="286" calcext:value-type="float">
            <text:p>28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9" calcext:value-type="float">
            <text:p>5049</text:p>
          </table:table-cell>
          <table:table-cell office:value-type="float" office:value="455720" calcext:value-type="float">
            <text:p>455720</text:p>
          </table:table-cell>
          <table:table-cell office:value-type="float" office:value="7225" calcext:value-type="float">
            <text:p>722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5149" calcext:value-type="float">
            <text:p>845149</text:p>
          </table:table-cell>
          <table:table-cell office:value-type="float" office:value="7346" calcext:value-type="float">
            <text:p>734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1" calcext:value-type="float">
            <text:p>9821</text:p>
          </table:table-cell>
          <table:table-cell office:value-type="float" office:value="440705" calcext:value-type="float">
            <text:p>440705</text:p>
          </table:table-cell>
          <table:table-cell office:value-type="float" office:value="22240" calcext:value-type="float">
            <text:p>22240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9836" calcext:value-type="float">
            <text:p>829836</text:p>
          </table:table-cell>
          <table:table-cell office:value-type="float" office:value="22659" calcext:value-type="float">
            <text:p>226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18:59:46.847164401</meta:creation-date>
    <dc:date>2020-01-19T20:46:44.003252248</dc:date>
    <meta:editing-duration>PT5M3S</meta:editing-duration>
    <meta:editing-cycles>1</meta:editing-cycles>
    <meta:document-statistic meta:table-count="4" meta:cell-count="3089" meta:object-count="0"/>
    <meta:generator>LibreOffice/6.3.4.2$Linux_X86_64 LibreOffice_project/30$Build-2</meta:generator>
  </office:meta>
</office:document-meta>
</file>